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 tableooo:tab-color="#6666ff"/>
    </style:style>
    <style:style style:name="ta2" style:family="table" style:master-page-name="Default">
      <style:table-properties table:display="true" style:writing-mode="lr-tb" tableooo:tab-color="#ff00cc"/>
    </style:style>
    <style:style style:name="ta3" style:family="table" style:master-page-name="Default">
      <style:table-properties table:display="true" style:writing-mode="lr-tb" tableooo:tab-color="#ff3333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dddddd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dddddd" style:vertical-align="bottom"/>
      <style:text-properties style:use-window-font-color="true" style:text-line-through-style="solid" style:text-line-through-type="singl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transparent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dddddd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transparen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13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ddddd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dddddd"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dddddd" style:text-align-source="fix" style:repeat-content="false" style:vertical-align="bottom"/>
      <style:paragraph-properties fo:text-align="end"/>
      <style:text-properties style:use-window-font-color="true" style:text-line-through-style="solid" style:text-line-through-type="singl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/>
    </style:style>
    <style:style style:name="ce18" style:family="table-cell" style:parent-style-name="Default">
      <style:text-properties fo:color="#6666ff"/>
    </style:style>
  </office:automatic-styles>
  <office:body>
    <office:spreadsheet>
      <table:table table:name="Recipe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ish</text:p>
          </table:table-cell>
          <table:table-cell table:style-name="ce1" office:value-type="string" calcext:value-type="string">
            <text:p>Ingredien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easure</text:p>
          </table:table-cell>
          <table:table-cell table:style-name="ce1" office:value-type="string" calcext:value-type="string">
            <text:p>How many people the dish feeds</text:p>
          </table:table-cell>
          <table:table-cell table:style-name="ce9" office:value-type="string" calcext:value-type="string">
            <text:p>Notes</text:p>
          </table:table-cell>
          <table:table-cell table:style-name="ce9" table:number-columns-repeated="1018"/>
        </table:table-row>
        <table:table-row table:style-name="ro1">
          <table:table-cell table:style-name="ce2" office:value-type="string" calcext:value-type="string">
            <text:p>Cereal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2]" office:value-type="string" office:string-value="Cereal" calcext:value-type="string">
            <text:p>Cereal</text:p>
          </table:table-cell>
          <table:table-cell office:value-type="string" calcext:value-type="string">
            <text:p>Joghu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3]" office:value-type="string" office:string-value="Cereal" calcext:value-type="string">
            <text:p>Cereal</text:p>
          </table:table-cell>
          <table:table-cell office:value-type="string" calcext:value-type="string">
            <text:p>Milk (UHT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4]" office:value-type="string" office:string-value="Cereal" calcext:value-type="string">
            <text:p>Cereal</text:p>
          </table:table-cell>
          <table:table-cell office:value-type="string" calcext:value-type="string">
            <text:p>Cornflak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5]" office:value-type="string" office:string-value="Cereal" calcext:value-type="string">
            <text:p>Cereal</text:p>
          </table:table-cell>
          <table:table-cell office:value-type="string" calcext:value-type="string">
            <text:p>Musl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number-columns-repeated="5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Fruit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8]" office:value-type="string" office:string-value="Fruit" calcext:value-type="string">
            <text:p>Fruit</text:p>
          </table:table-cell>
          <table:table-cell office:value-type="string" calcext:value-type="string">
            <text:p>- Banan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ice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9]" office:value-type="string" office:string-value="Fruit" calcext:value-type="string">
            <text:p>Fruit</text:p>
          </table:table-cell>
          <table:table-cell office:value-type="string" calcext:value-type="string">
            <text:p>- Appl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ice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10]" office:value-type="string" office:string-value="Fruit" calcext:value-type="string">
            <text:p>Fruit</text:p>
          </table:table-cell>
          <table:table-cell office:value-type="string" calcext:value-type="string">
            <text:p>- 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ice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number-columns-repeated="5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Bread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13]" office:value-type="string" office:string-value="Bread" calcext:value-type="string">
            <text:p>Bread</text:p>
          </table:table-cell>
          <table:table-cell office:value-type="string" calcext:value-type="string">
            <text:p>Brötch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ice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14]" office:value-type="string" office:string-value="Bread" calcext:value-type="string">
            <text:p>Bread</text:p>
          </table:table-cell>
          <table:table-cell office:value-type="string" calcext:value-type="string">
            <text:p>Brez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ice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15]" office:value-type="string" office:string-value="Bread" calcext:value-type="string">
            <text:p>Bread</text:p>
          </table:table-cell>
          <table:table-cell office:value-type="string" calcext:value-type="string">
            <text:p>But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number-columns-repeated="5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Drinks</text:p>
          </table:table-cell>
          <table:table-cell table:style-name="ce2" table:number-columns-repeated="1022"/>
          <table:table-cell/>
        </table:table-row>
        <table:table-row table:style-name="ro1">
          <table:table-cell table:formula="of:=[.A18]" office:value-type="string" office:string-value="Drinks" calcext:value-type="string">
            <text:p>Drinks</text:p>
          </table:table-cell>
          <table:table-cell office:value-type="string" calcext:value-type="string">
            <text:p>- Orange juice</text:p>
          </table:table-cell>
          <table:table-cell/>
          <table:table-cell office:value-type="string" calcext:value-type="string">
            <text:p>ml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19]" office:value-type="string" office:string-value="Drinks" calcext:value-type="string">
            <text:p>Drinks</text:p>
          </table:table-cell>
          <table:table-cell office:value-type="string" calcext:value-type="string">
            <text:p>- Apple juice</text:p>
          </table:table-cell>
          <table:table-cell/>
          <table:table-cell office:value-type="string" calcext:value-type="string">
            <text:p>ml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20]" office:value-type="string" office:string-value="Drinks" calcext:value-type="string">
            <text:p>Drinks</text:p>
          </table:table-cell>
          <table:table-cell office:value-type="string" calcext:value-type="string">
            <text:p>- Tea</text:p>
          </table:table-cell>
          <table:table-cell/>
          <table:table-cell office:value-type="string" calcext:value-type="string">
            <text:p>bag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21]" office:value-type="string" office:string-value="Drinks" calcext:value-type="string">
            <text:p>Drinks</text:p>
          </table:table-cell>
          <table:table-cell table:style-name="ce6" office:value-type="string" calcext:value-type="string">
            <text:p>- Coffee</text:p>
          </table:table-cell>
          <table:table-cell table:style-name="ce8" table:number-columns-repeated="3"/>
          <table:table-cell table:style-name="ce10"/>
          <table:table-cell table:number-columns-repeated="1018"/>
        </table:table-row>
        <table:table-row table:style-name="ro1">
          <table:table-cell table:formula="of:=[.A22]" office:value-type="string" office:string-value="Drinks" calcext:value-type="string">
            <text:p>Drinks</text:p>
          </table:table-cell>
          <table:table-cell table:style-name="ce6" office:value-type="string" calcext:value-type="string">
            <text:p>- Sugar</text:p>
          </table:table-cell>
          <table:table-cell table:style-name="ce8"/>
          <table:table-cell table:style-name="ce6" office:value-type="string" calcext:value-type="string">
            <text:p>g</text:p>
          </table:table-cell>
          <table:table-cell table:style-name="ce6"/>
          <table:table-cell table:style-name="ce10"/>
          <table:table-cell table:number-columns-repeated="1018"/>
        </table:table-row>
        <table:table-row table:style-name="ro1">
          <table:table-cell table:formula="of:=[.A23]" office:value-type="string" office:string-value="Drinks" calcext:value-type="string">
            <text:p>Drinks</text:p>
          </table:table-cell>
          <table:table-cell table:style-name="ce6" office:value-type="string" calcext:value-type="string">
            <text:p>- Milk</text:p>
          </table:table-cell>
          <table:table-cell table:style-name="ce8"/>
          <table:table-cell table:style-name="ce3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5"/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Egg sandwiches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26]" office:value-type="string" office:string-value="Egg sandwiches" calcext:value-type="string">
            <text:p>Egg sandwiches</text:p>
          </table:table-cell>
          <table:table-cell office:value-type="string" calcext:value-type="string">
            <text:p>3 hard-boiled eggs, chopp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gg</text:p>
          </table:table-cell>
          <table:table-cell table:number-columns-repeated="1020"/>
        </table:table-row>
        <table:table-row table:style-name="ro1">
          <table:table-cell table:formula="of:=[.A27]" office:value-type="string" office:string-value="Egg sandwiches" calcext:value-type="string">
            <text:p>Egg sandwiches</text:p>
          </table:table-cell>
          <table:table-cell office:value-type="string" calcext:value-type="string">
            <text:p>1/3 spring onio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onion</text:p>
          </table:table-cell>
          <table:table-cell table:number-columns-repeated="1020"/>
        </table:table-row>
        <table:table-row table:style-name="ro1">
          <table:table-cell table:formula="of:=[.A28]" office:value-type="string" office:string-value="Egg sandwiches" calcext:value-type="string">
            <text:p>Egg sandwiches</text:p>
          </table:table-cell>
          <table:table-cell office:value-type="string" calcext:value-type="string">
            <text:p>3 lettuce leav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aves</text:p>
          </table:table-cell>
          <table:table-cell table:number-columns-repeated="1020"/>
        </table:table-row>
        <table:table-row table:style-name="ro1">
          <table:table-cell table:formula="of:=[.A29]" office:value-type="string" office:string-value="Egg sandwiches" calcext:value-type="string">
            <text:p>Egg sandwiches</text:p>
          </table:table-cell>
          <table:table-cell office:value-type="string" calcext:value-type="string">
            <text:p>3 tbsp mayonnai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formula="of:=[.A30]" office:value-type="string" office:string-value="Egg sandwiches" calcext:value-type="string">
            <text:p>Egg sandwiches</text:p>
          </table:table-cell>
          <table:table-cell office:value-type="string" calcext:value-type="string">
            <text:p>1 tsp must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ucumber</text:p>
          </table:table-cell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33]" office:value-type="string" office:string-value="Cucumber" calcext:value-type="string">
            <text:p>Cucumber</text:p>
          </table:table-cell>
          <table:table-cell office:value-type="string" calcext:value-type="string">
            <text:p>1 cuc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 table:formula="of:=[.A34]" office:value-type="string" office:string-value="Cucumber" calcext:value-type="string">
            <text:p>Cucumber</text:p>
          </table:table-cell>
          <table:table-cell office:value-type="string" calcext:value-type="string">
            <text:p>185g cream chees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rie / Apple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37]" office:value-type="string" office:string-value="Brie / Apple" calcext:value-type="string">
            <text:p>Brie / Apple</text:p>
          </table:table-cell>
          <table:table-cell office:value-type="string" calcext:value-type="string">
            <text:p>1 ap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 table:formula="of:=[.A38]" office:value-type="string" office:string-value="Brie / Apple" calcext:value-type="string">
            <text:p>Brie / Apple</text:p>
          </table:table-cell>
          <table:table-cell office:value-type="string" calcext:value-type="string">
            <text:p>230g brie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ratwurst / mustard / horseradish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41]" office:value-type="string" office:string-value="Bratwurst / mustard / horseradish" calcext:value-type="string">
            <text:p>Bratwurst / mustard / horseradish</text:p>
          </table:table-cell>
          <table:table-cell office:value-type="string" calcext:value-type="string">
            <text:p>3 sausag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 table:formula="of:=[.A42]" office:value-type="string" office:string-value="Bratwurst / mustard / horseradish" calcext:value-type="string">
            <text:p>Bratwurst / mustard / horseradish</text:p>
          </table:table-cell>
          <table:table-cell office:value-type="string" calcext:value-type="string">
            <text:p>10ml must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43]" office:value-type="string" office:string-value="Bratwurst / mustard / horseradish" calcext:value-type="string">
            <text:p>Bratwurst / mustard / horseradish</text:p>
          </table:table-cell>
          <table:table-cell office:value-type="string" calcext:value-type="string">
            <text:p>10ml horseradi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eef / Sausages / Bratwurst</text:p>
          </table:table-cell>
          <table:table-cell table:style-name="ce7" table:number-columns-repeated="3"/>
          <table:table-cell table:style-name="ce4" table:formula="of:=[.C47]/200" office:value-type="float" office:value="0.375" calcext:value-type="float">
            <text:p>0.375</text:p>
          </table:table-cell>
          <table:table-cell table:style-name="ce4" office:value-type="string" calcext:value-type="string">
            <text:p>Should have 200g sides, 200g meat, per person</text:p>
          </table:table-cell>
          <table:table-cell table:style-name="ce12" table:number-columns-repeated="1017"/>
          <table:table-cell/>
        </table:table-row>
        <table:table-row table:style-name="ro1">
          <table:table-cell table:formula="of:=[.A46]" office:value-type="string" office:string-value="Beef / Sausages / Bratwurst" calcext:value-type="string">
            <text:p>Beef / Sausages / Bratwurst</text:p>
          </table:table-cell>
          <table:table-cell office:value-type="string" calcext:value-type="string">
            <text:p>1 sausag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(1 is 75g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Fish / Salmon</text:p>
          </table:table-cell>
          <table:table-cell table:style-name="ce5"/>
          <table:table-cell table:style-name="ce4" table:number-columns-repeated="2"/>
          <table:table-cell table:style-name="ce4" table:formula="of:=[.C50]/200" office:value-type="float" office:value="0.001" calcext:value-type="float">
            <text:p>0.001</text:p>
          </table:table-cell>
          <table:table-cell table:style-name="ce12"/>
          <table:table-cell table:style-name="ce15"/>
          <table:table-cell table:style-name="ce4"/>
          <table:table-cell table:style-name="ce12" table:number-columns-repeated="1015"/>
          <table:table-cell/>
        </table:table-row>
        <table:table-row table:style-name="ro1">
          <table:table-cell table:formula="of:=[.A49]" office:value-type="string" office:string-value="Fish / Salmon" calcext:value-type="string">
            <text:p>Fish / Salmon</text:p>
          </table:table-cell>
          <table:table-cell office:value-type="string" calcext:value-type="string">
            <text:p>??</text:p>
          </table:table-cell>
          <table:table-cell office:value-type="float" office:value="0.2" calcext:value-type="float">
            <text:p>0.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Haloumi</text:p>
          </table:table-cell>
          <table:table-cell table:style-name="ce4"/>
          <table:table-cell table:style-name="ce5" table:number-columns-repeated="2"/>
          <table:table-cell table:style-name="ce4" table:formula="of:=[.C53]/200" office:value-type="float" office:value="0.0015" calcext:value-type="float">
            <text:p>0.0015</text:p>
          </table:table-cell>
          <table:table-cell table:style-name="ce12"/>
          <table:table-cell table:style-name="ce16"/>
          <table:table-cell table:style-name="ce5"/>
          <table:table-cell table:style-name="ce12" table:number-columns-repeated="1015"/>
          <table:table-cell/>
        </table:table-row>
        <table:table-row table:style-name="ro1">
          <table:table-cell table:formula="of:=[.A52]" office:value-type="string" office:string-value="Haloumi" calcext:value-type="string">
            <text:p>Haloumi</text:p>
          </table:table-cell>
          <table:table-cell office:value-type="string" calcext:value-type="string">
            <text:p>??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Fried onions</text:p>
          </table:table-cell>
          <table:table-cell table:style-name="ce4" table:number-columns-repeated="4"/>
          <table:table-cell table:style-name="ce12"/>
          <table:table-cell table:style-name="ce15"/>
          <table:table-cell table:style-name="ce4"/>
          <table:table-cell table:style-name="ce12" table:number-columns-repeated="1015"/>
          <table:table-cell/>
        </table:table-row>
        <table:table-row table:style-name="ro1">
          <table:table-cell table:formula="of:=[.A55]" office:value-type="string" office:string-value="Fried onions" calcext:value-type="string">
            <text:p>Fried onions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auerkraut</text:p>
          </table:table-cell>
          <table:table-cell table:style-name="ce5"/>
          <table:table-cell table:style-name="ce4" table:number-columns-repeated="3"/>
          <table:table-cell table:style-name="ce12"/>
          <table:table-cell table:style-name="ce15"/>
          <table:table-cell table:style-name="ce14"/>
          <table:table-cell table:style-name="ce12" table:number-columns-repeated="1015"/>
          <table:table-cell/>
        </table:table-row>
        <table:table-row table:style-name="ro1">
          <table:table-cell table:formula="of:=[.A58]" office:value-type="string" office:string-value="Sauerkraut" calcext:value-type="string">
            <text:p>Sauerkraut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rn</text:p>
          </table:table-cell>
          <table:table-cell table:style-name="ce4" table:number-columns-repeated="4"/>
          <table:table-cell table:style-name="ce12"/>
          <table:table-cell table:style-name="ce15"/>
          <table:table-cell table:style-name="ce14"/>
          <table:table-cell table:style-name="ce12" table:number-columns-repeated="1015"/>
          <table:table-cell/>
        </table:table-row>
        <table:table-row table:style-name="ro1">
          <table:table-cell table:formula="of:=[.A61]" office:value-type="string" office:string-value="Corn" calcext:value-type="string">
            <text:p>Corn</text:p>
          </table:table-cell>
          <table:table-cell office:value-type="string" calcext:value-type="string">
            <text:p>?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hicken wings</text:p>
          </table:table-cell>
          <table:table-cell table:style-name="ce2" table:number-columns-repeated="3"/>
          <table:table-cell table:style-name="ce2" table:formula="of:=30*[.C65]/200" office:value-type="float" office:value="3.75" calcext:value-type="float">
            <text:p>3.75</text:p>
          </table:table-cell>
          <table:table-cell table:style-name="ce2" table:number-columns-repeated="3"/>
          <table:table-cell table:style-name="ce12" table:number-columns-repeated="1015"/>
          <table:table-cell/>
        </table:table-row>
        <table:table-row table:style-name="ro1">
          <table:table-cell table:formula="of:=[.A64]" office:value-type="string" office:string-value="Chicken wings" calcext:value-type="string">
            <text:p>Chicken wings</text:p>
          </table:table-cell>
          <table:table-cell office:value-type="string" calcext:value-type="string">
            <text:p>Chicken wings (1 is 30g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gs</text:p>
          </table:table-cell>
          <table:table-cell/>
          <table:table-cell office:value-type="string" calcext:value-type="string">
            <text:p>with Ginger &amp; Honey marinade</text:p>
          </table:table-cell>
          <table:table-cell table:number-columns-repeated="1018"/>
        </table:table-row>
        <table:table-row table:style-name="ro1">
          <table:table-cell table:formula="of:=[.A65]" office:value-type="string" office:string-value="Chicken wings" calcext:value-type="string">
            <text:p>Chicken wings</text:p>
          </table:table-cell>
          <table:table-cell office:value-type="string" calcext:value-type="string">
            <text:p>5 spring onions, finely slic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ece</text:p>
          </table:table-cell>
          <table:table-cell/>
          <table:table-cell office:value-type="string" calcext:value-type="string">
            <text:p>http://www.jamieoliver.com/magazine/recipes-view.php?title=ginger-aamp-honey-chicken-wings, does 25 wings</text:p>
          </table:table-cell>
          <table:table-cell table:number-columns-repeated="1018"/>
        </table:table-row>
        <table:table-row table:style-name="ro1">
          <table:table-cell table:formula="of:=[.A66]" office:value-type="string" office:string-value="Chicken wings" calcext:value-type="string">
            <text:p>Chicken wings</text:p>
          </table:table-cell>
          <table:table-cell office:value-type="string" calcext:value-type="string">
            <text:p>5 tbsp hon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formula="of:=[.A67]" office:value-type="string" office:string-value="Chicken wings" calcext:value-type="string">
            <text:p>Chicken wings</text:p>
          </table:table-cell>
          <table:table-cell office:value-type="string" calcext:value-type="string">
            <text:p>• 2 tbsp soy sau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formula="of:=[.A68]" office:value-type="string" office:string-value="Chicken wings" calcext:value-type="string">
            <text:p>Chicken wings</text:p>
          </table:table-cell>
          <table:table-cell office:value-type="string" calcext:value-type="string">
            <text:p>• 1 red chilli, sli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 table:formula="of:=[.A69]" office:value-type="string" office:string-value="Chicken wings" calcext:value-type="string">
            <text:p>Chicken wings</text:p>
          </table:table-cell>
          <table:table-cell office:value-type="string" calcext:value-type="string">
            <text:p>• 1–2 cm ginger, gr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 piece</text:p>
          </table:table-cell>
          <table:table-cell table:number-columns-repeated="1020"/>
        </table:table-row>
        <table:table-row table:style-name="ro1">
          <table:table-cell table:formula="of:=[.A70]" office:value-type="string" office:string-value="Chicken wings" calcext:value-type="string">
            <text:p>Chicken wings</text:p>
          </table:table-cell>
          <table:table-cell office:value-type="string" calcext:value-type="string">
            <text:p>0.625 teaspoon thyme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Veggies in Foil</text:p>
          </table:table-cell>
          <table:table-cell table:style-name="ce2" table:number-columns-repeated="3"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How do you do this in advance?</text:p>
          </table:table-cell>
          <table:table-cell table:style-name="ce2" table:number-columns-repeated="1018"/>
        </table:table-row>
        <table:table-row table:style-name="ro1">
          <table:table-cell table:formula="of:=[.A73]" office:value-type="string" office:string-value="Veggies in Foil" calcext:value-type="string">
            <text:p>Veggies in Foil</text:p>
          </table:table-cell>
          <table:table-cell office:value-type="string" calcext:value-type="string">
            <text:p>2 potatoes cut in batons</text:p>
          </table:table-cell>
          <table:table-cell table:formula="of:=2*180" office:value-type="float" office:value="360" calcext:value-type="float">
            <text:p>36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74]" office:value-type="string" office:string-value="Veggies in Foil" calcext:value-type="string">
            <text:p>Veggies in Foil</text:p>
          </table:table-cell>
          <table:table-cell office:value-type="string" calcext:value-type="string">
            <text:p>4 Carrots cut in batons</text:p>
          </table:table-cell>
          <table:table-cell table:formula="of:=4*75"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75]" office:value-type="string" office:string-value="Veggies in Foil" calcext:value-type="string">
            <text:p>Veggies in Foil</text:p>
          </table:table-cell>
          <table:table-cell office:value-type="string" calcext:value-type="string">
            <text:p>1 On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76]" office:value-type="string" office:string-value="Veggies in Foil" calcext:value-type="string">
            <text:p>Veggies in Foil</text:p>
          </table:table-cell>
          <table:table-cell office:value-type="string" calcext:value-type="string">
            <text:p>Pars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</text:p>
          </table:table-cell>
          <table:table-cell table:number-columns-repeated="1020"/>
        </table:table-row>
        <table:table-row table:style-name="ro1">
          <table:table-cell table:formula="of:=[.A77]" office:value-type="string" office:string-value="Veggies in Foil" calcext:value-type="string">
            <text:p>Veggies in Foil</text:p>
          </table:table-cell>
          <table:table-cell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78]" office:value-type="string" office:string-value="Veggies in Foil" calcext:value-type="string">
            <text:p>Veggies in Foil</text:p>
          </table:table-cell>
          <table:table-cell office:value-type="string" calcext:value-type="string">
            <text:p>Pep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79]" office:value-type="string" office:string-value="Veggies in Foil" calcext:value-type="string">
            <text:p>Veggies in Foil</text:p>
          </table:table-cell>
          <table:table-cell office:value-type="string" calcext:value-type="string">
            <text:p>12 tbsp Butter</text:p>
          </table:table-cell>
          <table:table-cell table:formula="of:=12*15" office:value-type="float" office:value="180" calcext:value-type="float">
            <text:p>18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uscous salad</text:p>
          </table:table-cell>
          <table:table-cell table:style-name="ce2" table:number-columns-repeated="3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o either Potato or Couscous?</text:p>
          </table:table-cell>
          <table:table-cell table:style-name="ce2" table:number-columns-repeated="1017"/>
          <table:table-cell/>
        </table:table-row>
        <table:table-row table:style-name="ro1">
          <table:table-cell table:formula="of:=[.A82]" office:value-type="string" office:string-value="Couscous salad" calcext:value-type="string">
            <text:p>Couscous salad</text:p>
          </table:table-cell>
          <table:table-cell office:value-type="string" calcext:value-type="string">
            <text:p>160g couscou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http://allrecipes.com/recipe/authentic-german-potato-salad/</text:p>
          </table:table-cell>
          <table:table-cell table:number-columns-repeated="1018"/>
        </table:table-row>
        <table:table-row table:style-name="ro1">
          <table:table-cell table:formula="of:=[.A83]" office:value-type="string" office:string-value="Couscous salad" calcext:value-type="string">
            <text:p>Couscous salad</text:p>
          </table:table-cell>
          <table:table-cell office:value-type="string" calcext:value-type="string">
            <text:p>500ml veggie stock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<text:s/>(/8 for side)</text:p>
          </table:table-cell>
          <table:table-cell table:number-columns-repeated="1018"/>
        </table:table-row>
        <table:table-row table:style-name="ro1">
          <table:table-cell table:formula="of:=[.A84]" office:value-type="string" office:string-value="Couscous salad" calcext:value-type="string">
            <text:p>Couscous salad</text:p>
          </table:table-cell>
          <table:table-cell office:value-type="string" calcext:value-type="string">
            <text:p>200g dried apricots, chopped into quarte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85]" office:value-type="string" office:string-value="Couscous salad" calcext:value-type="string">
            <text:p>Couscous salad</text:p>
          </table:table-cell>
          <table:table-cell office:value-type="string" calcext:value-type="string">
            <text:p>100g walnuts, very roughly chopp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86]" office:value-type="string" office:string-value="Couscous salad" calcext:value-type="string">
            <text:p>Couscous salad</text:p>
          </table:table-cell>
          <table:table-cell office:value-type="string" calcext:value-type="string">
            <text:p>100g dried dates (about 8) (these are sticky and thus trick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87]" office:value-type="string" office:string-value="Couscous salad" calcext:value-type="string">
            <text:p>Couscous salad</text:p>
          </table:table-cell>
          <table:table-cell office:value-type="string" calcext:value-type="string">
            <text:p>2 spring onions (finely chopped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 table:formula="of:=[.A88]" office:value-type="string" office:string-value="Couscous salad" calcext:value-type="string">
            <text:p>Couscous salad</text:p>
          </table:table-cell>
          <table:table-cell office:value-type="string" calcext:value-type="string">
            <text:p>some pomegranate seeds (about 1/4 of a fruit)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 table:formula="of:=[.A89]" office:value-type="string" office:string-value="Couscous salad" calcext:value-type="string">
            <text:p>Couscous salad</text:p>
          </table:table-cell>
          <table:table-cell office:value-type="string" calcext:value-type="string">
            <text:p>3 tbsp lemon juice</text:p>
          </table:table-cell>
          <table:table-cell table:formula="of:=3*15"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90]" office:value-type="string" office:string-value="Couscous salad" calcext:value-type="string">
            <text:p>Couscous salad</text:p>
          </table:table-cell>
          <table:table-cell office:value-type="string" calcext:value-type="string">
            <text:p>olive oil</text:p>
          </table:table-cell>
          <table:table-cell table:formula="of:=15*6" office:value-type="float" office:value="90" calcext:value-type="float">
            <text:p>9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y Zitronensaft 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German Potato Salad</text:p>
          </table:table-cell>
          <table:table-cell table:style-name="ce2" table:number-columns-repeated="3"/>
          <table:table-cell table:style-name="ce4" office:value-type="float" office:value="16" calcext:value-type="float">
            <text:p>16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93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3 cups diced (can be unpeeled)</text:p>
          </table:table-cell>
          <table:table-cell table:formula="of:=3*325" office:value-type="float" office:value="975" calcext:value-type="float">
            <text:p>97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94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4 slices bacon</text:p>
          </table:table-cell>
          <table:table-cell table:number-columns-repeated="1022"/>
        </table:table-row>
        <table:table-row table:style-name="ro1">
          <table:table-cell table:formula="of:=[.A95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1 small onion, dice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96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1/4 cup white vinegar</text:p>
          </table:table-cell>
          <table:table-cell table:formula="of:=250/4" office:value-type="float" office:value="62.5" calcext:value-type="float">
            <text:p>62.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97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2 tablespoons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formula="of:=[.A98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1 tablespoons white sug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formula="of:=[.A99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1 teaspoon 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100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1/8 teaspoon ground black pepper</text:p>
          </table:table-cell>
          <table:table-cell table:formula="of:=1/8" office:value-type="float" office:value="0.125" calcext:value-type="float">
            <text:p>0.1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101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1 tablespoon chopped fresh pars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style-name="ce13"/>
          <table:table-cell table:number-columns-repeated="1018"/>
        </table:table-row>
        <table:table-row table:style-name="ro1">
          <table:table-cell table:style-name="ce2" office:value-type="string" calcext:value-type="string">
            <text:p>Sweet Potato and Black bean chili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14" office:value-type="string" calcext:value-type="string">
            <text:p><text:s/>(/4 for main)</text:p>
          </table:table-cell>
          <table:table-cell table:style-name="ce2" table:number-columns-repeated="1017"/>
          <table:table-cell/>
        </table:table-row>
        <table:table-row table:style-name="ro1">
          <table:table-cell table:formula="of:=[.A104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1 tablespoon plus 2 teaspoons extra-virgin olive oil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105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1 medium-large sweet potato, peeled and diced (250g)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06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1 large onion, diced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07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4 cloves garlic, min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ves</text:p>
          </table:table-cell>
          <table:table-cell table:number-columns-repeated="1020"/>
        </table:table-row>
        <table:table-row table:style-name="ro1">
          <table:table-cell table:formula="of:=[.A108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2 tablespoons chili pow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formula="of:=[.A109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4 teaspoons ground cu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110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1/2 teaspoon ground chipotle chile (see Note)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111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1/4 teaspoon salt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112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2 1/2 cups water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cups</text:p>
          </table:table-cell>
          <table:table-cell table:number-columns-repeated="1020"/>
        </table:table-row>
        <table:table-row table:style-name="ro1">
          <table:table-cell table:formula="of:=[.A113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2 15-ounce cans black beans, rinsed</text:p>
          </table:table-cell>
          <table:table-cell office:value-type="float" office:value="212.6215" calcext:value-type="float">
            <text:p>212.621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14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1 14-ounce can diced tomatoes</text:p>
          </table:table-cell>
          <table:table-cell office:value-type="float" office:value="99.2" calcext:value-type="float">
            <text:p>99.2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15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4 teaspoons lime ju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116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1/2 cup chopped fresh cilantro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cup</text:p>
          </table:table-cell>
          <table:table-cell table:number-columns-repeated="1020"/>
        </table:table-row>
        <table:table-row table:style-name="ro1">
          <table:table-cell table:formula="of:=[.A117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2 teaspoons unsweetened cocoa powder</text:p>
          </table:table-cell>
          <table:table-cell table:number-columns-repeated="3"/>
          <table:table-cell table:style-name="ce13"/>
          <table:table-cell table:number-columns-repeated="1018"/>
        </table:table-row>
        <table:table-row table:style-name="ro1">
          <table:table-cell table:formula="of:=[.A118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¼ teaspoon ground cinnamon</text:p>
          </table:table-cell>
          <table:table-cell table:number-columns-repeated="3"/>
          <table:table-cell table:style-name="ce1"/>
          <table:table-cell table:number-columns-repeated="1018"/>
        </table:table-row>
        <table:table-row table:style-name="ro1">
          <table:table-cell table:formula="of:=[.A119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avoc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 table:formula="of:=[.A120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crem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1018"/>
        </table:table-row>
        <table:table-row table:style-name="ro1">
          <table:table-cell table:formula="of:=[.A121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Ric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1018"/>
        </table:table-row>
        <table:table-row table:style-name="ro1">
          <table:table-cell table:formula="of:=[.A122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oaf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Clafourtis</text:p>
          </table:table-cell>
          <table:table-cell table:style-name="ce2" table:number-columns-repeated="4"/>
          <table:table-cell table:style-name="ce2" office:value-type="string" calcext:value-type="string">
            <text:p>No oven - so this can't be done</text:p>
          </table:table-cell>
          <table:table-cell table:style-name="ce2" table:number-columns-repeated="1017"/>
          <table:table-cell/>
        </table:table-row>
        <table:table-row table:style-name="ro1">
          <table:table-cell table:formula="of:=[.A126]" office:value-type="string" office:string-value="Clafourtis" calcext:value-type="string">
            <text:p>Clafourtis</text:p>
          </table:table-cell>
          <table:table-cell office:value-type="string" calcext:value-type="string">
            <text:p>250g <text:s/>cherries or green apples or peaches in a ca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27]" office:value-type="string" office:string-value="Clafourtis" calcext:value-type="string">
            <text:p>Clafourtis</text:p>
          </table:table-cell>
          <table:table-cell office:value-type="string" calcext:value-type="string">
            <text:p>75g sugar powd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28]" office:value-type="string" office:string-value="Clafourtis" calcext:value-type="string">
            <text:p>Clafourtis</text:p>
          </table:table-cell>
          <table:table-cell office:value-type="string" calcext:value-type="string">
            <text:p>75g flou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29]" office:value-type="string" office:string-value="Clafourtis" calcext:value-type="string">
            <text:p>Clafourtis</text:p>
          </table:table-cell>
          <table:table-cell office:value-type="string" calcext:value-type="string">
            <text:p>50g butt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30]" office:value-type="string" office:string-value="Clafourtis" calcext:value-type="string">
            <text:p>Clafourtis</text:p>
          </table:table-cell>
          <table:table-cell office:value-type="string" calcext:value-type="string">
            <text:p>2 eg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gg</text:p>
          </table:table-cell>
          <table:table-cell table:number-columns-repeated="1020"/>
        </table:table-row>
        <table:table-row table:style-name="ro1">
          <table:table-cell table:formula="of:=[.A131]" office:value-type="string" office:string-value="Clafourtis" calcext:value-type="string">
            <text:p>Clafourtis</text:p>
          </table:table-cell>
          <table:table-cell office:value-type="string" calcext:value-type="string">
            <text:p>33 ml milk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132]" office:value-type="string" office:string-value="Clafourtis" calcext:value-type="string">
            <text:p>Clafourtis</text:p>
          </table:table-cell>
          <table:table-cell office:value-type="string" calcext:value-type="string">
            <text:p>200 ml creme fraich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133]" office:value-type="string" office:string-value="Clafourtis" calcext:value-type="string">
            <text:p>Clafourtis</text:p>
          </table:table-cell>
          <table:table-cell office:value-type="string" calcext:value-type="string">
            <text:p>1 pinch 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ch</text:p>
          </table:table-cell>
          <table:table-cell table:number-columns-repeated="1020"/>
        </table:table-row>
        <table:table-row table:style-name="ro1">
          <table:table-cell table:formula="of:=[.A134]" office:value-type="string" office:string-value="Clafourtis" calcext:value-type="string">
            <text:p>Clafourtis</text:p>
          </table:table-cell>
          <table:table-cell office:value-type="string" calcext:value-type="string">
            <text:p>1 sachet vanill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h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ustard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137]" office:value-type="string" office:string-value="Custard" calcext:value-type="string">
            <text:p>Custard</text:p>
          </table:table-cell>
          <table:table-cell office:value-type="string" calcext:value-type="string">
            <text:p>1 cup (250ml) milk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138]" office:value-type="string" office:string-value="Custard" calcext:value-type="string">
            <text:p>Custard</text:p>
          </table:table-cell>
          <table:table-cell office:value-type="string" calcext:value-type="string">
            <text:p>1 e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ggs</text:p>
          </table:table-cell>
          <table:table-cell table:number-columns-repeated="1020"/>
        </table:table-row>
        <table:table-row table:style-name="ro1">
          <table:table-cell table:formula="of:=[.A139]" office:value-type="string" office:string-value="Custard" calcext:value-type="string">
            <text:p>Custard</text:p>
          </table:table-cell>
          <table:table-cell office:value-type="string" calcext:value-type="string">
            <text:p>2 tbsps CSR Golden Syru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140]" office:value-type="string" office:string-value="Custard" calcext:value-type="string">
            <text:p>Custard</text:p>
          </table:table-cell>
          <table:table-cell office:value-type="string" calcext:value-type="string">
            <text:p>1 tbsp cornfl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formula="of:=[.A141]" office:value-type="string" office:string-value="Custard" calcext:value-type="string">
            <text:p>Custard</text:p>
          </table:table-cell>
          <table:table-cell office:value-type="string" calcext:value-type="string">
            <text:p>1/2 tsp vanil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142]" office:value-type="string" office:string-value="Custard" calcext:value-type="string">
            <text:p>Custard</text:p>
          </table:table-cell>
          <table:table-cell office:value-type="string" calcext:value-type="string">
            <text:p>3/4 banan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eac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nack platter</text:p>
          </table:table-cell>
          <table:table-cell table:style-name="ce2" table:number-columns-repeated="1023"/>
        </table:table-row>
        <table:table-row table:style-name="ro1">
          <table:table-cell table:formula="of:=[.A145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hummus </text:p>
          </table:table-cell>
          <table:table-cell table:number-columns-repeated="1022"/>
        </table:table-row>
        <table:table-row table:style-name="ro1">
          <table:table-cell table:formula="of:=[.A146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pita</text:p>
          </table:table-cell>
          <table:table-cell table:number-columns-repeated="1022"/>
        </table:table-row>
        <table:table-row table:style-name="ro1">
          <table:table-cell table:formula="of:=[.A147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veggies</text:p>
          </table:table-cell>
          <table:table-cell table:number-columns-repeated="1022"/>
        </table:table-row>
        <table:table-row table:style-name="ro1">
          <table:table-cell table:formula="of:=[.A148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fruit</text:p>
          </table:table-cell>
          <table:table-cell table:number-columns-repeated="1022"/>
        </table:table-row>
        <table:table-row table:style-name="ro1">
          <table:table-cell table:formula="of:=[.A149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cookies</text:p>
          </table:table-cell>
          <table:table-cell table:number-columns-repeated="1022"/>
        </table:table-row>
        <table:table-row table:style-name="ro1">
          <table:table-cell table:formula="of:=[.A150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crisp</text:p>
          </table:table-cell>
          <table:table-cell table:number-columns-repeated="1022"/>
        </table:table-row>
        <table:table-row table:style-name="ro1">
          <table:table-cell table:formula="of:=[.A151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brezeln</text:p>
          </table:table-cell>
          <table:table-cell table:number-columns-repeated="1022"/>
        </table:table-row>
        <table:table-row table:style-name="ro1">
          <table:table-cell table:formula="of:=[.A152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salz stangen</text:p>
          </table:table-cell>
          <table:table-cell table:number-columns-repeated="1022"/>
        </table:table-row>
        <table:table-row table:style-name="ro1">
          <table:table-cell table:formula="of:=[.A153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frischekäse</text:p>
          </table:table-cell>
          <table:table-cell table:number-columns-repeated="1022"/>
        </table:table-row>
      </table:table>
      <table:table table:name="Proportions" table:style-name="ta1">
        <table:table-column table:style-name="co1" table:number-columns-repeated="2" table:default-cell-style-name="Default"/>
        <table:table-column table:style-name="co1" table:default-cell-style-name="ce17"/>
        <table:table-column table:style-name="co1" table:default-cell-style-name="Default"/>
        <table:table-row table:style-name="ro1">
          <table:table-cell office:value-type="string" calcext:value-type="string">
            <text:p>Meal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Proportion of the course that this dish accounts for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ereal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formula="of:=[.A2]" office:value-type="string" office:string-value="Breakfast" calcext:value-type="string">
            <text:p>Breakfas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rui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3]" office:value-type="string" office:string-value="Breakfast" calcext:value-type="string">
            <text:p>Breakfas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formula="of:=[.A4]" office:value-type="string" office:string-value="Breakfast" calcext:value-type="string">
            <text:p>Breakfast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Drin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Egg sandwiches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formula="of:=[.A7]" office:value-type="string" office:string-value="Lunch" calcext:value-type="string">
            <text:p>Lunch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Cucumber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formula="of:=[.A8]" office:value-type="string" office:string-value="Lunch" calcext:value-type="string">
            <text:p>Lunch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Brie / Apple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formula="of:=[.A9]" office:value-type="string" office:string-value="Lunch" calcext:value-type="string">
            <text:p>Lunch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Bratwurst / mustard / horseradish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Beef / Sausages / Bratwurst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formula="of:=[.A12]" office:value-type="string" office:string-value="BBQ" calcext:value-type="string">
            <text:p>BBQ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Fish / Sal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]" office:value-type="string" office:string-value="BBQ" calcext:value-type="string">
            <text:p>BBQ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Haloumi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formula="of:=[.A14]" office:value-type="string" office:string-value="BBQ" calcext:value-type="string">
            <text:p>BBQ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Chicken wing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Sauerkra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7]" office:value-type="string" office:string-value="BBQ" calcext:value-type="string">
            <text:p>BB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Cor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8]" office:value-type="string" office:string-value="BBQ" calcext:value-type="string">
            <text:p>BB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Fried onions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formula="of:=[.A19]" office:value-type="string" office:string-value="BBQ" calcext:value-type="string">
            <text:p>BB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Veggies in Foil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formula="of:=[.A20]" office:value-type="string" office:string-value="BBQ" calcext:value-type="string">
            <text:p>BB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Couscous sal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formula="of:=[.A21]" office:value-type="string" office:string-value="BBQ" calcext:value-type="string">
            <text:p>BB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German Potato Sal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nne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Sweet Potato and Black bean chi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ssert</text:p>
          </table:table-cell>
          <table:table-cell office:value-type="string" calcext:value-type="string">
            <text:p>Sweet stuff</text:p>
          </table:table-cell>
          <table:table-cell office:value-type="string" calcext:value-type="string">
            <text:p>Clafourt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6]" office:value-type="string" office:string-value="Dessert" calcext:value-type="string">
            <text:p>Dessert</text:p>
          </table:table-cell>
          <table:table-cell office:value-type="string" calcext:value-type="string">
            <text:p>Sweet stuff</text:p>
          </table:table-cell>
          <table:table-cell office:value-type="string" calcext:value-type="string">
            <text:p>Cust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7]" office:value-type="string" office:string-value="Dessert" calcext:value-type="string">
            <text:p>Dessert</text:p>
          </table:table-cell>
          <table:table-cell office:value-type="string" calcext:value-type="string">
            <text:p>Drinks?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nack break</text:p>
          </table:table-cell>
          <table:table-cell table:number-columns-repeated="3"/>
        </table:table-row>
        <table:table-row table:style-name="ro1" table:number-rows-repeated="104854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Dat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eal</text:p>
          </table:table-cell>
          <table:table-cell office:value-type="string" calcext:value-type="string">
            <text:p>Friday, 18 July?</text:p>
          </table:table-cell>
          <table:table-cell office:value-type="string" calcext:value-type="string">
            <text:p>Saturday, 19 July?</text:p>
          </table:table-cell>
          <table:table-cell office:value-type="string" calcext:value-type="string">
            <text:p>Sunday, 20 July?</text:p>
          </table:table-cell>
          <table:table-cell office:value-type="string" calcext:value-type="string">
            <text:p>Monday, 21 July?</text:p>
          </table:table-cell>
        </table:table-row>
      </table:table>
      <table:table table:name="aoeu" table:style-name="ta2">
        <table:table-column table:style-name="co1" table:number-columns-repeated="4" table:default-cell-style-name="ce18"/>
        <table:table-column table:style-name="co1" table:default-cell-style-name="Default"/>
        <table:table-row table:style-name="ro1">
          <table:table-cell table:style-name="Default" table:formula="of:=[Proportions.A1]" office:value-type="string" office:string-value="Meal" calcext:value-type="string">
            <text:p>Meal</text:p>
          </table:table-cell>
          <table:table-cell table:style-name="Default" table:formula="of:=[Proportions.B1]" office:value-type="string" office:string-value="Course" calcext:value-type="string">
            <text:p>Course</text:p>
          </table:table-cell>
          <table:table-cell table:style-name="Default" table:formula="of:=[Proportions.C1]" office:value-type="string" office:string-value="Dish" calcext:value-type="string">
            <text:p>Dish</text:p>
          </table:table-cell>
          <table:table-cell table:style-name="Default" table:formula="of:=[Proportions.D1]" office:value-type="string" office:string-value="Proportion of the course that this dish accounts for" calcext:value-type="string">
            <text:p>Proportion of the course that this dish accounts for</text:p>
          </table:table-cell>
          <table:table-cell/>
        </table:table-row>
        <table:table-row table:style-name="ro1">
          <table:table-cell table:formula="of:=[Proportions.A2]" office:value-type="string" office:string-value="Breakfast" calcext:value-type="string">
            <text:p>Breakfast</text:p>
          </table:table-cell>
          <table:table-cell table:formula="of:=[Proportions.B2]" office:value-type="string" office:string-value="Food" calcext:value-type="string">
            <text:p>Food</text:p>
          </table:table-cell>
          <table:table-cell table:formula="of:=[Proportions.C2]" office:value-type="string" office:string-value="Cereal" calcext:value-type="string">
            <text:p>Cereal</text:p>
          </table:table-cell>
          <table:table-cell table:formula="of:=[Proportions.D2]" office:value-type="float" office:value="0.25" calcext:value-type="float">
            <text:p>0.25</text:p>
          </table:table-cell>
          <table:table-cell table:formula="of:=VLOOKUP([.C2];[Recipes.A2:.D222];3)" office:value-type="float" office:value="4" calcext:value-type="float">
            <text:p>4</text:p>
          </table:table-cell>
        </table:table-row>
        <table:table-row table:style-name="ro1">
          <table:table-cell table:formula="of:=[Proportions.A3]" office:value-type="string" office:string-value="Breakfast" calcext:value-type="string">
            <text:p>Breakfast</text:p>
          </table:table-cell>
          <table:table-cell table:formula="of:=[Proportions.B3]" office:value-type="string" office:string-value="Food" calcext:value-type="string">
            <text:p>Food</text:p>
          </table:table-cell>
          <table:table-cell table:formula="of:=[Proportions.C3]" office:value-type="string" office:string-value="Fruit" calcext:value-type="string">
            <text:p>Fruit</text:p>
          </table:table-cell>
          <table:table-cell table:formula="of:=[Proportions.D3]" office:value-type="float" office:value="0.5" calcext:value-type="float">
            <text:p>0.5</text:p>
          </table:table-cell>
          <table:table-cell table:formula="of:=VLOOKUP([.C3];[Recipes.A3:.D223];3)" office:value-type="float" office:value="90" calcext:value-type="float">
            <text:p>90</text:p>
          </table:table-cell>
        </table:table-row>
        <table:table-row table:style-name="ro1">
          <table:table-cell table:formula="of:=[Proportions.A4]" office:value-type="string" office:string-value="Breakfast" calcext:value-type="string">
            <text:p>Breakfast</text:p>
          </table:table-cell>
          <table:table-cell table:formula="of:=[Proportions.B4]" office:value-type="string" office:string-value="Food" calcext:value-type="string">
            <text:p>Food</text:p>
          </table:table-cell>
          <table:table-cell table:formula="of:=[Proportions.C4]" office:value-type="string" office:string-value="Bread" calcext:value-type="string">
            <text:p>Bread</text:p>
          </table:table-cell>
          <table:table-cell table:formula="of:=[Proportions.D4]" office:value-type="float" office:value="0.25" calcext:value-type="float">
            <text:p>0.25</text:p>
          </table:table-cell>
          <table:table-cell table:formula="of:=VLOOKUP([.C4];[Recipes.A4:.D224];3)" office:value-type="string" office:string-value="" calcext:value-type="error">
            <text:p>#N/A</text:p>
          </table:table-cell>
        </table:table-row>
        <table:table-row table:style-name="ro1">
          <table:table-cell table:formula="of:=[Proportions.A5]" office:value-type="string" office:string-value="Breakfast" calcext:value-type="string">
            <text:p>Breakfast</text:p>
          </table:table-cell>
          <table:table-cell table:formula="of:=[Proportions.B5]" office:value-type="string" office:string-value="Drink" calcext:value-type="string">
            <text:p>Drink</text:p>
          </table:table-cell>
          <table:table-cell table:formula="of:=[Proportions.C5]" office:value-type="string" office:string-value="Drinks" calcext:value-type="string">
            <text:p>Drinks</text:p>
          </table:table-cell>
          <table:table-cell table:formula="of:=[Proportions.D5]" office:value-type="float" office:value="1" calcext:value-type="float">
            <text:p>1</text:p>
          </table:table-cell>
          <table:table-cell table:formula="of:=VLOOKUP([.C5];[Recipes.A5:.D225];3)" office:value-type="float" office:value="90" calcext:value-type="float">
            <text:p>90</text:p>
          </table:table-cell>
        </table:table-row>
        <table:table-row table:style-name="ro1">
          <table:table-cell table:formula="of:=[Proportions.A6]" office:value-type="float" office:value="0" calcext:value-type="float">
            <text:p>0</text:p>
          </table:table-cell>
          <table:table-cell table:formula="of:=[Proportions.B6]" office:value-type="float" office:value="0" calcext:value-type="float">
            <text:p>0</text:p>
          </table:table-cell>
          <table:table-cell table:formula="of:=[Proportions.C6]" office:value-type="float" office:value="0" calcext:value-type="float">
            <text:p>0</text:p>
          </table:table-cell>
          <table:table-cell table:formula="of:=[Proportions.D6]" office:value-type="float" office:value="0" calcext:value-type="float">
            <text:p>0</text:p>
          </table:table-cell>
          <table:table-cell table:formula="of:=VLOOKUP([.C6];[Recipes.A6:.D226];3)" office:value-type="string" office:string-value="" calcext:value-type="error">
            <text:p>#N/A</text:p>
          </table:table-cell>
        </table:table-row>
        <table:table-row table:style-name="ro1">
          <table:table-cell table:formula="of:=[Proportions.A7]" office:value-type="string" office:string-value="Lunch" calcext:value-type="string">
            <text:p>Lunch</text:p>
          </table:table-cell>
          <table:table-cell table:formula="of:=[Proportions.B7]" office:value-type="string" office:string-value="Sandwich" calcext:value-type="string">
            <text:p>Sandwich</text:p>
          </table:table-cell>
          <table:table-cell table:formula="of:=[Proportions.C7]" office:value-type="string" office:string-value="Egg sandwiches" calcext:value-type="string">
            <text:p>Egg sandwiches</text:p>
          </table:table-cell>
          <table:table-cell table:formula="of:=[Proportions.D7]" office:value-type="float" office:value="0.25" calcext:value-type="float">
            <text:p>0.25</text:p>
          </table:table-cell>
          <table:table-cell table:formula="of:=VLOOKUP([.C7];[Recipes.A7:.D227];3)" office:value-type="string" office:string-value="" calcext:value-type="error">
            <text:p>#N/A</text:p>
          </table:table-cell>
        </table:table-row>
        <table:table-row table:style-name="ro1">
          <table:table-cell table:formula="of:=[Proportions.A8]" office:value-type="string" office:string-value="Lunch" calcext:value-type="string">
            <text:p>Lunch</text:p>
          </table:table-cell>
          <table:table-cell table:formula="of:=[Proportions.B8]" office:value-type="string" office:string-value="Sandwich" calcext:value-type="string">
            <text:p>Sandwich</text:p>
          </table:table-cell>
          <table:table-cell table:formula="of:=[Proportions.C8]" office:value-type="string" office:string-value="Cucumber" calcext:value-type="string">
            <text:p>Cucumber</text:p>
          </table:table-cell>
          <table:table-cell table:formula="of:=[Proportions.D8]" office:value-type="float" office:value="0.25" calcext:value-type="float">
            <text:p>0.25</text:p>
          </table:table-cell>
          <table:table-cell table:formula="of:=VLOOKUP([.C8];[Recipes.A8:.D228];3)" office:value-type="string" office:string-value="" calcext:value-type="error">
            <text:p>#N/A</text:p>
          </table:table-cell>
        </table:table-row>
        <table:table-row table:style-name="ro1">
          <table:table-cell table:formula="of:=[Proportions.A9]" office:value-type="string" office:string-value="Lunch" calcext:value-type="string">
            <text:p>Lunch</text:p>
          </table:table-cell>
          <table:table-cell table:formula="of:=[Proportions.B9]" office:value-type="string" office:string-value="Sandwich" calcext:value-type="string">
            <text:p>Sandwich</text:p>
          </table:table-cell>
          <table:table-cell table:formula="of:=[Proportions.C9]" office:value-type="string" office:string-value="Brie / Apple" calcext:value-type="string">
            <text:p>Brie / Apple</text:p>
          </table:table-cell>
          <table:table-cell table:formula="of:=[Proportions.D9]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formula="of:=[Proportions.A10]" office:value-type="string" office:string-value="Lunch" calcext:value-type="string">
            <text:p>Lunch</text:p>
          </table:table-cell>
          <table:table-cell table:formula="of:=[Proportions.B10]" office:value-type="string" office:string-value="Sandwich" calcext:value-type="string">
            <text:p>Sandwich</text:p>
          </table:table-cell>
          <table:table-cell table:formula="of:=[Proportions.C10]" office:value-type="string" office:string-value="Bratwurst / mustard / horseradish" calcext:value-type="string">
            <text:p>Bratwurst / mustard / horseradish</text:p>
          </table:table-cell>
          <table:table-cell table:formula="of:=[Proportions.D10]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formula="of:=[Proportions.A11]" office:value-type="float" office:value="0" calcext:value-type="float">
            <text:p>0</text:p>
          </table:table-cell>
          <table:table-cell table:formula="of:=[Proportions.B11]" office:value-type="float" office:value="0" calcext:value-type="float">
            <text:p>0</text:p>
          </table:table-cell>
          <table:table-cell table:formula="of:=[Proportions.C11]" office:value-type="float" office:value="0" calcext:value-type="float">
            <text:p>0</text:p>
          </table:table-cell>
          <table:table-cell table:formula="of:=[Proportions.D1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Proportions.A12]" office:value-type="string" office:string-value="BBQ" calcext:value-type="string">
            <text:p>BBQ</text:p>
          </table:table-cell>
          <table:table-cell table:formula="of:=[Proportions.B12]" office:value-type="string" office:string-value="Meat" calcext:value-type="string">
            <text:p>Meat</text:p>
          </table:table-cell>
          <table:table-cell table:formula="of:=[Proportions.C12]" office:value-type="string" office:string-value="Beef / Sausages / Bratwurst" calcext:value-type="string">
            <text:p>Beef / Sausages / Bratwurst</text:p>
          </table:table-cell>
          <table:table-cell table:formula="of:=[Proportions.D12]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formula="of:=[Proportions.A13]" office:value-type="string" office:string-value="BBQ" calcext:value-type="string">
            <text:p>BBQ</text:p>
          </table:table-cell>
          <table:table-cell table:formula="of:=[Proportions.B13]" office:value-type="string" office:string-value="Meat" calcext:value-type="string">
            <text:p>Meat</text:p>
          </table:table-cell>
          <table:table-cell table:formula="of:=[Proportions.C13]" office:value-type="string" office:string-value="Fish / Salmon" calcext:value-type="string">
            <text:p>Fish / Salmon</text:p>
          </table:table-cell>
          <table:table-cell table:formula="of:=[Proportions.D1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Proportions.A14]" office:value-type="string" office:string-value="BBQ" calcext:value-type="string">
            <text:p>BBQ</text:p>
          </table:table-cell>
          <table:table-cell table:formula="of:=[Proportions.B14]" office:value-type="string" office:string-value="Meat" calcext:value-type="string">
            <text:p>Meat</text:p>
          </table:table-cell>
          <table:table-cell table:formula="of:=[Proportions.C14]" office:value-type="string" office:string-value="Haloumi" calcext:value-type="string">
            <text:p>Haloumi</text:p>
          </table:table-cell>
          <table:table-cell table:formula="of:=[Proportions.D14]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formula="of:=[Proportions.A15]" office:value-type="string" office:string-value="BBQ" calcext:value-type="string">
            <text:p>BBQ</text:p>
          </table:table-cell>
          <table:table-cell table:formula="of:=[Proportions.B15]" office:value-type="string" office:string-value="Meat" calcext:value-type="string">
            <text:p>Meat</text:p>
          </table:table-cell>
          <table:table-cell table:formula="of:=[Proportions.C15]" office:value-type="string" office:string-value="Chicken wings" calcext:value-type="string">
            <text:p>Chicken wings</text:p>
          </table:table-cell>
          <table:table-cell table:formula="of:=[Proportions.D1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Proportions.A16]" office:value-type="float" office:value="0" calcext:value-type="float">
            <text:p>0</text:p>
          </table:table-cell>
          <table:table-cell table:formula="of:=[Proportions.B16]" office:value-type="float" office:value="0" calcext:value-type="float">
            <text:p>0</text:p>
          </table:table-cell>
          <table:table-cell table:formula="of:=[Proportions.C16]" office:value-type="float" office:value="0" calcext:value-type="float">
            <text:p>0</text:p>
          </table:table-cell>
          <table:table-cell table:formula="of:=[Proportions.D1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Proportions.A17]" office:value-type="string" office:string-value="BBQ" calcext:value-type="string">
            <text:p>BBQ</text:p>
          </table:table-cell>
          <table:table-cell table:formula="of:=[Proportions.B17]" office:value-type="string" office:string-value="Side" calcext:value-type="string">
            <text:p>Side</text:p>
          </table:table-cell>
          <table:table-cell table:formula="of:=[Proportions.C17]" office:value-type="string" office:string-value="Sauerkraut" calcext:value-type="string">
            <text:p>Sauerkraut</text:p>
          </table:table-cell>
          <table:table-cell table:formula="of:=[Proportions.D1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Proportions.A18]" office:value-type="string" office:string-value="BBQ" calcext:value-type="string">
            <text:p>BBQ</text:p>
          </table:table-cell>
          <table:table-cell table:formula="of:=[Proportions.B18]" office:value-type="string" office:string-value="Side" calcext:value-type="string">
            <text:p>Side</text:p>
          </table:table-cell>
          <table:table-cell table:formula="of:=[Proportions.C18]" office:value-type="string" office:string-value="Corn" calcext:value-type="string">
            <text:p>Corn</text:p>
          </table:table-cell>
          <table:table-cell table:formula="of:=[Proportions.D1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Proportions.A19]" office:value-type="string" office:string-value="BBQ" calcext:value-type="string">
            <text:p>BBQ</text:p>
          </table:table-cell>
          <table:table-cell table:formula="of:=[Proportions.B19]" office:value-type="string" office:string-value="Side" calcext:value-type="string">
            <text:p>Side</text:p>
          </table:table-cell>
          <table:table-cell table:formula="of:=[Proportions.C19]" office:value-type="string" office:string-value="Fried onions" calcext:value-type="string">
            <text:p>Fried onions</text:p>
          </table:table-cell>
          <table:table-cell table:formula="of:=[Proportions.D19]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formula="of:=[Proportions.A20]" office:value-type="string" office:string-value="BBQ" calcext:value-type="string">
            <text:p>BBQ</text:p>
          </table:table-cell>
          <table:table-cell table:formula="of:=[Proportions.B20]" office:value-type="string" office:string-value="Side" calcext:value-type="string">
            <text:p>Side</text:p>
          </table:table-cell>
          <table:table-cell table:formula="of:=[Proportions.C20]" office:value-type="string" office:string-value="Veggies in Foil" calcext:value-type="string">
            <text:p>Veggies in Foil</text:p>
          </table:table-cell>
          <table:table-cell table:formula="of:=[Proportions.D20]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formula="of:=[Proportions.A21]" office:value-type="string" office:string-value="BBQ" calcext:value-type="string">
            <text:p>BBQ</text:p>
          </table:table-cell>
          <table:table-cell table:formula="of:=[Proportions.B21]" office:value-type="string" office:string-value="Side" calcext:value-type="string">
            <text:p>Side</text:p>
          </table:table-cell>
          <table:table-cell table:formula="of:=[Proportions.C21]" office:value-type="string" office:string-value="Couscous salad" calcext:value-type="string">
            <text:p>Couscous salad</text:p>
          </table:table-cell>
          <table:table-cell table:formula="of:=[Proportions.D21]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formula="of:=[Proportions.A22]" office:value-type="string" office:string-value="BBQ" calcext:value-type="string">
            <text:p>BBQ</text:p>
          </table:table-cell>
          <table:table-cell table:formula="of:=[Proportions.B22]" office:value-type="string" office:string-value="Side" calcext:value-type="string">
            <text:p>Side</text:p>
          </table:table-cell>
          <table:table-cell table:formula="of:=[Proportions.C22]" office:value-type="string" office:string-value="German Potato Salad" calcext:value-type="string">
            <text:p>German Potato Salad</text:p>
          </table:table-cell>
          <table:table-cell table:formula="of:=[Proportions.D22]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formula="of:=[Proportions.A23]" office:value-type="float" office:value="0" calcext:value-type="float">
            <text:p>0</text:p>
          </table:table-cell>
          <table:table-cell table:formula="of:=[Proportions.B23]" office:value-type="float" office:value="0" calcext:value-type="float">
            <text:p>0</text:p>
          </table:table-cell>
          <table:table-cell table:formula="of:=[Proportions.C23]" office:value-type="float" office:value="0" calcext:value-type="float">
            <text:p>0</text:p>
          </table:table-cell>
          <table:table-cell table:formula="of:=[Proportions.D2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Proportions.A24]" office:value-type="string" office:string-value="Dinner" calcext:value-type="string">
            <text:p>Dinner</text:p>
          </table:table-cell>
          <table:table-cell table:formula="of:=[Proportions.B24]" office:value-type="string" office:string-value="Main" calcext:value-type="string">
            <text:p>Main</text:p>
          </table:table-cell>
          <table:table-cell table:formula="of:=[Proportions.C24]" office:value-type="string" office:string-value="Sweet Potato and Black bean chili" calcext:value-type="string">
            <text:p>Sweet Potato and Black bean chili</text:p>
          </table:table-cell>
          <table:table-cell table:formula="of:=[Proportions.D24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Proportions.A25]" office:value-type="float" office:value="0" calcext:value-type="float">
            <text:p>0</text:p>
          </table:table-cell>
          <table:table-cell table:formula="of:=[Proportions.B25]" office:value-type="float" office:value="0" calcext:value-type="float">
            <text:p>0</text:p>
          </table:table-cell>
          <table:table-cell table:formula="of:=[Proportions.C25]" office:value-type="float" office:value="0" calcext:value-type="float">
            <text:p>0</text:p>
          </table:table-cell>
          <table:table-cell table:formula="of:=[Proportions.D2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Proportions.A26]" office:value-type="string" office:string-value="Dessert" calcext:value-type="string">
            <text:p>Dessert</text:p>
          </table:table-cell>
          <table:table-cell table:formula="of:=[Proportions.B26]" office:value-type="string" office:string-value="Sweet stuff" calcext:value-type="string">
            <text:p>Sweet stuff</text:p>
          </table:table-cell>
          <table:table-cell table:formula="of:=[Proportions.C26]" office:value-type="string" office:string-value="Clafourtis" calcext:value-type="string">
            <text:p>Clafourtis</text:p>
          </table:table-cell>
          <table:table-cell table:formula="of:=[Proportions.D2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Proportions.A27]" office:value-type="string" office:string-value="Dessert" calcext:value-type="string">
            <text:p>Dessert</text:p>
          </table:table-cell>
          <table:table-cell table:formula="of:=[Proportions.B27]" office:value-type="string" office:string-value="Sweet stuff" calcext:value-type="string">
            <text:p>Sweet stuff</text:p>
          </table:table-cell>
          <table:table-cell table:formula="of:=[Proportions.C27]" office:value-type="string" office:string-value="Custard" calcext:value-type="string">
            <text:p>Custard</text:p>
          </table:table-cell>
          <table:table-cell table:formula="of:=[Proportions.D27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Proportions.A28]" office:value-type="string" office:string-value="Dessert" calcext:value-type="string">
            <text:p>Dessert</text:p>
          </table:table-cell>
          <table:table-cell table:formula="of:=[Proportions.B28]" office:value-type="string" office:string-value="Drinks?" calcext:value-type="string">
            <text:p>Drinks?</text:p>
          </table:table-cell>
          <table:table-cell table:formula="of:=[Proportions.C28]" office:value-type="string" office:string-value="???" calcext:value-type="string">
            <text:p>???</text:p>
          </table:table-cell>
          <table:table-cell table:formula="of:=[Proportions.D2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Proportions.A29]" office:value-type="float" office:value="0" calcext:value-type="float">
            <text:p>0</text:p>
          </table:table-cell>
          <table:table-cell table:formula="of:=[Proportions.B29]" office:value-type="float" office:value="0" calcext:value-type="float">
            <text:p>0</text:p>
          </table:table-cell>
          <table:table-cell table:formula="of:=[Proportions.C29]" office:value-type="float" office:value="0" calcext:value-type="float">
            <text:p>0</text:p>
          </table:table-cell>
          <table:table-cell table:formula="of:=[Proportions.D2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Proportions.A30]" office:value-type="string" office:string-value="Snack break" calcext:value-type="string">
            <text:p>Snack break</text:p>
          </table:table-cell>
          <table:table-cell table:formula="of:=[Proportions.B30]" office:value-type="float" office:value="0" calcext:value-type="float">
            <text:p>0</text:p>
          </table:table-cell>
          <table:table-cell table:formula="of:=[Proportions.C30]" office:value-type="float" office:value="0" calcext:value-type="float">
            <text:p>0</text:p>
          </table:table-cell>
          <table:table-cell table:formula="of:=[Proportions.D3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Proportions.A31]" office:value-type="float" office:value="0" calcext:value-type="float">
            <text:p>0</text:p>
          </table:table-cell>
          <table:table-cell table:formula="of:=[Proportions.B31]" office:value-type="float" office:value="0" calcext:value-type="float">
            <text:p>0</text:p>
          </table:table-cell>
          <table:table-cell table:formula="of:=[Proportions.C31]" office:value-type="float" office:value="0" calcext:value-type="float">
            <text:p>0</text:p>
          </table:table-cell>
          <table:table-cell table:formula="of:=[Proportions.D3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Proportions.A32]" office:value-type="float" office:value="0" calcext:value-type="float">
            <text:p>0</text:p>
          </table:table-cell>
          <table:table-cell table:formula="of:=[Proportions.B32]" office:value-type="float" office:value="0" calcext:value-type="float">
            <text:p>0</text:p>
          </table:table-cell>
          <table:table-cell table:formula="of:=[Proportions.C32]" office:value-type="float" office:value="0" calcext:value-type="float">
            <text:p>0</text:p>
          </table:table-cell>
          <table:table-cell table:formula="of:=[Proportions.D3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Proportions.A33]" office:value-type="float" office:value="0" calcext:value-type="float">
            <text:p>0</text:p>
          </table:table-cell>
          <table:table-cell table:formula="of:=[Proportions.B33]" office:value-type="float" office:value="0" calcext:value-type="float">
            <text:p>0</text:p>
          </table:table-cell>
          <table:table-cell table:formula="of:=[Proportions.C33]" office:value-type="float" office:value="0" calcext:value-type="float">
            <text:p>0</text:p>
          </table:table-cell>
          <table:table-cell table:formula="of:=[Proportions.D3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Proportions.A34]" office:value-type="float" office:value="0" calcext:value-type="float">
            <text:p>0</text:p>
          </table:table-cell>
          <table:table-cell table:formula="of:=[Proportions.B34]" office:value-type="float" office:value="0" calcext:value-type="float">
            <text:p>0</text:p>
          </table:table-cell>
          <table:table-cell table:formula="of:=[Proportions.C34]" office:value-type="float" office:value="0" calcext:value-type="float">
            <text:p>0</text:p>
          </table:table-cell>
          <table:table-cell table:formula="of:=[Proportions.D3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Proportions.A35]" office:value-type="float" office:value="0" calcext:value-type="float">
            <text:p>0</text:p>
          </table:table-cell>
          <table:table-cell table:formula="of:=[Proportions.B35]" office:value-type="float" office:value="0" calcext:value-type="float">
            <text:p>0</text:p>
          </table:table-cell>
          <table:table-cell table:formula="of:=[Proportions.C35]" office:value-type="float" office:value="0" calcext:value-type="float">
            <text:p>0</text:p>
          </table:table-cell>
          <table:table-cell table:formula="of:=[Proportions.D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Proportions.A36]" office:value-type="float" office:value="0" calcext:value-type="float">
            <text:p>0</text:p>
          </table:table-cell>
          <table:table-cell table:formula="of:=[Proportions.B36]" office:value-type="float" office:value="0" calcext:value-type="float">
            <text:p>0</text:p>
          </table:table-cell>
          <table:table-cell table:formula="of:=[Proportions.C36]" office:value-type="float" office:value="0" calcext:value-type="float">
            <text:p>0</text:p>
          </table:table-cell>
          <table:table-cell table:formula="of:=[Proportions.D3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Proportions.A37]" office:value-type="float" office:value="0" calcext:value-type="float">
            <text:p>0</text:p>
          </table:table-cell>
          <table:table-cell table:formula="of:=[Proportions.B37]" office:value-type="float" office:value="0" calcext:value-type="float">
            <text:p>0</text:p>
          </table:table-cell>
          <table:table-cell table:formula="of:=[Proportions.C37]" office:value-type="float" office:value="0" calcext:value-type="float">
            <text:p>0</text:p>
          </table:table-cell>
          <table:table-cell table:formula="of:=[Proportions.D3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Proportions.A38]" office:value-type="float" office:value="0" calcext:value-type="float">
            <text:p>0</text:p>
          </table:table-cell>
          <table:table-cell table:formula="of:=[Proportions.B38]" office:value-type="float" office:value="0" calcext:value-type="float">
            <text:p>0</text:p>
          </table:table-cell>
          <table:table-cell table:formula="of:=[Proportions.C38]" office:value-type="float" office:value="0" calcext:value-type="float">
            <text:p>0</text:p>
          </table:table-cell>
          <table:table-cell table:formula="of:=[Proportions.D3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Proportions.A39]" office:value-type="float" office:value="0" calcext:value-type="float">
            <text:p>0</text:p>
          </table:table-cell>
          <table:table-cell table:formula="of:=[Proportions.B39]" office:value-type="float" office:value="0" calcext:value-type="float">
            <text:p>0</text:p>
          </table:table-cell>
          <table:table-cell table:formula="of:=[Proportions.C39]" office:value-type="float" office:value="0" calcext:value-type="float">
            <text:p>0</text:p>
          </table:table-cell>
          <table:table-cell table:formula="of:=[Proportions.D39]" office:value-type="float" office:value="0" calcext:value-type="float">
            <text:p>0</text:p>
          </table:table-cell>
          <table:table-cell/>
        </table:table-row>
      </table:table>
      <table:table table:name="Proportion Recipes" table:style-name="ta2">
        <table:table-column table:style-name="co1" table:number-columns-repeated="5" table:default-cell-style-name="ce18"/>
        <table:table-column table:style-name="co1" table:default-cell-style-name="ce17"/>
        <table:table-column table:style-name="co1" table:number-columns-repeated="1012" table:default-cell-style-name="Default"/>
        <table:table-row table:style-name="ro1">
          <table:table-cell table:formula="of:=[Recipes.A1]" office:value-type="string" office:string-value="Dish" calcext:value-type="string">
            <text:p>Dish</text:p>
          </table:table-cell>
          <table:table-cell table:formula="of:=[Recipes.B1]" office:value-type="string" office:string-value="Ingredient" calcext:value-type="string">
            <text:p>Ingredient</text:p>
          </table:table-cell>
          <table:table-cell table:formula="of:=[Recipes.C1]" office:value-type="string" office:string-value="Quantity" calcext:value-type="string">
            <text:p>Quantity</text:p>
          </table:table-cell>
          <table:table-cell table:formula="of:=[Recipes.D1]" office:value-type="string" office:string-value="Measure" calcext:value-type="string">
            <text:p>Measure</text:p>
          </table:table-cell>
          <table:table-cell table:formula="of:=[Recipes.E1]" office:value-type="string" office:string-value="How many people the dish feeds" calcext:value-type="string">
            <text:p>How many people the dish feeds</text:p>
          </table:table-cell>
          <table:table-cell table:style-name="Default" office:value-type="string" calcext:value-type="string">
            <text:p>How many people this ingredient feeds</text:p>
          </table:table-cell>
          <table:table-cell table:style-name="ce17" office:value-type="string" calcext:value-type="string">
            <text:p>Quantity to feed one person</text:p>
          </table:table-cell>
          <table:table-cell table:style-name="ce17" table:number-columns-repeated="1011"/>
        </table:table-row>
        <table:table-row table:style-name="ro1">
          <table:table-cell table:formula="of:=[Recipes.A2]" office:value-type="string" office:string-value="Cereal" calcext:value-type="string">
            <text:p>Cereal</text:p>
          </table:table-cell>
          <table:table-cell table:formula="of:=[Recipes.B2]" office:value-type="float" office:value="0" calcext:value-type="float">
            <text:p>0</text:p>
          </table:table-cell>
          <table:table-cell table:formula="of:=[Recipes.C2]" office:value-type="float" office:value="0" calcext:value-type="float">
            <text:p>0</text:p>
          </table:table-cell>
          <table:table-cell table:formula="of:=[Recipes.D2]" office:value-type="float" office:value="0" calcext:value-type="float">
            <text:p>0</text:p>
          </table:table-cell>
          <table:table-cell table:formula="of:=IF([Recipes.E2]=&quot;&quot;;[.E1];[Recipes.E2])" office:value-type="float" office:value="1" calcext:value-type="float">
            <text:p>1</text:p>
          </table:table-cell>
          <table:table-cell table:formula="of:=IF([Recipes.E2]=&quot;&quot;;[.F1];[Recipes.E2]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formula="of:=[Recipes.A3]" office:value-type="string" office:string-value="Cereal" calcext:value-type="string">
            <text:p>Cereal</text:p>
          </table:table-cell>
          <table:table-cell table:formula="of:=[Recipes.B3]" office:value-type="string" office:string-value="Joghurt" calcext:value-type="string">
            <text:p>Joghurt</text:p>
          </table:table-cell>
          <table:table-cell table:formula="of:=[Recipes.C3]" office:value-type="float" office:value="1" calcext:value-type="float">
            <text:p>1</text:p>
          </table:table-cell>
          <table:table-cell table:formula="of:=[Recipes.D3]" office:value-type="string" office:string-value="ml" calcext:value-type="string">
            <text:p>ml</text:p>
          </table:table-cell>
          <table:table-cell table:formula="of:=[Recipes.E3]" office:value-type="float" office:value="0" calcext:value-type="float">
            <text:p>0</text:p>
          </table:table-cell>
          <table:table-cell table:formula="of:=IF([Recipes.E3]=&quot;&quot;;[.F2];[Recipes.E3])" office:value-type="float" office:value="1" calcext:value-type="float">
            <text:p>1</text:p>
          </table:table-cell>
          <table:table-cell table:formula="of:=[.F3]/[.C3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Recipes.A4]" office:value-type="string" office:string-value="Cereal" calcext:value-type="string">
            <text:p>Cereal</text:p>
          </table:table-cell>
          <table:table-cell table:formula="of:=[Recipes.B4]" office:value-type="string" office:string-value="Milk (UHT)" calcext:value-type="string">
            <text:p>Milk (UHT)</text:p>
          </table:table-cell>
          <table:table-cell table:formula="of:=[Recipes.C4]" office:value-type="float" office:value="2" calcext:value-type="float">
            <text:p>2</text:p>
          </table:table-cell>
          <table:table-cell table:formula="of:=[Recipes.D4]" office:value-type="string" office:string-value="ml" calcext:value-type="string">
            <text:p>ml</text:p>
          </table:table-cell>
          <table:table-cell table:formula="of:=[Recipes.E4]" office:value-type="float" office:value="0" calcext:value-type="float">
            <text:p>0</text:p>
          </table:table-cell>
          <table:table-cell table:formula="of:=IF([Recipes.E4]=&quot;&quot;;[.F3];[Recipes.E4])" office:value-type="float" office:value="1" calcext:value-type="float">
            <text:p>1</text:p>
          </table:table-cell>
          <table:table-cell table:formula="of:=[.F4]/[.C4]" office:value-type="float" office:value="0.5" calcext:value-type="float">
            <text:p>0.5</text:p>
          </table:table-cell>
          <table:table-cell table:number-columns-repeated="1011"/>
        </table:table-row>
        <table:table-row table:style-name="ro1">
          <table:table-cell table:formula="of:=[Recipes.A5]" office:value-type="string" office:string-value="Cereal" calcext:value-type="string">
            <text:p>Cereal</text:p>
          </table:table-cell>
          <table:table-cell table:formula="of:=[Recipes.B5]" office:value-type="string" office:string-value="Cornflakes" calcext:value-type="string">
            <text:p>Cornflakes</text:p>
          </table:table-cell>
          <table:table-cell table:formula="of:=[Recipes.C5]" office:value-type="float" office:value="3" calcext:value-type="float">
            <text:p>3</text:p>
          </table:table-cell>
          <table:table-cell table:formula="of:=[Recipes.D5]" office:value-type="string" office:string-value="g" calcext:value-type="string">
            <text:p>g</text:p>
          </table:table-cell>
          <table:table-cell table:formula="of:=[Recipes.E5]" office:value-type="float" office:value="0" calcext:value-type="float">
            <text:p>0</text:p>
          </table:table-cell>
          <table:table-cell table:formula="of:=IF([Recipes.E5]=&quot;&quot;;[.F4];[Recipes.E5])" office:value-type="float" office:value="1" calcext:value-type="float">
            <text:p>1</text:p>
          </table:table-cell>
          <table:table-cell table:formula="of:=[.F5]/[.C5]" office:value-type="float" office:value="0.333333333333333" calcext:value-type="float">
            <text:p>0.3333333333</text:p>
          </table:table-cell>
          <table:table-cell table:number-columns-repeated="1011"/>
        </table:table-row>
        <table:table-row table:style-name="ro1">
          <table:table-cell table:formula="of:=[Recipes.A6]" office:value-type="string" office:string-value="Cereal" calcext:value-type="string">
            <text:p>Cereal</text:p>
          </table:table-cell>
          <table:table-cell table:formula="of:=[Recipes.B6]" office:value-type="string" office:string-value="Musli" calcext:value-type="string">
            <text:p>Musli</text:p>
          </table:table-cell>
          <table:table-cell table:formula="of:=[Recipes.C6]" office:value-type="float" office:value="4" calcext:value-type="float">
            <text:p>4</text:p>
          </table:table-cell>
          <table:table-cell table:formula="of:=[Recipes.D6]" office:value-type="string" office:string-value="g" calcext:value-type="string">
            <text:p>g</text:p>
          </table:table-cell>
          <table:table-cell table:formula="of:=[Recipes.E6]" office:value-type="float" office:value="0" calcext:value-type="float">
            <text:p>0</text:p>
          </table:table-cell>
          <table:table-cell table:formula="of:=IF([Recipes.E6]=&quot;&quot;;[.F5];[Recipes.E6])" office:value-type="float" office:value="1" calcext:value-type="float">
            <text:p>1</text:p>
          </table:table-cell>
          <table:table-cell table:formula="of:=[.F6]/[.C6]" office:value-type="float" office:value="0.25" calcext:value-type="float">
            <text:p>0.25</text:p>
          </table:table-cell>
          <table:table-cell table:number-columns-repeated="1011"/>
        </table:table-row>
        <table:table-row table:style-name="ro1">
          <table:table-cell table:formula="of:=[Recipes.A7]" office:value-type="float" office:value="0" calcext:value-type="float">
            <text:p>0</text:p>
          </table:table-cell>
          <table:table-cell table:formula="of:=[Recipes.B7]" office:value-type="float" office:value="0" calcext:value-type="float">
            <text:p>0</text:p>
          </table:table-cell>
          <table:table-cell table:formula="of:=[Recipes.C7]" office:value-type="float" office:value="0" calcext:value-type="float">
            <text:p>0</text:p>
          </table:table-cell>
          <table:table-cell table:formula="of:=[Recipes.D7]" office:value-type="float" office:value="0" calcext:value-type="float">
            <text:p>0</text:p>
          </table:table-cell>
          <table:table-cell table:formula="of:=[Recipes.E7]" office:value-type="float" office:value="0" calcext:value-type="float">
            <text:p>0</text:p>
          </table:table-cell>
          <table:table-cell table:formula="of:=IF([.A7]=0;&quot;&quot;;IF([Recipes.E7]=&quot;&quot;;[.F6];[Recipes.E7]))">
            <text:p/>
          </table:table-cell>
          <table:table-cell table:formula="of:=[.F7]/[.C7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8]" office:value-type="string" office:string-value="Fruit" calcext:value-type="string">
            <text:p>Fruit</text:p>
          </table:table-cell>
          <table:table-cell table:formula="of:=[Recipes.B8]" office:value-type="float" office:value="0" calcext:value-type="float">
            <text:p>0</text:p>
          </table:table-cell>
          <table:table-cell table:formula="of:=[Recipes.C8]" office:value-type="float" office:value="0" calcext:value-type="float">
            <text:p>0</text:p>
          </table:table-cell>
          <table:table-cell table:formula="of:=[Recipes.D8]" office:value-type="float" office:value="0" calcext:value-type="float">
            <text:p>0</text:p>
          </table:table-cell>
          <table:table-cell table:formula="of:=[Recipes.E8]" office:value-type="float" office:value="2" calcext:value-type="float">
            <text:p>2</text:p>
          </table:table-cell>
          <table:table-cell table:formula="of:=IF([.A8]=0;&quot;&quot;;IF([Recipes.E8]=&quot;&quot;;[.F7];[Recipes.E8]))" office:value-type="float" office:value="2" calcext:value-type="float">
            <text:p>2</text:p>
          </table:table-cell>
          <table:table-cell table:formula="of:=[.F8]/[.C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Recipes.A9]" office:value-type="string" office:string-value="Fruit" calcext:value-type="string">
            <text:p>Fruit</text:p>
          </table:table-cell>
          <table:table-cell table:formula="of:=[Recipes.B9]" office:value-type="string" office:string-value="- Bananas" calcext:value-type="string">
            <text:p>- Bananas</text:p>
          </table:table-cell>
          <table:table-cell table:formula="of:=[Recipes.C9]" office:value-type="float" office:value="5" calcext:value-type="float">
            <text:p>5</text:p>
          </table:table-cell>
          <table:table-cell table:formula="of:=[Recipes.D9]" office:value-type="string" office:string-value="peice" calcext:value-type="string">
            <text:p>peice</text:p>
          </table:table-cell>
          <table:table-cell table:formula="of:=[Recipes.E9]" office:value-type="float" office:value="0" calcext:value-type="float">
            <text:p>0</text:p>
          </table:table-cell>
          <table:table-cell table:formula="of:=IF([.A9]=0;&quot;&quot;;IF([Recipes.E9]=&quot;&quot;;[.F8];[Recipes.E9]))" office:value-type="float" office:value="2" calcext:value-type="float">
            <text:p>2</text:p>
          </table:table-cell>
          <table:table-cell table:formula="of:=[.F9]/[.C9]" office:value-type="float" office:value="0.4" calcext:value-type="float">
            <text:p>0.4</text:p>
          </table:table-cell>
          <table:table-cell table:number-columns-repeated="1011"/>
        </table:table-row>
        <table:table-row table:style-name="ro1">
          <table:table-cell table:formula="of:=[Recipes.A10]" office:value-type="string" office:string-value="Fruit" calcext:value-type="string">
            <text:p>Fruit</text:p>
          </table:table-cell>
          <table:table-cell table:formula="of:=[Recipes.B10]" office:value-type="string" office:string-value="- Apples" calcext:value-type="string">
            <text:p>- Apples</text:p>
          </table:table-cell>
          <table:table-cell table:formula="of:=[Recipes.C10]" office:value-type="float" office:value="6" calcext:value-type="float">
            <text:p>6</text:p>
          </table:table-cell>
          <table:table-cell table:formula="of:=[Recipes.D10]" office:value-type="string" office:string-value="peice" calcext:value-type="string">
            <text:p>peice</text:p>
          </table:table-cell>
          <table:table-cell table:formula="of:=[Recipes.E10]" office:value-type="float" office:value="0" calcext:value-type="float">
            <text:p>0</text:p>
          </table:table-cell>
          <table:table-cell table:formula="of:=IF([.A10]=0;&quot;&quot;;IF([Recipes.E10]=&quot;&quot;;[.F9];[Recipes.E10]))" office:value-type="float" office:value="2" calcext:value-type="float">
            <text:p>2</text:p>
          </table:table-cell>
          <table:table-cell table:formula="of:=[.F10]/[.C10]" office:value-type="float" office:value="0.333333333333333" calcext:value-type="float">
            <text:p>0.3333333333</text:p>
          </table:table-cell>
          <table:table-cell table:number-columns-repeated="1011"/>
        </table:table-row>
        <table:table-row table:style-name="ro1">
          <table:table-cell table:formula="of:=[Recipes.A11]" office:value-type="string" office:string-value="Fruit" calcext:value-type="string">
            <text:p>Fruit</text:p>
          </table:table-cell>
          <table:table-cell table:formula="of:=[Recipes.B11]" office:value-type="string" office:string-value="- Other" calcext:value-type="string">
            <text:p>- Other</text:p>
          </table:table-cell>
          <table:table-cell table:formula="of:=[Recipes.C11]" office:value-type="float" office:value="7" calcext:value-type="float">
            <text:p>7</text:p>
          </table:table-cell>
          <table:table-cell table:formula="of:=[Recipes.D11]" office:value-type="string" office:string-value="peice" calcext:value-type="string">
            <text:p>peice</text:p>
          </table:table-cell>
          <table:table-cell table:formula="of:=[Recipes.E11]" office:value-type="float" office:value="0" calcext:value-type="float">
            <text:p>0</text:p>
          </table:table-cell>
          <table:table-cell table:formula="of:=IF([.A11]=0;&quot;&quot;;IF([Recipes.E11]=&quot;&quot;;[.F10];[Recipes.E11]))" office:value-type="float" office:value="2" calcext:value-type="float">
            <text:p>2</text:p>
          </table:table-cell>
          <table:table-cell table:formula="of:=[.F11]/[.C11]" office:value-type="float" office:value="0.285714285714286" calcext:value-type="float">
            <text:p>0.2857142857</text:p>
          </table:table-cell>
          <table:table-cell table:number-columns-repeated="1011"/>
        </table:table-row>
        <table:table-row table:style-name="ro1">
          <table:table-cell table:formula="of:=[Recipes.A12]" office:value-type="float" office:value="0" calcext:value-type="float">
            <text:p>0</text:p>
          </table:table-cell>
          <table:table-cell table:formula="of:=[Recipes.B12]" office:value-type="float" office:value="0" calcext:value-type="float">
            <text:p>0</text:p>
          </table:table-cell>
          <table:table-cell table:formula="of:=[Recipes.C12]" office:value-type="float" office:value="0" calcext:value-type="float">
            <text:p>0</text:p>
          </table:table-cell>
          <table:table-cell table:formula="of:=[Recipes.D12]" office:value-type="float" office:value="0" calcext:value-type="float">
            <text:p>0</text:p>
          </table:table-cell>
          <table:table-cell table:formula="of:=[Recipes.E12]" office:value-type="float" office:value="0" calcext:value-type="float">
            <text:p>0</text:p>
          </table:table-cell>
          <table:table-cell table:formula="of:=IF([.A12]=0;&quot;&quot;;IF([Recipes.E12]=&quot;&quot;;[.F11];[Recipes.E12]))">
            <text:p/>
          </table:table-cell>
          <table:table-cell table:formula="of:=[.F12]/[.C12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13]" office:value-type="string" office:string-value="Bread" calcext:value-type="string">
            <text:p>Bread</text:p>
          </table:table-cell>
          <table:table-cell table:formula="of:=[Recipes.B13]" office:value-type="float" office:value="0" calcext:value-type="float">
            <text:p>0</text:p>
          </table:table-cell>
          <table:table-cell table:formula="of:=[Recipes.C13]" office:value-type="float" office:value="0" calcext:value-type="float">
            <text:p>0</text:p>
          </table:table-cell>
          <table:table-cell table:formula="of:=[Recipes.D13]" office:value-type="float" office:value="0" calcext:value-type="float">
            <text:p>0</text:p>
          </table:table-cell>
          <table:table-cell table:formula="of:=[Recipes.E13]" office:value-type="float" office:value="3" calcext:value-type="float">
            <text:p>3</text:p>
          </table:table-cell>
          <table:table-cell table:formula="of:=IF([.A13]=0;&quot;&quot;;IF([Recipes.E13]=&quot;&quot;;[.F12];[Recipes.E13]))" office:value-type="float" office:value="3" calcext:value-type="float">
            <text:p>3</text:p>
          </table:table-cell>
          <table:table-cell table:formula="of:=[.F13]/[.C13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Recipes.A14]" office:value-type="string" office:string-value="Bread" calcext:value-type="string">
            <text:p>Bread</text:p>
          </table:table-cell>
          <table:table-cell table:formula="of:=[Recipes.B14]" office:value-type="string" office:string-value="Brötchen" calcext:value-type="string">
            <text:p>Brötchen</text:p>
          </table:table-cell>
          <table:table-cell table:formula="of:=[Recipes.C14]" office:value-type="float" office:value="9" calcext:value-type="float">
            <text:p>9</text:p>
          </table:table-cell>
          <table:table-cell table:formula="of:=[Recipes.D14]" office:value-type="string" office:string-value="peice" calcext:value-type="string">
            <text:p>peice</text:p>
          </table:table-cell>
          <table:table-cell table:formula="of:=[Recipes.E14]" office:value-type="float" office:value="0" calcext:value-type="float">
            <text:p>0</text:p>
          </table:table-cell>
          <table:table-cell table:formula="of:=IF([.A14]=0;&quot;&quot;;IF([Recipes.E14]=&quot;&quot;;[.F13];[Recipes.E14]))" office:value-type="float" office:value="3" calcext:value-type="float">
            <text:p>3</text:p>
          </table:table-cell>
          <table:table-cell table:formula="of:=[.F14]/[.C14]" office:value-type="float" office:value="0.333333333333333" calcext:value-type="float">
            <text:p>0.3333333333</text:p>
          </table:table-cell>
          <table:table-cell table:number-columns-repeated="1011"/>
        </table:table-row>
        <table:table-row table:style-name="ro1">
          <table:table-cell table:formula="of:=[Recipes.A15]" office:value-type="string" office:string-value="Bread" calcext:value-type="string">
            <text:p>Bread</text:p>
          </table:table-cell>
          <table:table-cell table:formula="of:=[Recipes.B15]" office:value-type="string" office:string-value="Brezen" calcext:value-type="string">
            <text:p>Brezen</text:p>
          </table:table-cell>
          <table:table-cell table:formula="of:=[Recipes.C15]" office:value-type="float" office:value="10" calcext:value-type="float">
            <text:p>10</text:p>
          </table:table-cell>
          <table:table-cell table:formula="of:=[Recipes.D15]" office:value-type="string" office:string-value="peice" calcext:value-type="string">
            <text:p>peice</text:p>
          </table:table-cell>
          <table:table-cell table:formula="of:=[Recipes.E15]" office:value-type="float" office:value="0" calcext:value-type="float">
            <text:p>0</text:p>
          </table:table-cell>
          <table:table-cell table:formula="of:=IF([.A15]=0;&quot;&quot;;IF([Recipes.E15]=&quot;&quot;;[.F14];[Recipes.E15]))" office:value-type="float" office:value="3" calcext:value-type="float">
            <text:p>3</text:p>
          </table:table-cell>
          <table:table-cell table:formula="of:=[.F15]/[.C15]" office:value-type="float" office:value="0.3" calcext:value-type="float">
            <text:p>0.3</text:p>
          </table:table-cell>
          <table:table-cell table:number-columns-repeated="1011"/>
        </table:table-row>
        <table:table-row table:style-name="ro1">
          <table:table-cell table:formula="of:=[Recipes.A16]" office:value-type="string" office:string-value="Bread" calcext:value-type="string">
            <text:p>Bread</text:p>
          </table:table-cell>
          <table:table-cell table:formula="of:=[Recipes.B16]" office:value-type="string" office:string-value="Butter" calcext:value-type="string">
            <text:p>Butter</text:p>
          </table:table-cell>
          <table:table-cell table:formula="of:=[Recipes.C16]" office:value-type="float" office:value="11" calcext:value-type="float">
            <text:p>11</text:p>
          </table:table-cell>
          <table:table-cell table:formula="of:=[Recipes.D16]" office:value-type="string" office:string-value="g" calcext:value-type="string">
            <text:p>g</text:p>
          </table:table-cell>
          <table:table-cell table:formula="of:=[Recipes.E16]" office:value-type="float" office:value="0" calcext:value-type="float">
            <text:p>0</text:p>
          </table:table-cell>
          <table:table-cell table:formula="of:=IF([.A16]=0;&quot;&quot;;IF([Recipes.E16]=&quot;&quot;;[.F15];[Recipes.E16]))" office:value-type="float" office:value="3" calcext:value-type="float">
            <text:p>3</text:p>
          </table:table-cell>
          <table:table-cell table:formula="of:=[.F16]/[.C16]" office:value-type="float" office:value="0.272727272727273" calcext:value-type="float">
            <text:p>0.2727272727</text:p>
          </table:table-cell>
          <table:table-cell table:number-columns-repeated="1011"/>
        </table:table-row>
        <table:table-row table:style-name="ro1">
          <table:table-cell table:formula="of:=[Recipes.A17]" office:value-type="float" office:value="0" calcext:value-type="float">
            <text:p>0</text:p>
          </table:table-cell>
          <table:table-cell table:formula="of:=[Recipes.B17]" office:value-type="float" office:value="0" calcext:value-type="float">
            <text:p>0</text:p>
          </table:table-cell>
          <table:table-cell table:formula="of:=[Recipes.C17]" office:value-type="float" office:value="0" calcext:value-type="float">
            <text:p>0</text:p>
          </table:table-cell>
          <table:table-cell table:formula="of:=[Recipes.D17]" office:value-type="float" office:value="0" calcext:value-type="float">
            <text:p>0</text:p>
          </table:table-cell>
          <table:table-cell table:formula="of:=[Recipes.E17]" office:value-type="float" office:value="0" calcext:value-type="float">
            <text:p>0</text:p>
          </table:table-cell>
          <table:table-cell table:formula="of:=IF([.A17]=0;&quot;&quot;;IF([Recipes.E17]=&quot;&quot;;[.F16];[Recipes.E17]))">
            <text:p/>
          </table:table-cell>
          <table:table-cell table:formula="of:=[.F17]/[.C17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18]" office:value-type="string" office:string-value="Drinks" calcext:value-type="string">
            <text:p>Drinks</text:p>
          </table:table-cell>
          <table:table-cell table:formula="of:=[Recipes.B18]" office:value-type="float" office:value="0" calcext:value-type="float">
            <text:p>0</text:p>
          </table:table-cell>
          <table:table-cell table:formula="of:=[Recipes.C18]" office:value-type="float" office:value="0" calcext:value-type="float">
            <text:p>0</text:p>
          </table:table-cell>
          <table:table-cell table:formula="of:=[Recipes.D18]" office:value-type="float" office:value="0" calcext:value-type="float">
            <text:p>0</text:p>
          </table:table-cell>
          <table:table-cell table:formula="of:=[Recipes.E18]" office:value-type="float" office:value="0" calcext:value-type="float">
            <text:p>0</text:p>
          </table:table-cell>
          <table:table-cell table:formula="of:=IF([.A18]=0;&quot;&quot;;IF([Recipes.E18]=&quot;&quot;;[.F17];[Recipes.E18]))">
            <text:p/>
          </table:table-cell>
          <table:table-cell table:formula="of:=[.F18]/[.C18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19]" office:value-type="string" office:string-value="Drinks" calcext:value-type="string">
            <text:p>Drinks</text:p>
          </table:table-cell>
          <table:table-cell table:formula="of:=[Recipes.B19]" office:value-type="string" office:string-value="- Orange juice" calcext:value-type="string">
            <text:p>- Orange juice</text:p>
          </table:table-cell>
          <table:table-cell table:formula="of:=[Recipes.C19]" office:value-type="float" office:value="0" calcext:value-type="float">
            <text:p>0</text:p>
          </table:table-cell>
          <table:table-cell table:formula="of:=[Recipes.D19]" office:value-type="string" office:string-value="ml" calcext:value-type="string">
            <text:p>ml</text:p>
          </table:table-cell>
          <table:table-cell table:formula="of:=[Recipes.E19]" office:value-type="float" office:value="0" calcext:value-type="float">
            <text:p>0</text:p>
          </table:table-cell>
          <table:table-cell table:formula="of:=IF([.A19]=0;&quot;&quot;;IF([Recipes.E19]=&quot;&quot;;[.F18];[Recipes.E19]))">
            <text:p/>
          </table:table-cell>
          <table:table-cell table:formula="of:=[.F19]/[.C19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20]" office:value-type="string" office:string-value="Drinks" calcext:value-type="string">
            <text:p>Drinks</text:p>
          </table:table-cell>
          <table:table-cell table:formula="of:=[Recipes.B20]" office:value-type="string" office:string-value="- Apple juice" calcext:value-type="string">
            <text:p>- Apple juice</text:p>
          </table:table-cell>
          <table:table-cell table:formula="of:=[Recipes.C20]" office:value-type="float" office:value="0" calcext:value-type="float">
            <text:p>0</text:p>
          </table:table-cell>
          <table:table-cell table:formula="of:=[Recipes.D20]" office:value-type="string" office:string-value="ml" calcext:value-type="string">
            <text:p>ml</text:p>
          </table:table-cell>
          <table:table-cell table:formula="of:=[Recipes.E20]" office:value-type="float" office:value="0" calcext:value-type="float">
            <text:p>0</text:p>
          </table:table-cell>
          <table:table-cell table:formula="of:=IF([.A20]=0;&quot;&quot;;IF([Recipes.E20]=&quot;&quot;;[.F19];[Recipes.E20]))">
            <text:p/>
          </table:table-cell>
          <table:table-cell table:formula="of:=[.F20]/[.C20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21]" office:value-type="string" office:string-value="Drinks" calcext:value-type="string">
            <text:p>Drinks</text:p>
          </table:table-cell>
          <table:table-cell table:formula="of:=[Recipes.B21]" office:value-type="string" office:string-value="- Tea" calcext:value-type="string">
            <text:p>- Tea</text:p>
          </table:table-cell>
          <table:table-cell table:formula="of:=[Recipes.C21]" office:value-type="float" office:value="0" calcext:value-type="float">
            <text:p>0</text:p>
          </table:table-cell>
          <table:table-cell table:formula="of:=[Recipes.D21]" office:value-type="string" office:string-value="bag" calcext:value-type="string">
            <text:p>bag</text:p>
          </table:table-cell>
          <table:table-cell table:formula="of:=[Recipes.E21]" office:value-type="float" office:value="0" calcext:value-type="float">
            <text:p>0</text:p>
          </table:table-cell>
          <table:table-cell table:formula="of:=IF([.A21]=0;&quot;&quot;;IF([Recipes.E21]=&quot;&quot;;[.F20];[Recipes.E21]))">
            <text:p/>
          </table:table-cell>
          <table:table-cell table:formula="of:=[.F21]/[.C21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22]" office:value-type="string" office:string-value="Drinks" calcext:value-type="string">
            <text:p>Drinks</text:p>
          </table:table-cell>
          <table:table-cell table:formula="of:=[Recipes.B22]" office:value-type="string" office:string-value="- Coffee" calcext:value-type="string">
            <text:p>- Coffee</text:p>
          </table:table-cell>
          <table:table-cell table:formula="of:=[Recipes.C22]" office:value-type="float" office:value="0" calcext:value-type="float">
            <text:p>0</text:p>
          </table:table-cell>
          <table:table-cell table:formula="of:=[Recipes.D22]" office:value-type="float" office:value="0" calcext:value-type="float">
            <text:p>0</text:p>
          </table:table-cell>
          <table:table-cell table:formula="of:=[Recipes.E22]" office:value-type="float" office:value="0" calcext:value-type="float">
            <text:p>0</text:p>
          </table:table-cell>
          <table:table-cell table:formula="of:=IF([.A22]=0;&quot;&quot;;IF([Recipes.E22]=&quot;&quot;;[.F21];[Recipes.E22]))">
            <text:p/>
          </table:table-cell>
          <table:table-cell table:formula="of:=[.F22]/[.C22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23]" office:value-type="string" office:string-value="Drinks" calcext:value-type="string">
            <text:p>Drinks</text:p>
          </table:table-cell>
          <table:table-cell table:formula="of:=[Recipes.B23]" office:value-type="string" office:string-value="- Sugar" calcext:value-type="string">
            <text:p>- Sugar</text:p>
          </table:table-cell>
          <table:table-cell table:formula="of:=[Recipes.C23]" office:value-type="float" office:value="0" calcext:value-type="float">
            <text:p>0</text:p>
          </table:table-cell>
          <table:table-cell table:formula="of:=[Recipes.D23]" office:value-type="string" office:string-value="g" calcext:value-type="string">
            <text:p>g</text:p>
          </table:table-cell>
          <table:table-cell table:formula="of:=[Recipes.E23]" office:value-type="float" office:value="0" calcext:value-type="float">
            <text:p>0</text:p>
          </table:table-cell>
          <table:table-cell table:formula="of:=IF([.A23]=0;&quot;&quot;;IF([Recipes.E23]=&quot;&quot;;[.F22];[Recipes.E23]))">
            <text:p/>
          </table:table-cell>
          <table:table-cell table:formula="of:=[.F23]/[.C23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24]" office:value-type="string" office:string-value="Drinks" calcext:value-type="string">
            <text:p>Drinks</text:p>
          </table:table-cell>
          <table:table-cell table:formula="of:=[Recipes.B24]" office:value-type="string" office:string-value="- Milk" calcext:value-type="string">
            <text:p>- Milk</text:p>
          </table:table-cell>
          <table:table-cell table:formula="of:=[Recipes.C24]" office:value-type="float" office:value="0" calcext:value-type="float">
            <text:p>0</text:p>
          </table:table-cell>
          <table:table-cell table:formula="of:=[Recipes.D24]" office:value-type="float" office:value="0" calcext:value-type="float">
            <text:p>0</text:p>
          </table:table-cell>
          <table:table-cell table:formula="of:=[Recipes.E24]" office:value-type="float" office:value="0" calcext:value-type="float">
            <text:p>0</text:p>
          </table:table-cell>
          <table:table-cell table:formula="of:=IF([.A24]=0;&quot;&quot;;IF([Recipes.E24]=&quot;&quot;;[.F23];[Recipes.E24]))">
            <text:p/>
          </table:table-cell>
          <table:table-cell table:formula="of:=[.F24]/[.C24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25]" office:value-type="float" office:value="0" calcext:value-type="float">
            <text:p>0</text:p>
          </table:table-cell>
          <table:table-cell table:formula="of:=[Recipes.B25]" office:value-type="float" office:value="0" calcext:value-type="float">
            <text:p>0</text:p>
          </table:table-cell>
          <table:table-cell table:formula="of:=[Recipes.C25]" office:value-type="float" office:value="0" calcext:value-type="float">
            <text:p>0</text:p>
          </table:table-cell>
          <table:table-cell table:formula="of:=[Recipes.D25]" office:value-type="float" office:value="0" calcext:value-type="float">
            <text:p>0</text:p>
          </table:table-cell>
          <table:table-cell table:formula="of:=[Recipes.E25]" office:value-type="float" office:value="0" calcext:value-type="float">
            <text:p>0</text:p>
          </table:table-cell>
          <table:table-cell table:formula="of:=IF([.A25]=0;&quot;&quot;;IF([Recipes.E25]=&quot;&quot;;[.F24];[Recipes.E25]))">
            <text:p/>
          </table:table-cell>
          <table:table-cell table:formula="of:=[.F25]/[.C25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26]" office:value-type="string" office:string-value="Egg sandwiches" calcext:value-type="string">
            <text:p>Egg sandwiches</text:p>
          </table:table-cell>
          <table:table-cell table:formula="of:=[Recipes.B26]" office:value-type="float" office:value="0" calcext:value-type="float">
            <text:p>0</text:p>
          </table:table-cell>
          <table:table-cell table:formula="of:=[Recipes.C26]" office:value-type="float" office:value="0" calcext:value-type="float">
            <text:p>0</text:p>
          </table:table-cell>
          <table:table-cell table:formula="of:=[Recipes.D26]" office:value-type="float" office:value="0" calcext:value-type="float">
            <text:p>0</text:p>
          </table:table-cell>
          <table:table-cell table:formula="of:=[Recipes.E26]" office:value-type="float" office:value="3" calcext:value-type="float">
            <text:p>3</text:p>
          </table:table-cell>
          <table:table-cell table:formula="of:=IF([.A26]=0;&quot;&quot;;IF([Recipes.E26]=&quot;&quot;;[.F25];[Recipes.E26]))" office:value-type="float" office:value="3" calcext:value-type="float">
            <text:p>3</text:p>
          </table:table-cell>
          <table:table-cell table:formula="of:=[.F26]/[.C2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Recipes.A27]" office:value-type="string" office:string-value="Egg sandwiches" calcext:value-type="string">
            <text:p>Egg sandwiches</text:p>
          </table:table-cell>
          <table:table-cell table:formula="of:=[Recipes.B27]" office:value-type="string" office:string-value="3 hard-boiled eggs, chopped" calcext:value-type="string">
            <text:p>3 hard-boiled eggs, chopped</text:p>
          </table:table-cell>
          <table:table-cell table:formula="of:=[Recipes.C27]" office:value-type="float" office:value="3" calcext:value-type="float">
            <text:p>3</text:p>
          </table:table-cell>
          <table:table-cell table:formula="of:=[Recipes.D27]" office:value-type="string" office:string-value="egg" calcext:value-type="string">
            <text:p>egg</text:p>
          </table:table-cell>
          <table:table-cell table:formula="of:=[Recipes.E27]" office:value-type="float" office:value="0" calcext:value-type="float">
            <text:p>0</text:p>
          </table:table-cell>
          <table:table-cell table:formula="of:=IF([.A27]=0;&quot;&quot;;IF([Recipes.E27]=&quot;&quot;;[.F26];[Recipes.E27]))" office:value-type="float" office:value="3" calcext:value-type="float">
            <text:p>3</text:p>
          </table:table-cell>
          <table:table-cell table:formula="of:=[.F27]/[.C27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Recipes.A28]" office:value-type="string" office:string-value="Egg sandwiches" calcext:value-type="string">
            <text:p>Egg sandwiches</text:p>
          </table:table-cell>
          <table:table-cell table:formula="of:=[Recipes.B28]" office:value-type="string" office:string-value="1/3 spring onion" calcext:value-type="string">
            <text:p>1/3 spring onion</text:p>
          </table:table-cell>
          <table:table-cell table:formula="of:=[Recipes.C28]" office:value-type="float" office:value="0.3" calcext:value-type="float">
            <text:p>0.3</text:p>
          </table:table-cell>
          <table:table-cell table:formula="of:=[Recipes.D28]" office:value-type="string" office:string-value="onion" calcext:value-type="string">
            <text:p>onion</text:p>
          </table:table-cell>
          <table:table-cell table:formula="of:=[Recipes.E28]" office:value-type="float" office:value="0" calcext:value-type="float">
            <text:p>0</text:p>
          </table:table-cell>
          <table:table-cell table:formula="of:=IF([.A28]=0;&quot;&quot;;IF([Recipes.E28]=&quot;&quot;;[.F27];[Recipes.E28]))" office:value-type="float" office:value="3" calcext:value-type="float">
            <text:p>3</text:p>
          </table:table-cell>
          <table:table-cell table:formula="of:=[.F28]/[.C28]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formula="of:=[Recipes.A29]" office:value-type="string" office:string-value="Egg sandwiches" calcext:value-type="string">
            <text:p>Egg sandwiches</text:p>
          </table:table-cell>
          <table:table-cell table:formula="of:=[Recipes.B29]" office:value-type="string" office:string-value="3 lettuce leaves" calcext:value-type="string">
            <text:p>3 lettuce leaves</text:p>
          </table:table-cell>
          <table:table-cell table:formula="of:=[Recipes.C29]" office:value-type="float" office:value="3" calcext:value-type="float">
            <text:p>3</text:p>
          </table:table-cell>
          <table:table-cell table:formula="of:=[Recipes.D29]" office:value-type="string" office:string-value="leaves" calcext:value-type="string">
            <text:p>leaves</text:p>
          </table:table-cell>
          <table:table-cell table:formula="of:=[Recipes.E29]" office:value-type="float" office:value="0" calcext:value-type="float">
            <text:p>0</text:p>
          </table:table-cell>
          <table:table-cell table:formula="of:=IF([.A29]=0;&quot;&quot;;IF([Recipes.E29]=&quot;&quot;;[.F28];[Recipes.E29]))" office:value-type="float" office:value="3" calcext:value-type="float">
            <text:p>3</text:p>
          </table:table-cell>
          <table:table-cell table:formula="of:=[.F29]/[.C29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Recipes.A30]" office:value-type="string" office:string-value="Egg sandwiches" calcext:value-type="string">
            <text:p>Egg sandwiches</text:p>
          </table:table-cell>
          <table:table-cell table:formula="of:=[Recipes.B30]" office:value-type="string" office:string-value="3 tbsp mayonnaise" calcext:value-type="string">
            <text:p>3 tbsp mayonnaise</text:p>
          </table:table-cell>
          <table:table-cell table:formula="of:=[Recipes.C30]" office:value-type="float" office:value="3" calcext:value-type="float">
            <text:p>3</text:p>
          </table:table-cell>
          <table:table-cell table:formula="of:=[Recipes.D30]" office:value-type="string" office:string-value="tbsp" calcext:value-type="string">
            <text:p>tbsp</text:p>
          </table:table-cell>
          <table:table-cell table:formula="of:=[Recipes.E30]" office:value-type="float" office:value="0" calcext:value-type="float">
            <text:p>0</text:p>
          </table:table-cell>
          <table:table-cell table:formula="of:=IF([.A30]=0;&quot;&quot;;IF([Recipes.E30]=&quot;&quot;;[.F29];[Recipes.E30]))" office:value-type="float" office:value="3" calcext:value-type="float">
            <text:p>3</text:p>
          </table:table-cell>
          <table:table-cell table:formula="of:=[.F30]/[.C30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Recipes.A31]" office:value-type="string" office:string-value="Egg sandwiches" calcext:value-type="string">
            <text:p>Egg sandwiches</text:p>
          </table:table-cell>
          <table:table-cell table:formula="of:=[Recipes.B31]" office:value-type="string" office:string-value="1 tsp mustard" calcext:value-type="string">
            <text:p>1 tsp mustard</text:p>
          </table:table-cell>
          <table:table-cell table:formula="of:=[Recipes.C31]" office:value-type="float" office:value="1" calcext:value-type="float">
            <text:p>1</text:p>
          </table:table-cell>
          <table:table-cell table:formula="of:=[Recipes.D31]" office:value-type="string" office:string-value="tsp" calcext:value-type="string">
            <text:p>tsp</text:p>
          </table:table-cell>
          <table:table-cell table:formula="of:=[Recipes.E31]" office:value-type="float" office:value="0" calcext:value-type="float">
            <text:p>0</text:p>
          </table:table-cell>
          <table:table-cell table:formula="of:=IF([.A31]=0;&quot;&quot;;IF([Recipes.E31]=&quot;&quot;;[.F30];[Recipes.E31]))" office:value-type="float" office:value="3" calcext:value-type="float">
            <text:p>3</text:p>
          </table:table-cell>
          <table:table-cell table:formula="of:=[.F31]/[.C31]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formula="of:=[Recipes.A32]" office:value-type="float" office:value="0" calcext:value-type="float">
            <text:p>0</text:p>
          </table:table-cell>
          <table:table-cell table:formula="of:=[Recipes.B32]" office:value-type="float" office:value="0" calcext:value-type="float">
            <text:p>0</text:p>
          </table:table-cell>
          <table:table-cell table:formula="of:=[Recipes.C32]" office:value-type="float" office:value="0" calcext:value-type="float">
            <text:p>0</text:p>
          </table:table-cell>
          <table:table-cell table:formula="of:=[Recipes.D32]" office:value-type="float" office:value="0" calcext:value-type="float">
            <text:p>0</text:p>
          </table:table-cell>
          <table:table-cell table:formula="of:=[Recipes.E32]" office:value-type="float" office:value="0" calcext:value-type="float">
            <text:p>0</text:p>
          </table:table-cell>
          <table:table-cell table:formula="of:=IF([.A32]=0;&quot;&quot;;IF([Recipes.E32]=&quot;&quot;;[.F31];[Recipes.E32]))">
            <text:p/>
          </table:table-cell>
          <table:table-cell table:formula="of:=[.F32]/[.C32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33]" office:value-type="string" office:string-value="Cucumber" calcext:value-type="string">
            <text:p>Cucumber</text:p>
          </table:table-cell>
          <table:table-cell table:formula="of:=[Recipes.B33]" office:value-type="float" office:value="0" calcext:value-type="float">
            <text:p>0</text:p>
          </table:table-cell>
          <table:table-cell table:formula="of:=[Recipes.C33]" office:value-type="float" office:value="0" calcext:value-type="float">
            <text:p>0</text:p>
          </table:table-cell>
          <table:table-cell table:formula="of:=[Recipes.D33]" office:value-type="float" office:value="0" calcext:value-type="float">
            <text:p>0</text:p>
          </table:table-cell>
          <table:table-cell table:formula="of:=[Recipes.E33]" office:value-type="float" office:value="5" calcext:value-type="float">
            <text:p>5</text:p>
          </table:table-cell>
          <table:table-cell table:formula="of:=IF([.A33]=0;&quot;&quot;;IF([Recipes.E33]=&quot;&quot;;[.F32];[Recipes.E33]))" office:value-type="float" office:value="5" calcext:value-type="float">
            <text:p>5</text:p>
          </table:table-cell>
          <table:table-cell table:formula="of:=[.F33]/[.C33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Recipes.A34]" office:value-type="string" office:string-value="Cucumber" calcext:value-type="string">
            <text:p>Cucumber</text:p>
          </table:table-cell>
          <table:table-cell table:formula="of:=[Recipes.B34]" office:value-type="string" office:string-value="1 cucumber" calcext:value-type="string">
            <text:p>1 cucumber</text:p>
          </table:table-cell>
          <table:table-cell table:formula="of:=[Recipes.C34]" office:value-type="float" office:value="1" calcext:value-type="float">
            <text:p>1</text:p>
          </table:table-cell>
          <table:table-cell table:formula="of:=[Recipes.D34]" office:value-type="string" office:string-value="piece" calcext:value-type="string">
            <text:p>piece</text:p>
          </table:table-cell>
          <table:table-cell table:formula="of:=[Recipes.E34]" office:value-type="float" office:value="0" calcext:value-type="float">
            <text:p>0</text:p>
          </table:table-cell>
          <table:table-cell table:formula="of:=IF([.A34]=0;&quot;&quot;;IF([Recipes.E34]=&quot;&quot;;[.F33];[Recipes.E34]))" office:value-type="float" office:value="5" calcext:value-type="float">
            <text:p>5</text:p>
          </table:table-cell>
          <table:table-cell table:formula="of:=[.F34]/[.C34]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formula="of:=[Recipes.A35]" office:value-type="string" office:string-value="Cucumber" calcext:value-type="string">
            <text:p>Cucumber</text:p>
          </table:table-cell>
          <table:table-cell table:formula="of:=[Recipes.B35]" office:value-type="string" office:string-value="185g cream cheese" calcext:value-type="string">
            <text:p>185g cream cheese</text:p>
          </table:table-cell>
          <table:table-cell table:formula="of:=[Recipes.C35]" office:value-type="float" office:value="185" calcext:value-type="float">
            <text:p>185</text:p>
          </table:table-cell>
          <table:table-cell table:formula="of:=[Recipes.D35]" office:value-type="string" office:string-value="g" calcext:value-type="string">
            <text:p>g</text:p>
          </table:table-cell>
          <table:table-cell table:formula="of:=[Recipes.E35]" office:value-type="float" office:value="0" calcext:value-type="float">
            <text:p>0</text:p>
          </table:table-cell>
          <table:table-cell table:formula="of:=IF([.A35]=0;&quot;&quot;;IF([Recipes.E35]=&quot;&quot;;[.F34];[Recipes.E35]))" office:value-type="float" office:value="5" calcext:value-type="float">
            <text:p>5</text:p>
          </table:table-cell>
          <table:table-cell table:formula="of:=[.F35]/[.C35]" office:value-type="float" office:value="0.027027027027027" calcext:value-type="float">
            <text:p>0.027027027</text:p>
          </table:table-cell>
          <table:table-cell table:number-columns-repeated="1011"/>
        </table:table-row>
        <table:table-row table:style-name="ro1">
          <table:table-cell table:formula="of:=[Recipes.A36]" office:value-type="float" office:value="0" calcext:value-type="float">
            <text:p>0</text:p>
          </table:table-cell>
          <table:table-cell table:formula="of:=[Recipes.B36]" office:value-type="float" office:value="0" calcext:value-type="float">
            <text:p>0</text:p>
          </table:table-cell>
          <table:table-cell table:formula="of:=[Recipes.C36]" office:value-type="float" office:value="0" calcext:value-type="float">
            <text:p>0</text:p>
          </table:table-cell>
          <table:table-cell table:formula="of:=[Recipes.D36]" office:value-type="float" office:value="0" calcext:value-type="float">
            <text:p>0</text:p>
          </table:table-cell>
          <table:table-cell table:formula="of:=[Recipes.E36]" office:value-type="float" office:value="0" calcext:value-type="float">
            <text:p>0</text:p>
          </table:table-cell>
          <table:table-cell table:formula="of:=IF([.A36]=0;&quot;&quot;;IF([Recipes.E36]=&quot;&quot;;[.F35];[Recipes.E36]))">
            <text:p/>
          </table:table-cell>
          <table:table-cell table:formula="of:=[.F36]/[.C36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37]" office:value-type="string" office:string-value="Brie / Apple" calcext:value-type="string">
            <text:p>Brie / Apple</text:p>
          </table:table-cell>
          <table:table-cell table:formula="of:=[Recipes.B37]" office:value-type="float" office:value="0" calcext:value-type="float">
            <text:p>0</text:p>
          </table:table-cell>
          <table:table-cell table:formula="of:=[Recipes.C37]" office:value-type="float" office:value="0" calcext:value-type="float">
            <text:p>0</text:p>
          </table:table-cell>
          <table:table-cell table:formula="of:=[Recipes.D37]" office:value-type="float" office:value="0" calcext:value-type="float">
            <text:p>0</text:p>
          </table:table-cell>
          <table:table-cell table:formula="of:=[Recipes.E37]" office:value-type="float" office:value="4" calcext:value-type="float">
            <text:p>4</text:p>
          </table:table-cell>
          <table:table-cell table:formula="of:=IF([.A37]=0;&quot;&quot;;IF([Recipes.E37]=&quot;&quot;;[.F36];[Recipes.E37]))" office:value-type="float" office:value="4" calcext:value-type="float">
            <text:p>4</text:p>
          </table:table-cell>
          <table:table-cell table:formula="of:=[.F37]/[.C37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Recipes.A38]" office:value-type="string" office:string-value="Brie / Apple" calcext:value-type="string">
            <text:p>Brie / Apple</text:p>
          </table:table-cell>
          <table:table-cell table:formula="of:=[Recipes.B38]" office:value-type="string" office:string-value="1 apple" calcext:value-type="string">
            <text:p>1 apple</text:p>
          </table:table-cell>
          <table:table-cell table:formula="of:=[Recipes.C38]" office:value-type="float" office:value="1" calcext:value-type="float">
            <text:p>1</text:p>
          </table:table-cell>
          <table:table-cell table:formula="of:=[Recipes.D38]" office:value-type="string" office:string-value="piece" calcext:value-type="string">
            <text:p>piece</text:p>
          </table:table-cell>
          <table:table-cell table:formula="of:=[Recipes.E38]" office:value-type="float" office:value="0" calcext:value-type="float">
            <text:p>0</text:p>
          </table:table-cell>
          <table:table-cell table:formula="of:=IF([.A38]=0;&quot;&quot;;IF([Recipes.E38]=&quot;&quot;;[.F37];[Recipes.E38]))" office:value-type="float" office:value="4" calcext:value-type="float">
            <text:p>4</text:p>
          </table:table-cell>
          <table:table-cell table:formula="of:=[.F38]/[.C38]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formula="of:=[Recipes.A39]" office:value-type="string" office:string-value="Brie / Apple" calcext:value-type="string">
            <text:p>Brie / Apple</text:p>
          </table:table-cell>
          <table:table-cell table:formula="of:=[Recipes.B39]" office:value-type="string" office:string-value="230g brie" calcext:value-type="string">
            <text:p>230g brie</text:p>
          </table:table-cell>
          <table:table-cell table:formula="of:=[Recipes.C39]" office:value-type="float" office:value="230" calcext:value-type="float">
            <text:p>230</text:p>
          </table:table-cell>
          <table:table-cell table:formula="of:=[Recipes.D39]" office:value-type="string" office:string-value="g" calcext:value-type="string">
            <text:p>g</text:p>
          </table:table-cell>
          <table:table-cell table:formula="of:=[Recipes.E39]" office:value-type="float" office:value="0" calcext:value-type="float">
            <text:p>0</text:p>
          </table:table-cell>
          <table:table-cell table:formula="of:=IF([.A39]=0;&quot;&quot;;IF([Recipes.E39]=&quot;&quot;;[.F38];[Recipes.E39]))" office:value-type="float" office:value="4" calcext:value-type="float">
            <text:p>4</text:p>
          </table:table-cell>
          <table:table-cell table:formula="of:=[.F39]/[.C39]" office:value-type="float" office:value="0.0173913043478261" calcext:value-type="float">
            <text:p>0.0173913043</text:p>
          </table:table-cell>
          <table:table-cell table:number-columns-repeated="1011"/>
        </table:table-row>
        <table:table-row table:style-name="ro1">
          <table:table-cell table:formula="of:=[Recipes.A40]" office:value-type="float" office:value="0" calcext:value-type="float">
            <text:p>0</text:p>
          </table:table-cell>
          <table:table-cell table:formula="of:=[Recipes.B40]" office:value-type="float" office:value="0" calcext:value-type="float">
            <text:p>0</text:p>
          </table:table-cell>
          <table:table-cell table:formula="of:=[Recipes.C40]" office:value-type="float" office:value="0" calcext:value-type="float">
            <text:p>0</text:p>
          </table:table-cell>
          <table:table-cell table:formula="of:=[Recipes.D40]" office:value-type="float" office:value="0" calcext:value-type="float">
            <text:p>0</text:p>
          </table:table-cell>
          <table:table-cell table:formula="of:=[Recipes.E40]" office:value-type="float" office:value="0" calcext:value-type="float">
            <text:p>0</text:p>
          </table:table-cell>
          <table:table-cell table:formula="of:=IF([.A40]=0;&quot;&quot;;IF([Recipes.E40]=&quot;&quot;;[.F39];[Recipes.E40]))">
            <text:p/>
          </table:table-cell>
          <table:table-cell table:formula="of:=[.F40]/[.C40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41]" office:value-type="string" office:string-value="Bratwurst / mustard / horseradish" calcext:value-type="string">
            <text:p>Bratwurst / mustard / horseradish</text:p>
          </table:table-cell>
          <table:table-cell table:formula="of:=[Recipes.B41]" office:value-type="float" office:value="0" calcext:value-type="float">
            <text:p>0</text:p>
          </table:table-cell>
          <table:table-cell table:formula="of:=[Recipes.C41]" office:value-type="float" office:value="0" calcext:value-type="float">
            <text:p>0</text:p>
          </table:table-cell>
          <table:table-cell table:formula="of:=[Recipes.D41]" office:value-type="float" office:value="0" calcext:value-type="float">
            <text:p>0</text:p>
          </table:table-cell>
          <table:table-cell table:formula="of:=[Recipes.E41]" office:value-type="float" office:value="2" calcext:value-type="float">
            <text:p>2</text:p>
          </table:table-cell>
          <table:table-cell table:formula="of:=IF([.A41]=0;&quot;&quot;;IF([Recipes.E41]=&quot;&quot;;[.F40];[Recipes.E41]))" office:value-type="float" office:value="2" calcext:value-type="float">
            <text:p>2</text:p>
          </table:table-cell>
          <table:table-cell table:formula="of:=[.F41]/[.C4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Recipes.A42]" office:value-type="string" office:string-value="Bratwurst / mustard / horseradish" calcext:value-type="string">
            <text:p>Bratwurst / mustard / horseradish</text:p>
          </table:table-cell>
          <table:table-cell table:formula="of:=[Recipes.B42]" office:value-type="string" office:string-value="3 sausages" calcext:value-type="string">
            <text:p>3 sausages</text:p>
          </table:table-cell>
          <table:table-cell table:formula="of:=[Recipes.C42]" office:value-type="float" office:value="3" calcext:value-type="float">
            <text:p>3</text:p>
          </table:table-cell>
          <table:table-cell table:formula="of:=[Recipes.D42]" office:value-type="string" office:string-value="piece" calcext:value-type="string">
            <text:p>piece</text:p>
          </table:table-cell>
          <table:table-cell table:formula="of:=[Recipes.E42]" office:value-type="float" office:value="0" calcext:value-type="float">
            <text:p>0</text:p>
          </table:table-cell>
          <table:table-cell table:formula="of:=IF([.A42]=0;&quot;&quot;;IF([Recipes.E42]=&quot;&quot;;[.F41];[Recipes.E42]))" office:value-type="float" office:value="2" calcext:value-type="float">
            <text:p>2</text:p>
          </table:table-cell>
          <table:table-cell table:formula="of:=[.F42]/[.C42]" office:value-type="float" office:value="0.666666666666667" calcext:value-type="float">
            <text:p>0.6666666667</text:p>
          </table:table-cell>
          <table:table-cell table:number-columns-repeated="1011"/>
        </table:table-row>
        <table:table-row table:style-name="ro1">
          <table:table-cell table:formula="of:=[Recipes.A43]" office:value-type="string" office:string-value="Bratwurst / mustard / horseradish" calcext:value-type="string">
            <text:p>Bratwurst / mustard / horseradish</text:p>
          </table:table-cell>
          <table:table-cell table:formula="of:=[Recipes.B43]" office:value-type="string" office:string-value="10ml mustard" calcext:value-type="string">
            <text:p>10ml mustard</text:p>
          </table:table-cell>
          <table:table-cell table:formula="of:=[Recipes.C43]" office:value-type="float" office:value="20" calcext:value-type="float">
            <text:p>20</text:p>
          </table:table-cell>
          <table:table-cell table:formula="of:=[Recipes.D43]" office:value-type="string" office:string-value="ml" calcext:value-type="string">
            <text:p>ml</text:p>
          </table:table-cell>
          <table:table-cell table:formula="of:=[Recipes.E43]" office:value-type="float" office:value="0" calcext:value-type="float">
            <text:p>0</text:p>
          </table:table-cell>
          <table:table-cell table:formula="of:=IF([.A43]=0;&quot;&quot;;IF([Recipes.E43]=&quot;&quot;;[.F42];[Recipes.E43]))" office:value-type="float" office:value="2" calcext:value-type="float">
            <text:p>2</text:p>
          </table:table-cell>
          <table:table-cell table:formula="of:=[.F43]/[.C43]" office:value-type="float" office:value="0.1" calcext:value-type="float">
            <text:p>0.1</text:p>
          </table:table-cell>
          <table:table-cell table:number-columns-repeated="1011"/>
        </table:table-row>
        <table:table-row table:style-name="ro1">
          <table:table-cell table:formula="of:=[Recipes.A44]" office:value-type="string" office:string-value="Bratwurst / mustard / horseradish" calcext:value-type="string">
            <text:p>Bratwurst / mustard / horseradish</text:p>
          </table:table-cell>
          <table:table-cell table:formula="of:=[Recipes.B44]" office:value-type="string" office:string-value="10ml horseradish" calcext:value-type="string">
            <text:p>10ml horseradish</text:p>
          </table:table-cell>
          <table:table-cell table:formula="of:=[Recipes.C44]" office:value-type="float" office:value="20" calcext:value-type="float">
            <text:p>20</text:p>
          </table:table-cell>
          <table:table-cell table:formula="of:=[Recipes.D44]" office:value-type="string" office:string-value="ml" calcext:value-type="string">
            <text:p>ml</text:p>
          </table:table-cell>
          <table:table-cell table:formula="of:=[Recipes.E44]" office:value-type="float" office:value="0" calcext:value-type="float">
            <text:p>0</text:p>
          </table:table-cell>
          <table:table-cell table:formula="of:=IF([.A44]=0;&quot;&quot;;IF([Recipes.E44]=&quot;&quot;;[.F43];[Recipes.E44]))" office:value-type="float" office:value="2" calcext:value-type="float">
            <text:p>2</text:p>
          </table:table-cell>
          <table:table-cell table:formula="of:=[.F44]/[.C44]" office:value-type="float" office:value="0.1" calcext:value-type="float">
            <text:p>0.1</text:p>
          </table:table-cell>
          <table:table-cell table:number-columns-repeated="1011"/>
        </table:table-row>
        <table:table-row table:style-name="ro1">
          <table:table-cell table:formula="of:=[Recipes.A45]" office:value-type="float" office:value="0" calcext:value-type="float">
            <text:p>0</text:p>
          </table:table-cell>
          <table:table-cell table:formula="of:=[Recipes.B45]" office:value-type="float" office:value="0" calcext:value-type="float">
            <text:p>0</text:p>
          </table:table-cell>
          <table:table-cell table:formula="of:=[Recipes.C45]" office:value-type="float" office:value="0" calcext:value-type="float">
            <text:p>0</text:p>
          </table:table-cell>
          <table:table-cell table:formula="of:=[Recipes.D45]" office:value-type="float" office:value="0" calcext:value-type="float">
            <text:p>0</text:p>
          </table:table-cell>
          <table:table-cell table:formula="of:=[Recipes.E45]" office:value-type="float" office:value="0" calcext:value-type="float">
            <text:p>0</text:p>
          </table:table-cell>
          <table:table-cell table:formula="of:=IF([.A45]=0;&quot;&quot;;IF([Recipes.E45]=&quot;&quot;;[.F44];[Recipes.E45]))">
            <text:p/>
          </table:table-cell>
          <table:table-cell table:formula="of:=[.F45]/[.C45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46]" office:value-type="string" office:string-value="Beef / Sausages / Bratwurst" calcext:value-type="string">
            <text:p>Beef / Sausages / Bratwurst</text:p>
          </table:table-cell>
          <table:table-cell table:formula="of:=[Recipes.B46]" office:value-type="float" office:value="0" calcext:value-type="float">
            <text:p>0</text:p>
          </table:table-cell>
          <table:table-cell table:formula="of:=[Recipes.C46]" office:value-type="float" office:value="0" calcext:value-type="float">
            <text:p>0</text:p>
          </table:table-cell>
          <table:table-cell table:formula="of:=[Recipes.D46]" office:value-type="float" office:value="0" calcext:value-type="float">
            <text:p>0</text:p>
          </table:table-cell>
          <table:table-cell table:formula="of:=[Recipes.E46]" office:value-type="float" office:value="0.375" calcext:value-type="float">
            <text:p>0.375</text:p>
          </table:table-cell>
          <table:table-cell table:formula="of:=IF([.A46]=0;&quot;&quot;;IF([Recipes.E46]=&quot;&quot;;[.F45];[Recipes.E46]))" office:value-type="float" office:value="0.375" calcext:value-type="float">
            <text:p>0.375</text:p>
          </table:table-cell>
          <table:table-cell table:formula="of:=[.F46]/[.C4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Recipes.A47]" office:value-type="string" office:string-value="Beef / Sausages / Bratwurst" calcext:value-type="string">
            <text:p>Beef / Sausages / Bratwurst</text:p>
          </table:table-cell>
          <table:table-cell table:formula="of:=[Recipes.B47]" office:value-type="string" office:string-value="1 sausage" calcext:value-type="string">
            <text:p>1 sausage</text:p>
          </table:table-cell>
          <table:table-cell table:formula="of:=[Recipes.C47]" office:value-type="float" office:value="75" calcext:value-type="float">
            <text:p>75</text:p>
          </table:table-cell>
          <table:table-cell table:formula="of:=[Recipes.D47]" office:value-type="string" office:string-value="g" calcext:value-type="string">
            <text:p>g</text:p>
          </table:table-cell>
          <table:table-cell table:formula="of:=[Recipes.E47]" office:value-type="float" office:value="0" calcext:value-type="float">
            <text:p>0</text:p>
          </table:table-cell>
          <table:table-cell table:formula="of:=IF([.A47]=0;&quot;&quot;;IF([Recipes.E47]=&quot;&quot;;[.F46];[Recipes.E47]))" office:value-type="float" office:value="0.375" calcext:value-type="float">
            <text:p>0.375</text:p>
          </table:table-cell>
          <table:table-cell table:formula="of:=[.F47]/[.C47]" office:value-type="float" office:value="0.005" calcext:value-type="float">
            <text:p>0.005</text:p>
          </table:table-cell>
          <table:table-cell table:number-columns-repeated="1011"/>
        </table:table-row>
        <table:table-row table:style-name="ro1">
          <table:table-cell table:formula="of:=[Recipes.A48]" office:value-type="float" office:value="0" calcext:value-type="float">
            <text:p>0</text:p>
          </table:table-cell>
          <table:table-cell table:formula="of:=[Recipes.B48]" office:value-type="float" office:value="0" calcext:value-type="float">
            <text:p>0</text:p>
          </table:table-cell>
          <table:table-cell table:formula="of:=[Recipes.C48]" office:value-type="float" office:value="0" calcext:value-type="float">
            <text:p>0</text:p>
          </table:table-cell>
          <table:table-cell table:formula="of:=[Recipes.D48]" office:value-type="float" office:value="0" calcext:value-type="float">
            <text:p>0</text:p>
          </table:table-cell>
          <table:table-cell table:formula="of:=[Recipes.E48]" office:value-type="float" office:value="0" calcext:value-type="float">
            <text:p>0</text:p>
          </table:table-cell>
          <table:table-cell table:formula="of:=IF([.A48]=0;&quot;&quot;;IF([Recipes.E48]=&quot;&quot;;[.F47];[Recipes.E48]))">
            <text:p/>
          </table:table-cell>
          <table:table-cell table:formula="of:=[.F48]/[.C48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49]" office:value-type="string" office:string-value="Fish / Salmon" calcext:value-type="string">
            <text:p>Fish / Salmon</text:p>
          </table:table-cell>
          <table:table-cell table:formula="of:=[Recipes.B49]" office:value-type="float" office:value="0" calcext:value-type="float">
            <text:p>0</text:p>
          </table:table-cell>
          <table:table-cell table:formula="of:=[Recipes.C49]" office:value-type="float" office:value="0" calcext:value-type="float">
            <text:p>0</text:p>
          </table:table-cell>
          <table:table-cell table:formula="of:=[Recipes.D49]" office:value-type="float" office:value="0" calcext:value-type="float">
            <text:p>0</text:p>
          </table:table-cell>
          <table:table-cell table:formula="of:=[Recipes.E49]" office:value-type="float" office:value="0.001" calcext:value-type="float">
            <text:p>0.001</text:p>
          </table:table-cell>
          <table:table-cell table:formula="of:=IF([.A49]=0;&quot;&quot;;IF([Recipes.E49]=&quot;&quot;;[.F48];[Recipes.E49]))" office:value-type="float" office:value="0.001" calcext:value-type="float">
            <text:p>0.001</text:p>
          </table:table-cell>
          <table:table-cell table:formula="of:=[.F49]/[.C49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Recipes.A50]" office:value-type="string" office:string-value="Fish / Salmon" calcext:value-type="string">
            <text:p>Fish / Salmon</text:p>
          </table:table-cell>
          <table:table-cell table:formula="of:=[Recipes.B50]" office:value-type="string" office:string-value="??" calcext:value-type="string">
            <text:p>??</text:p>
          </table:table-cell>
          <table:table-cell table:formula="of:=[Recipes.C50]" office:value-type="float" office:value="0.2" calcext:value-type="float">
            <text:p>0.2</text:p>
          </table:table-cell>
          <table:table-cell table:formula="of:=[Recipes.D50]" office:value-type="float" office:value="0" calcext:value-type="float">
            <text:p>0</text:p>
          </table:table-cell>
          <table:table-cell table:formula="of:=[Recipes.E50]" office:value-type="float" office:value="0" calcext:value-type="float">
            <text:p>0</text:p>
          </table:table-cell>
          <table:table-cell table:formula="of:=IF([.A50]=0;&quot;&quot;;IF([Recipes.E50]=&quot;&quot;;[.F49];[Recipes.E50]))" office:value-type="float" office:value="0.001" calcext:value-type="float">
            <text:p>0.001</text:p>
          </table:table-cell>
          <table:table-cell table:formula="of:=[.F50]/[.C50]" office:value-type="float" office:value="0.005" calcext:value-type="float">
            <text:p>0.005</text:p>
          </table:table-cell>
          <table:table-cell table:number-columns-repeated="1011"/>
        </table:table-row>
        <table:table-row table:style-name="ro1">
          <table:table-cell table:formula="of:=[Recipes.A51]" office:value-type="float" office:value="0" calcext:value-type="float">
            <text:p>0</text:p>
          </table:table-cell>
          <table:table-cell table:formula="of:=[Recipes.B51]" office:value-type="float" office:value="0" calcext:value-type="float">
            <text:p>0</text:p>
          </table:table-cell>
          <table:table-cell table:formula="of:=[Recipes.C51]" office:value-type="float" office:value="0" calcext:value-type="float">
            <text:p>0</text:p>
          </table:table-cell>
          <table:table-cell table:formula="of:=[Recipes.D51]" office:value-type="float" office:value="0" calcext:value-type="float">
            <text:p>0</text:p>
          </table:table-cell>
          <table:table-cell table:formula="of:=[Recipes.E51]" office:value-type="float" office:value="0" calcext:value-type="float">
            <text:p>0</text:p>
          </table:table-cell>
          <table:table-cell table:formula="of:=IF([.A51]=0;&quot;&quot;;IF([Recipes.E51]=&quot;&quot;;[.F50];[Recipes.E51]))">
            <text:p/>
          </table:table-cell>
          <table:table-cell table:formula="of:=[.F51]/[.C51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52]" office:value-type="string" office:string-value="Haloumi" calcext:value-type="string">
            <text:p>Haloumi</text:p>
          </table:table-cell>
          <table:table-cell table:formula="of:=[Recipes.B52]" office:value-type="float" office:value="0" calcext:value-type="float">
            <text:p>0</text:p>
          </table:table-cell>
          <table:table-cell table:formula="of:=[Recipes.C52]" office:value-type="float" office:value="0" calcext:value-type="float">
            <text:p>0</text:p>
          </table:table-cell>
          <table:table-cell table:formula="of:=[Recipes.D52]" office:value-type="float" office:value="0" calcext:value-type="float">
            <text:p>0</text:p>
          </table:table-cell>
          <table:table-cell table:formula="of:=[Recipes.E52]" office:value-type="float" office:value="0.0015" calcext:value-type="float">
            <text:p>0.0015</text:p>
          </table:table-cell>
          <table:table-cell table:formula="of:=IF([.A52]=0;&quot;&quot;;IF([Recipes.E52]=&quot;&quot;;[.F51];[Recipes.E52]))" office:value-type="float" office:value="0.0015" calcext:value-type="float">
            <text:p>0.0015</text:p>
          </table:table-cell>
          <table:table-cell table:formula="of:=[.F52]/[.C5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Recipes.A53]" office:value-type="string" office:string-value="Haloumi" calcext:value-type="string">
            <text:p>Haloumi</text:p>
          </table:table-cell>
          <table:table-cell table:formula="of:=[Recipes.B53]" office:value-type="string" office:string-value="??" calcext:value-type="string">
            <text:p>??</text:p>
          </table:table-cell>
          <table:table-cell table:formula="of:=[Recipes.C53]" office:value-type="float" office:value="0.3" calcext:value-type="float">
            <text:p>0.3</text:p>
          </table:table-cell>
          <table:table-cell table:formula="of:=[Recipes.D53]" office:value-type="string" office:string-value="g" calcext:value-type="string">
            <text:p>g</text:p>
          </table:table-cell>
          <table:table-cell table:formula="of:=[Recipes.E53]" office:value-type="float" office:value="0" calcext:value-type="float">
            <text:p>0</text:p>
          </table:table-cell>
          <table:table-cell table:formula="of:=IF([.A53]=0;&quot;&quot;;IF([Recipes.E53]=&quot;&quot;;[.F52];[Recipes.E53]))" office:value-type="float" office:value="0.0015" calcext:value-type="float">
            <text:p>0.0015</text:p>
          </table:table-cell>
          <table:table-cell table:formula="of:=[.F53]/[.C53]" office:value-type="float" office:value="0.005" calcext:value-type="float">
            <text:p>0.005</text:p>
          </table:table-cell>
          <table:table-cell table:number-columns-repeated="1011"/>
        </table:table-row>
        <table:table-row table:style-name="ro1">
          <table:table-cell table:formula="of:=[Recipes.A54]" office:value-type="float" office:value="0" calcext:value-type="float">
            <text:p>0</text:p>
          </table:table-cell>
          <table:table-cell table:formula="of:=[Recipes.B54]" office:value-type="float" office:value="0" calcext:value-type="float">
            <text:p>0</text:p>
          </table:table-cell>
          <table:table-cell table:formula="of:=[Recipes.C54]" office:value-type="float" office:value="0" calcext:value-type="float">
            <text:p>0</text:p>
          </table:table-cell>
          <table:table-cell table:formula="of:=[Recipes.D54]" office:value-type="float" office:value="0" calcext:value-type="float">
            <text:p>0</text:p>
          </table:table-cell>
          <table:table-cell table:formula="of:=[Recipes.E54]" office:value-type="float" office:value="0" calcext:value-type="float">
            <text:p>0</text:p>
          </table:table-cell>
          <table:table-cell table:formula="of:=IF([.A54]=0;&quot;&quot;;IF([Recipes.E54]=&quot;&quot;;[.F53];[Recipes.E54]))">
            <text:p/>
          </table:table-cell>
          <table:table-cell table:formula="of:=[.F54]/[.C54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55]" office:value-type="string" office:string-value="Fried onions" calcext:value-type="string">
            <text:p>Fried onions</text:p>
          </table:table-cell>
          <table:table-cell table:formula="of:=[Recipes.B55]" office:value-type="float" office:value="0" calcext:value-type="float">
            <text:p>0</text:p>
          </table:table-cell>
          <table:table-cell table:formula="of:=[Recipes.C55]" office:value-type="float" office:value="0" calcext:value-type="float">
            <text:p>0</text:p>
          </table:table-cell>
          <table:table-cell table:formula="of:=[Recipes.D55]" office:value-type="float" office:value="0" calcext:value-type="float">
            <text:p>0</text:p>
          </table:table-cell>
          <table:table-cell table:formula="of:=[Recipes.E55]" office:value-type="float" office:value="0" calcext:value-type="float">
            <text:p>0</text:p>
          </table:table-cell>
          <table:table-cell table:formula="of:=IF([.A55]=0;&quot;&quot;;IF([Recipes.E55]=&quot;&quot;;[.F54];[Recipes.E55]))">
            <text:p/>
          </table:table-cell>
          <table:table-cell table:formula="of:=[.F55]/[.C55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56]" office:value-type="string" office:string-value="Fried onions" calcext:value-type="string">
            <text:p>Fried onions</text:p>
          </table:table-cell>
          <table:table-cell table:formula="of:=[Recipes.B56]" office:value-type="string" office:string-value="??" calcext:value-type="string">
            <text:p>??</text:p>
          </table:table-cell>
          <table:table-cell table:formula="of:=[Recipes.C56]" office:value-type="float" office:value="0" calcext:value-type="float">
            <text:p>0</text:p>
          </table:table-cell>
          <table:table-cell table:formula="of:=[Recipes.D56]" office:value-type="string" office:string-value="g" calcext:value-type="string">
            <text:p>g</text:p>
          </table:table-cell>
          <table:table-cell table:formula="of:=[Recipes.E56]" office:value-type="float" office:value="0" calcext:value-type="float">
            <text:p>0</text:p>
          </table:table-cell>
          <table:table-cell table:formula="of:=IF([.A56]=0;&quot;&quot;;IF([Recipes.E56]=&quot;&quot;;[.F55];[Recipes.E56]))">
            <text:p/>
          </table:table-cell>
          <table:table-cell table:formula="of:=[.F56]/[.C56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57]" office:value-type="float" office:value="0" calcext:value-type="float">
            <text:p>0</text:p>
          </table:table-cell>
          <table:table-cell table:formula="of:=[Recipes.B57]" office:value-type="float" office:value="0" calcext:value-type="float">
            <text:p>0</text:p>
          </table:table-cell>
          <table:table-cell table:formula="of:=[Recipes.C57]" office:value-type="float" office:value="0" calcext:value-type="float">
            <text:p>0</text:p>
          </table:table-cell>
          <table:table-cell table:formula="of:=[Recipes.D57]" office:value-type="float" office:value="0" calcext:value-type="float">
            <text:p>0</text:p>
          </table:table-cell>
          <table:table-cell table:formula="of:=[Recipes.E57]" office:value-type="float" office:value="0" calcext:value-type="float">
            <text:p>0</text:p>
          </table:table-cell>
          <table:table-cell table:formula="of:=IF([.A57]=0;&quot;&quot;;IF([Recipes.E57]=&quot;&quot;;[.F56];[Recipes.E57]))">
            <text:p/>
          </table:table-cell>
          <table:table-cell table:formula="of:=[.F57]/[.C57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58]" office:value-type="string" office:string-value="Sauerkraut" calcext:value-type="string">
            <text:p>Sauerkraut</text:p>
          </table:table-cell>
          <table:table-cell table:formula="of:=[Recipes.B58]" office:value-type="float" office:value="0" calcext:value-type="float">
            <text:p>0</text:p>
          </table:table-cell>
          <table:table-cell table:formula="of:=[Recipes.C58]" office:value-type="float" office:value="0" calcext:value-type="float">
            <text:p>0</text:p>
          </table:table-cell>
          <table:table-cell table:formula="of:=[Recipes.D58]" office:value-type="float" office:value="0" calcext:value-type="float">
            <text:p>0</text:p>
          </table:table-cell>
          <table:table-cell table:formula="of:=[Recipes.E58]" office:value-type="float" office:value="0" calcext:value-type="float">
            <text:p>0</text:p>
          </table:table-cell>
          <table:table-cell table:formula="of:=IF([.A58]=0;&quot;&quot;;IF([Recipes.E58]=&quot;&quot;;[.F57];[Recipes.E58]))">
            <text:p/>
          </table:table-cell>
          <table:table-cell table:formula="of:=[.F58]/[.C58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59]" office:value-type="string" office:string-value="Sauerkraut" calcext:value-type="string">
            <text:p>Sauerkraut</text:p>
          </table:table-cell>
          <table:table-cell table:formula="of:=[Recipes.B59]" office:value-type="string" office:string-value="??" calcext:value-type="string">
            <text:p>??</text:p>
          </table:table-cell>
          <table:table-cell table:formula="of:=[Recipes.C59]" office:value-type="float" office:value="0" calcext:value-type="float">
            <text:p>0</text:p>
          </table:table-cell>
          <table:table-cell table:formula="of:=[Recipes.D59]" office:value-type="string" office:string-value="g" calcext:value-type="string">
            <text:p>g</text:p>
          </table:table-cell>
          <table:table-cell table:formula="of:=[Recipes.E59]" office:value-type="float" office:value="0" calcext:value-type="float">
            <text:p>0</text:p>
          </table:table-cell>
          <table:table-cell table:formula="of:=IF([.A59]=0;&quot;&quot;;IF([Recipes.E59]=&quot;&quot;;[.F58];[Recipes.E59]))">
            <text:p/>
          </table:table-cell>
          <table:table-cell table:formula="of:=[.F59]/[.C59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60]" office:value-type="float" office:value="0" calcext:value-type="float">
            <text:p>0</text:p>
          </table:table-cell>
          <table:table-cell table:formula="of:=[Recipes.B60]" office:value-type="float" office:value="0" calcext:value-type="float">
            <text:p>0</text:p>
          </table:table-cell>
          <table:table-cell table:formula="of:=[Recipes.C60]" office:value-type="float" office:value="0" calcext:value-type="float">
            <text:p>0</text:p>
          </table:table-cell>
          <table:table-cell table:formula="of:=[Recipes.D60]" office:value-type="float" office:value="0" calcext:value-type="float">
            <text:p>0</text:p>
          </table:table-cell>
          <table:table-cell table:formula="of:=[Recipes.E60]" office:value-type="float" office:value="0" calcext:value-type="float">
            <text:p>0</text:p>
          </table:table-cell>
          <table:table-cell table:formula="of:=IF([.A60]=0;&quot;&quot;;IF([Recipes.E60]=&quot;&quot;;[.F59];[Recipes.E60]))">
            <text:p/>
          </table:table-cell>
          <table:table-cell table:formula="of:=[.F60]/[.C60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61]" office:value-type="string" office:string-value="Corn" calcext:value-type="string">
            <text:p>Corn</text:p>
          </table:table-cell>
          <table:table-cell table:formula="of:=[Recipes.B61]" office:value-type="float" office:value="0" calcext:value-type="float">
            <text:p>0</text:p>
          </table:table-cell>
          <table:table-cell table:formula="of:=[Recipes.C61]" office:value-type="float" office:value="0" calcext:value-type="float">
            <text:p>0</text:p>
          </table:table-cell>
          <table:table-cell table:formula="of:=[Recipes.D61]" office:value-type="float" office:value="0" calcext:value-type="float">
            <text:p>0</text:p>
          </table:table-cell>
          <table:table-cell table:formula="of:=[Recipes.E61]" office:value-type="float" office:value="0" calcext:value-type="float">
            <text:p>0</text:p>
          </table:table-cell>
          <table:table-cell table:formula="of:=IF([.A61]=0;&quot;&quot;;IF([Recipes.E61]=&quot;&quot;;[.F60];[Recipes.E61]))">
            <text:p/>
          </table:table-cell>
          <table:table-cell table:formula="of:=[.F61]/[.C61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62]" office:value-type="string" office:string-value="Corn" calcext:value-type="string">
            <text:p>Corn</text:p>
          </table:table-cell>
          <table:table-cell table:formula="of:=[Recipes.B62]" office:value-type="string" office:string-value="??" calcext:value-type="string">
            <text:p>??</text:p>
          </table:table-cell>
          <table:table-cell table:formula="of:=[Recipes.C62]" office:value-type="float" office:value="0" calcext:value-type="float">
            <text:p>0</text:p>
          </table:table-cell>
          <table:table-cell table:formula="of:=[Recipes.D62]" office:value-type="float" office:value="0" calcext:value-type="float">
            <text:p>0</text:p>
          </table:table-cell>
          <table:table-cell table:formula="of:=[Recipes.E62]" office:value-type="float" office:value="0" calcext:value-type="float">
            <text:p>0</text:p>
          </table:table-cell>
          <table:table-cell table:formula="of:=IF([.A62]=0;&quot;&quot;;IF([Recipes.E62]=&quot;&quot;;[.F61];[Recipes.E62]))">
            <text:p/>
          </table:table-cell>
          <table:table-cell table:formula="of:=[.F62]/[.C62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63]" office:value-type="float" office:value="0" calcext:value-type="float">
            <text:p>0</text:p>
          </table:table-cell>
          <table:table-cell table:formula="of:=[Recipes.B63]" office:value-type="float" office:value="0" calcext:value-type="float">
            <text:p>0</text:p>
          </table:table-cell>
          <table:table-cell table:formula="of:=[Recipes.C63]" office:value-type="float" office:value="0" calcext:value-type="float">
            <text:p>0</text:p>
          </table:table-cell>
          <table:table-cell table:formula="of:=[Recipes.D63]" office:value-type="float" office:value="0" calcext:value-type="float">
            <text:p>0</text:p>
          </table:table-cell>
          <table:table-cell table:formula="of:=[Recipes.E63]" office:value-type="float" office:value="0" calcext:value-type="float">
            <text:p>0</text:p>
          </table:table-cell>
          <table:table-cell table:formula="of:=IF([.A63]=0;&quot;&quot;;IF([Recipes.E63]=&quot;&quot;;[.F62];[Recipes.E63]))">
            <text:p/>
          </table:table-cell>
          <table:table-cell table:formula="of:=[.F63]/[.C63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64]" office:value-type="string" office:string-value="Chicken wings" calcext:value-type="string">
            <text:p>Chicken wings</text:p>
          </table:table-cell>
          <table:table-cell table:formula="of:=[Recipes.B64]" office:value-type="float" office:value="0" calcext:value-type="float">
            <text:p>0</text:p>
          </table:table-cell>
          <table:table-cell table:formula="of:=[Recipes.C64]" office:value-type="float" office:value="0" calcext:value-type="float">
            <text:p>0</text:p>
          </table:table-cell>
          <table:table-cell table:formula="of:=[Recipes.D64]" office:value-type="float" office:value="0" calcext:value-type="float">
            <text:p>0</text:p>
          </table:table-cell>
          <table:table-cell table:formula="of:=[Recipes.E64]" office:value-type="float" office:value="3.75" calcext:value-type="float">
            <text:p>3.75</text:p>
          </table:table-cell>
          <table:table-cell table:formula="of:=IF([.A64]=0;&quot;&quot;;IF([Recipes.E64]=&quot;&quot;;[.F63];[Recipes.E64]))" office:value-type="float" office:value="3.75" calcext:value-type="float">
            <text:p>3.75</text:p>
          </table:table-cell>
          <table:table-cell table:formula="of:=[.F64]/[.C6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Recipes.A65]" office:value-type="string" office:string-value="Chicken wings" calcext:value-type="string">
            <text:p>Chicken wings</text:p>
          </table:table-cell>
          <table:table-cell table:formula="of:=[Recipes.B65]" office:value-type="string" office:string-value="Chicken wings (1 is 30g)" calcext:value-type="string">
            <text:p>Chicken wings (1 is 30g)</text:p>
          </table:table-cell>
          <table:table-cell table:formula="of:=[Recipes.C65]" office:value-type="float" office:value="25" calcext:value-type="float">
            <text:p>25</text:p>
          </table:table-cell>
          <table:table-cell table:formula="of:=[Recipes.D65]" office:value-type="string" office:string-value="wings" calcext:value-type="string">
            <text:p>wings</text:p>
          </table:table-cell>
          <table:table-cell table:formula="of:=[Recipes.E65]" office:value-type="float" office:value="0" calcext:value-type="float">
            <text:p>0</text:p>
          </table:table-cell>
          <table:table-cell table:formula="of:=IF([.A65]=0;&quot;&quot;;IF([Recipes.E65]=&quot;&quot;;[.F64];[Recipes.E65]))" office:value-type="float" office:value="3.75" calcext:value-type="float">
            <text:p>3.75</text:p>
          </table:table-cell>
          <table:table-cell table:formula="of:=[.F65]/[.C65]" office:value-type="float" office:value="0.15" calcext:value-type="float">
            <text:p>0.15</text:p>
          </table:table-cell>
          <table:table-cell table:number-columns-repeated="1011"/>
        </table:table-row>
        <table:table-row table:style-name="ro1">
          <table:table-cell table:formula="of:=[Recipes.A66]" office:value-type="string" office:string-value="Chicken wings" calcext:value-type="string">
            <text:p>Chicken wings</text:p>
          </table:table-cell>
          <table:table-cell table:formula="of:=[Recipes.B66]" office:value-type="string" office:string-value="5 spring onions, finely sliced" calcext:value-type="string">
            <text:p>5 spring onions, finely sliced</text:p>
          </table:table-cell>
          <table:table-cell table:formula="of:=[Recipes.C66]" office:value-type="float" office:value="5" calcext:value-type="float">
            <text:p>5</text:p>
          </table:table-cell>
          <table:table-cell table:formula="of:=[Recipes.D66]" office:value-type="string" office:string-value="piece" calcext:value-type="string">
            <text:p>piece</text:p>
          </table:table-cell>
          <table:table-cell table:formula="of:=[Recipes.E66]" office:value-type="float" office:value="0" calcext:value-type="float">
            <text:p>0</text:p>
          </table:table-cell>
          <table:table-cell table:formula="of:=IF([.A66]=0;&quot;&quot;;IF([Recipes.E66]=&quot;&quot;;[.F65];[Recipes.E66]))" office:value-type="float" office:value="3.75" calcext:value-type="float">
            <text:p>3.75</text:p>
          </table:table-cell>
          <table:table-cell table:formula="of:=[.F66]/[.C66]" office:value-type="float" office:value="0.75" calcext:value-type="float">
            <text:p>0.75</text:p>
          </table:table-cell>
          <table:table-cell table:number-columns-repeated="1011"/>
        </table:table-row>
        <table:table-row table:style-name="ro1">
          <table:table-cell table:formula="of:=[Recipes.A67]" office:value-type="string" office:string-value="Chicken wings" calcext:value-type="string">
            <text:p>Chicken wings</text:p>
          </table:table-cell>
          <table:table-cell table:formula="of:=[Recipes.B67]" office:value-type="string" office:string-value="5 tbsp honey" calcext:value-type="string">
            <text:p>5 tbsp honey</text:p>
          </table:table-cell>
          <table:table-cell table:formula="of:=[Recipes.C67]" office:value-type="float" office:value="5" calcext:value-type="float">
            <text:p>5</text:p>
          </table:table-cell>
          <table:table-cell table:formula="of:=[Recipes.D67]" office:value-type="string" office:string-value="tbsp" calcext:value-type="string">
            <text:p>tbsp</text:p>
          </table:table-cell>
          <table:table-cell table:formula="of:=[Recipes.E67]" office:value-type="float" office:value="0" calcext:value-type="float">
            <text:p>0</text:p>
          </table:table-cell>
          <table:table-cell table:formula="of:=IF([.A67]=0;&quot;&quot;;IF([Recipes.E67]=&quot;&quot;;[.F66];[Recipes.E67]))" office:value-type="float" office:value="3.75" calcext:value-type="float">
            <text:p>3.75</text:p>
          </table:table-cell>
          <table:table-cell table:formula="of:=[.F67]/[.C67]" office:value-type="float" office:value="0.75" calcext:value-type="float">
            <text:p>0.75</text:p>
          </table:table-cell>
          <table:table-cell table:number-columns-repeated="1011"/>
        </table:table-row>
        <table:table-row table:style-name="ro1">
          <table:table-cell table:formula="of:=[Recipes.A68]" office:value-type="string" office:string-value="Chicken wings" calcext:value-type="string">
            <text:p>Chicken wings</text:p>
          </table:table-cell>
          <table:table-cell table:formula="of:=[Recipes.B68]" office:value-type="string" office:string-value="• 2 tbsp soy sauce" calcext:value-type="string">
            <text:p>• 2 tbsp soy sauce</text:p>
          </table:table-cell>
          <table:table-cell table:formula="of:=[Recipes.C68]" office:value-type="float" office:value="2" calcext:value-type="float">
            <text:p>2</text:p>
          </table:table-cell>
          <table:table-cell table:formula="of:=[Recipes.D68]" office:value-type="string" office:string-value="tbsp" calcext:value-type="string">
            <text:p>tbsp</text:p>
          </table:table-cell>
          <table:table-cell table:formula="of:=[Recipes.E68]" office:value-type="float" office:value="0" calcext:value-type="float">
            <text:p>0</text:p>
          </table:table-cell>
          <table:table-cell table:formula="of:=IF([.A68]=0;&quot;&quot;;IF([Recipes.E68]=&quot;&quot;;[.F67];[Recipes.E68]))" office:value-type="float" office:value="3.75" calcext:value-type="float">
            <text:p>3.75</text:p>
          </table:table-cell>
          <table:table-cell table:formula="of:=[.F68]/[.C68]" office:value-type="float" office:value="1.875" calcext:value-type="float">
            <text:p>1.875</text:p>
          </table:table-cell>
          <table:table-cell table:number-columns-repeated="1011"/>
        </table:table-row>
        <table:table-row table:style-name="ro1">
          <table:table-cell table:formula="of:=[Recipes.A69]" office:value-type="string" office:string-value="Chicken wings" calcext:value-type="string">
            <text:p>Chicken wings</text:p>
          </table:table-cell>
          <table:table-cell table:formula="of:=[Recipes.B69]" office:value-type="string" office:string-value="• 1 red chilli, sliced" calcext:value-type="string">
            <text:p>• 1 red chilli, sliced</text:p>
          </table:table-cell>
          <table:table-cell table:formula="of:=[Recipes.C69]" office:value-type="float" office:value="1" calcext:value-type="float">
            <text:p>1</text:p>
          </table:table-cell>
          <table:table-cell table:formula="of:=[Recipes.D69]" office:value-type="string" office:string-value="piece" calcext:value-type="string">
            <text:p>piece</text:p>
          </table:table-cell>
          <table:table-cell table:formula="of:=[Recipes.E69]" office:value-type="float" office:value="0" calcext:value-type="float">
            <text:p>0</text:p>
          </table:table-cell>
          <table:table-cell table:formula="of:=IF([.A69]=0;&quot;&quot;;IF([Recipes.E69]=&quot;&quot;;[.F68];[Recipes.E69]))" office:value-type="float" office:value="3.75" calcext:value-type="float">
            <text:p>3.75</text:p>
          </table:table-cell>
          <table:table-cell table:formula="of:=[.F69]/[.C69]" office:value-type="float" office:value="3.75" calcext:value-type="float">
            <text:p>3.75</text:p>
          </table:table-cell>
          <table:table-cell table:number-columns-repeated="1011"/>
        </table:table-row>
        <table:table-row table:style-name="ro1">
          <table:table-cell table:formula="of:=[Recipes.A70]" office:value-type="string" office:string-value="Chicken wings" calcext:value-type="string">
            <text:p>Chicken wings</text:p>
          </table:table-cell>
          <table:table-cell table:formula="of:=[Recipes.B70]" office:value-type="string" office:string-value="• 1–2 cm ginger, grated" calcext:value-type="string">
            <text:p>• 1–2 cm ginger, grated</text:p>
          </table:table-cell>
          <table:table-cell table:formula="of:=[Recipes.C70]" office:value-type="float" office:value="2" calcext:value-type="float">
            <text:p>2</text:p>
          </table:table-cell>
          <table:table-cell table:formula="of:=[Recipes.D70]" office:value-type="string" office:string-value="cm piece" calcext:value-type="string">
            <text:p>cm piece</text:p>
          </table:table-cell>
          <table:table-cell table:formula="of:=[Recipes.E70]" office:value-type="float" office:value="0" calcext:value-type="float">
            <text:p>0</text:p>
          </table:table-cell>
          <table:table-cell table:formula="of:=IF([.A70]=0;&quot;&quot;;IF([Recipes.E70]=&quot;&quot;;[.F69];[Recipes.E70]))" office:value-type="float" office:value="3.75" calcext:value-type="float">
            <text:p>3.75</text:p>
          </table:table-cell>
          <table:table-cell table:formula="of:=[.F70]/[.C70]" office:value-type="float" office:value="1.875" calcext:value-type="float">
            <text:p>1.875</text:p>
          </table:table-cell>
          <table:table-cell table:number-columns-repeated="1011"/>
        </table:table-row>
        <table:table-row table:style-name="ro1">
          <table:table-cell table:formula="of:=[Recipes.A71]" office:value-type="string" office:string-value="Chicken wings" calcext:value-type="string">
            <text:p>Chicken wings</text:p>
          </table:table-cell>
          <table:table-cell table:formula="of:=[Recipes.B71]" office:value-type="string" office:string-value="0.625 teaspoon thyme" calcext:value-type="string">
            <text:p>0.625 teaspoon thyme</text:p>
          </table:table-cell>
          <table:table-cell table:formula="of:=[Recipes.C71]" office:value-type="float" office:value="0.625" calcext:value-type="float">
            <text:p>0.625</text:p>
          </table:table-cell>
          <table:table-cell table:formula="of:=[Recipes.D71]" office:value-type="string" office:string-value="tsp" calcext:value-type="string">
            <text:p>tsp</text:p>
          </table:table-cell>
          <table:table-cell table:formula="of:=[Recipes.E71]" office:value-type="float" office:value="0" calcext:value-type="float">
            <text:p>0</text:p>
          </table:table-cell>
          <table:table-cell table:formula="of:=IF([.A71]=0;&quot;&quot;;IF([Recipes.E71]=&quot;&quot;;[.F70];[Recipes.E71]))" office:value-type="float" office:value="3.75" calcext:value-type="float">
            <text:p>3.75</text:p>
          </table:table-cell>
          <table:table-cell table:formula="of:=[.F71]/[.C71]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formula="of:=[Recipes.A72]" office:value-type="float" office:value="0" calcext:value-type="float">
            <text:p>0</text:p>
          </table:table-cell>
          <table:table-cell table:formula="of:=[Recipes.B72]" office:value-type="float" office:value="0" calcext:value-type="float">
            <text:p>0</text:p>
          </table:table-cell>
          <table:table-cell table:formula="of:=[Recipes.C72]" office:value-type="float" office:value="0" calcext:value-type="float">
            <text:p>0</text:p>
          </table:table-cell>
          <table:table-cell table:formula="of:=[Recipes.D72]" office:value-type="float" office:value="0" calcext:value-type="float">
            <text:p>0</text:p>
          </table:table-cell>
          <table:table-cell table:formula="of:=[Recipes.E72]" office:value-type="float" office:value="0" calcext:value-type="float">
            <text:p>0</text:p>
          </table:table-cell>
          <table:table-cell table:formula="of:=IF([.A72]=0;&quot;&quot;;IF([Recipes.E72]=&quot;&quot;;[.F71];[Recipes.E72]))">
            <text:p/>
          </table:table-cell>
          <table:table-cell table:formula="of:=[.F72]/[.C72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73]" office:value-type="string" office:string-value="Veggies in Foil" calcext:value-type="string">
            <text:p>Veggies in Foil</text:p>
          </table:table-cell>
          <table:table-cell table:formula="of:=[Recipes.B73]" office:value-type="float" office:value="0" calcext:value-type="float">
            <text:p>0</text:p>
          </table:table-cell>
          <table:table-cell table:formula="of:=[Recipes.C73]" office:value-type="float" office:value="0" calcext:value-type="float">
            <text:p>0</text:p>
          </table:table-cell>
          <table:table-cell table:formula="of:=[Recipes.D73]" office:value-type="float" office:value="0" calcext:value-type="float">
            <text:p>0</text:p>
          </table:table-cell>
          <table:table-cell table:formula="of:=[Recipes.E73]" office:value-type="float" office:value="12" calcext:value-type="float">
            <text:p>12</text:p>
          </table:table-cell>
          <table:table-cell table:formula="of:=IF([.A73]=0;&quot;&quot;;IF([Recipes.E73]=&quot;&quot;;[.F72];[Recipes.E73]))" office:value-type="float" office:value="12" calcext:value-type="float">
            <text:p>12</text:p>
          </table:table-cell>
          <table:table-cell table:formula="of:=[.F73]/[.C73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Recipes.A74]" office:value-type="string" office:string-value="Veggies in Foil" calcext:value-type="string">
            <text:p>Veggies in Foil</text:p>
          </table:table-cell>
          <table:table-cell table:formula="of:=[Recipes.B74]" office:value-type="string" office:string-value="2 potatoes cut in batons" calcext:value-type="string">
            <text:p>2 potatoes cut in batons</text:p>
          </table:table-cell>
          <table:table-cell table:formula="of:=[Recipes.C74]" office:value-type="float" office:value="360" calcext:value-type="float">
            <text:p>360</text:p>
          </table:table-cell>
          <table:table-cell table:formula="of:=[Recipes.D74]" office:value-type="string" office:string-value="g" calcext:value-type="string">
            <text:p>g</text:p>
          </table:table-cell>
          <table:table-cell table:formula="of:=[Recipes.E74]" office:value-type="float" office:value="0" calcext:value-type="float">
            <text:p>0</text:p>
          </table:table-cell>
          <table:table-cell table:formula="of:=IF([.A74]=0;&quot;&quot;;IF([Recipes.E74]=&quot;&quot;;[.F73];[Recipes.E74]))" office:value-type="float" office:value="12" calcext:value-type="float">
            <text:p>12</text:p>
          </table:table-cell>
          <table:table-cell table:formula="of:=[.F74]/[.C74]" office:value-type="float" office:value="0.0333333333333333" calcext:value-type="float">
            <text:p>0.0333333333</text:p>
          </table:table-cell>
          <table:table-cell table:number-columns-repeated="1011"/>
        </table:table-row>
        <table:table-row table:style-name="ro1">
          <table:table-cell table:formula="of:=[Recipes.A75]" office:value-type="string" office:string-value="Veggies in Foil" calcext:value-type="string">
            <text:p>Veggies in Foil</text:p>
          </table:table-cell>
          <table:table-cell table:formula="of:=[Recipes.B75]" office:value-type="string" office:string-value="4 Carrots cut in batons" calcext:value-type="string">
            <text:p>4 Carrots cut in batons</text:p>
          </table:table-cell>
          <table:table-cell table:formula="of:=[Recipes.C75]" office:value-type="float" office:value="300" calcext:value-type="float">
            <text:p>300</text:p>
          </table:table-cell>
          <table:table-cell table:formula="of:=[Recipes.D75]" office:value-type="string" office:string-value="g" calcext:value-type="string">
            <text:p>g</text:p>
          </table:table-cell>
          <table:table-cell table:formula="of:=[Recipes.E75]" office:value-type="float" office:value="0" calcext:value-type="float">
            <text:p>0</text:p>
          </table:table-cell>
          <table:table-cell table:formula="of:=IF([.A75]=0;&quot;&quot;;IF([Recipes.E75]=&quot;&quot;;[.F74];[Recipes.E75]))" office:value-type="float" office:value="12" calcext:value-type="float">
            <text:p>12</text:p>
          </table:table-cell>
          <table:table-cell table:formula="of:=[.F75]/[.C75]" office:value-type="float" office:value="0.04" calcext:value-type="float">
            <text:p>0.04</text:p>
          </table:table-cell>
          <table:table-cell table:number-columns-repeated="1011"/>
        </table:table-row>
        <table:table-row table:style-name="ro1">
          <table:table-cell table:formula="of:=[Recipes.A76]" office:value-type="string" office:string-value="Veggies in Foil" calcext:value-type="string">
            <text:p>Veggies in Foil</text:p>
          </table:table-cell>
          <table:table-cell table:formula="of:=[Recipes.B76]" office:value-type="string" office:string-value="1 Onion" calcext:value-type="string">
            <text:p>1 Onion</text:p>
          </table:table-cell>
          <table:table-cell table:formula="of:=[Recipes.C76]" office:value-type="float" office:value="130" calcext:value-type="float">
            <text:p>130</text:p>
          </table:table-cell>
          <table:table-cell table:formula="of:=[Recipes.D76]" office:value-type="string" office:string-value="g" calcext:value-type="string">
            <text:p>g</text:p>
          </table:table-cell>
          <table:table-cell table:formula="of:=[Recipes.E76]" office:value-type="float" office:value="0" calcext:value-type="float">
            <text:p>0</text:p>
          </table:table-cell>
          <table:table-cell table:formula="of:=IF([.A76]=0;&quot;&quot;;IF([Recipes.E76]=&quot;&quot;;[.F75];[Recipes.E76]))" office:value-type="float" office:value="12" calcext:value-type="float">
            <text:p>12</text:p>
          </table:table-cell>
          <table:table-cell table:formula="of:=[.F76]/[.C76]" office:value-type="float" office:value="0.0923076923076923" calcext:value-type="float">
            <text:p>0.0923076923</text:p>
          </table:table-cell>
          <table:table-cell table:number-columns-repeated="1011"/>
        </table:table-row>
        <table:table-row table:style-name="ro1">
          <table:table-cell table:formula="of:=[Recipes.A77]" office:value-type="string" office:string-value="Veggies in Foil" calcext:value-type="string">
            <text:p>Veggies in Foil</text:p>
          </table:table-cell>
          <table:table-cell table:formula="of:=[Recipes.B77]" office:value-type="string" office:string-value="Parsley" calcext:value-type="string">
            <text:p>Parsley</text:p>
          </table:table-cell>
          <table:table-cell table:formula="of:=[Recipes.C77]" office:value-type="float" office:value="1" calcext:value-type="float">
            <text:p>1</text:p>
          </table:table-cell>
          <table:table-cell table:formula="of:=[Recipes.D77]" office:value-type="string" office:string-value="bunch" calcext:value-type="string">
            <text:p>bunch</text:p>
          </table:table-cell>
          <table:table-cell table:formula="of:=[Recipes.E77]" office:value-type="float" office:value="0" calcext:value-type="float">
            <text:p>0</text:p>
          </table:table-cell>
          <table:table-cell table:formula="of:=IF([.A77]=0;&quot;&quot;;IF([Recipes.E77]=&quot;&quot;;[.F76];[Recipes.E77]))" office:value-type="float" office:value="12" calcext:value-type="float">
            <text:p>12</text:p>
          </table:table-cell>
          <table:table-cell table:formula="of:=[.F77]/[.C77]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formula="of:=[Recipes.A78]" office:value-type="string" office:string-value="Veggies in Foil" calcext:value-type="string">
            <text:p>Veggies in Foil</text:p>
          </table:table-cell>
          <table:table-cell table:formula="of:=[Recipes.B78]" office:value-type="string" office:string-value="Salt" calcext:value-type="string">
            <text:p>Salt</text:p>
          </table:table-cell>
          <table:table-cell table:formula="of:=[Recipes.C78]" office:value-type="float" office:value="1" calcext:value-type="float">
            <text:p>1</text:p>
          </table:table-cell>
          <table:table-cell table:formula="of:=[Recipes.D78]" office:value-type="string" office:string-value="tsp" calcext:value-type="string">
            <text:p>tsp</text:p>
          </table:table-cell>
          <table:table-cell table:formula="of:=[Recipes.E78]" office:value-type="float" office:value="0" calcext:value-type="float">
            <text:p>0</text:p>
          </table:table-cell>
          <table:table-cell table:formula="of:=IF([.A78]=0;&quot;&quot;;IF([Recipes.E78]=&quot;&quot;;[.F77];[Recipes.E78]))" office:value-type="float" office:value="12" calcext:value-type="float">
            <text:p>12</text:p>
          </table:table-cell>
          <table:table-cell table:formula="of:=[.F78]/[.C78]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formula="of:=[Recipes.A79]" office:value-type="string" office:string-value="Veggies in Foil" calcext:value-type="string">
            <text:p>Veggies in Foil</text:p>
          </table:table-cell>
          <table:table-cell table:formula="of:=[Recipes.B79]" office:value-type="string" office:string-value="Pepper" calcext:value-type="string">
            <text:p>Pepper</text:p>
          </table:table-cell>
          <table:table-cell table:formula="of:=[Recipes.C79]" office:value-type="float" office:value="1" calcext:value-type="float">
            <text:p>1</text:p>
          </table:table-cell>
          <table:table-cell table:formula="of:=[Recipes.D79]" office:value-type="string" office:string-value="tsp" calcext:value-type="string">
            <text:p>tsp</text:p>
          </table:table-cell>
          <table:table-cell table:formula="of:=[Recipes.E79]" office:value-type="float" office:value="0" calcext:value-type="float">
            <text:p>0</text:p>
          </table:table-cell>
          <table:table-cell table:formula="of:=IF([.A79]=0;&quot;&quot;;IF([Recipes.E79]=&quot;&quot;;[.F78];[Recipes.E79]))" office:value-type="float" office:value="12" calcext:value-type="float">
            <text:p>12</text:p>
          </table:table-cell>
          <table:table-cell table:formula="of:=[.F79]/[.C79]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formula="of:=[Recipes.A80]" office:value-type="string" office:string-value="Veggies in Foil" calcext:value-type="string">
            <text:p>Veggies in Foil</text:p>
          </table:table-cell>
          <table:table-cell table:formula="of:=[Recipes.B80]" office:value-type="string" office:string-value="12 tbsp Butter" calcext:value-type="string">
            <text:p>12 tbsp Butter</text:p>
          </table:table-cell>
          <table:table-cell table:formula="of:=[Recipes.C80]" office:value-type="float" office:value="180" calcext:value-type="float">
            <text:p>180</text:p>
          </table:table-cell>
          <table:table-cell table:formula="of:=[Recipes.D80]" office:value-type="string" office:string-value="g" calcext:value-type="string">
            <text:p>g</text:p>
          </table:table-cell>
          <table:table-cell table:formula="of:=[Recipes.E80]" office:value-type="float" office:value="0" calcext:value-type="float">
            <text:p>0</text:p>
          </table:table-cell>
          <table:table-cell table:formula="of:=IF([.A80]=0;&quot;&quot;;IF([Recipes.E80]=&quot;&quot;;[.F79];[Recipes.E80]))" office:value-type="float" office:value="12" calcext:value-type="float">
            <text:p>12</text:p>
          </table:table-cell>
          <table:table-cell table:formula="of:=[.F80]/[.C80]" office:value-type="float" office:value="0.0666666666666667" calcext:value-type="float">
            <text:p>0.0666666667</text:p>
          </table:table-cell>
          <table:table-cell table:number-columns-repeated="1011"/>
        </table:table-row>
        <table:table-row table:style-name="ro1">
          <table:table-cell table:formula="of:=[Recipes.A81]" office:value-type="float" office:value="0" calcext:value-type="float">
            <text:p>0</text:p>
          </table:table-cell>
          <table:table-cell table:formula="of:=[Recipes.B81]" office:value-type="float" office:value="0" calcext:value-type="float">
            <text:p>0</text:p>
          </table:table-cell>
          <table:table-cell table:formula="of:=[Recipes.C81]" office:value-type="float" office:value="0" calcext:value-type="float">
            <text:p>0</text:p>
          </table:table-cell>
          <table:table-cell table:formula="of:=[Recipes.D81]" office:value-type="float" office:value="0" calcext:value-type="float">
            <text:p>0</text:p>
          </table:table-cell>
          <table:table-cell table:formula="of:=[Recipes.E81]" office:value-type="float" office:value="0" calcext:value-type="float">
            <text:p>0</text:p>
          </table:table-cell>
          <table:table-cell table:formula="of:=IF([.A81]=0;&quot;&quot;;IF([Recipes.E81]=&quot;&quot;;[.F80];[Recipes.E81]))">
            <text:p/>
          </table:table-cell>
          <table:table-cell table:formula="of:=[.F81]/[.C81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82]" office:value-type="string" office:string-value="Couscous salad" calcext:value-type="string">
            <text:p>Couscous salad</text:p>
          </table:table-cell>
          <table:table-cell table:formula="of:=[Recipes.B82]" office:value-type="float" office:value="0" calcext:value-type="float">
            <text:p>0</text:p>
          </table:table-cell>
          <table:table-cell table:formula="of:=[Recipes.C82]" office:value-type="float" office:value="0" calcext:value-type="float">
            <text:p>0</text:p>
          </table:table-cell>
          <table:table-cell table:formula="of:=[Recipes.D82]" office:value-type="float" office:value="0" calcext:value-type="float">
            <text:p>0</text:p>
          </table:table-cell>
          <table:table-cell table:formula="of:=[Recipes.E82]" office:value-type="float" office:value="8" calcext:value-type="float">
            <text:p>8</text:p>
          </table:table-cell>
          <table:table-cell table:formula="of:=IF([.A82]=0;&quot;&quot;;IF([Recipes.E82]=&quot;&quot;;[.F81];[Recipes.E82]))" office:value-type="float" office:value="8" calcext:value-type="float">
            <text:p>8</text:p>
          </table:table-cell>
          <table:table-cell table:formula="of:=[.F82]/[.C8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Recipes.A83]" office:value-type="string" office:string-value="Couscous salad" calcext:value-type="string">
            <text:p>Couscous salad</text:p>
          </table:table-cell>
          <table:table-cell table:formula="of:=[Recipes.B83]" office:value-type="string" office:string-value="160g couscous" calcext:value-type="string">
            <text:p>160g couscous</text:p>
          </table:table-cell>
          <table:table-cell table:formula="of:=[Recipes.C83]" office:value-type="float" office:value="160" calcext:value-type="float">
            <text:p>160</text:p>
          </table:table-cell>
          <table:table-cell table:formula="of:=[Recipes.D83]" office:value-type="string" office:string-value="g" calcext:value-type="string">
            <text:p>g</text:p>
          </table:table-cell>
          <table:table-cell table:formula="of:=[Recipes.E83]" office:value-type="float" office:value="0" calcext:value-type="float">
            <text:p>0</text:p>
          </table:table-cell>
          <table:table-cell table:formula="of:=IF([.A83]=0;&quot;&quot;;IF([Recipes.E83]=&quot;&quot;;[.F82];[Recipes.E83]))" office:value-type="float" office:value="8" calcext:value-type="float">
            <text:p>8</text:p>
          </table:table-cell>
          <table:table-cell table:formula="of:=[.F83]/[.C83]" office:value-type="float" office:value="0.05" calcext:value-type="float">
            <text:p>0.05</text:p>
          </table:table-cell>
          <table:table-cell table:number-columns-repeated="1011"/>
        </table:table-row>
        <table:table-row table:style-name="ro1">
          <table:table-cell table:formula="of:=[Recipes.A84]" office:value-type="string" office:string-value="Couscous salad" calcext:value-type="string">
            <text:p>Couscous salad</text:p>
          </table:table-cell>
          <table:table-cell table:formula="of:=[Recipes.B84]" office:value-type="string" office:string-value="500ml veggie stock" calcext:value-type="string">
            <text:p>500ml veggie stock</text:p>
          </table:table-cell>
          <table:table-cell table:formula="of:=[Recipes.C84]" office:value-type="float" office:value="500" calcext:value-type="float">
            <text:p>500</text:p>
          </table:table-cell>
          <table:table-cell table:formula="of:=[Recipes.D84]" office:value-type="string" office:string-value="ml" calcext:value-type="string">
            <text:p>ml</text:p>
          </table:table-cell>
          <table:table-cell table:formula="of:=[Recipes.E84]" office:value-type="float" office:value="0" calcext:value-type="float">
            <text:p>0</text:p>
          </table:table-cell>
          <table:table-cell table:formula="of:=IF([.A84]=0;&quot;&quot;;IF([Recipes.E84]=&quot;&quot;;[.F83];[Recipes.E84]))" office:value-type="float" office:value="8" calcext:value-type="float">
            <text:p>8</text:p>
          </table:table-cell>
          <table:table-cell table:formula="of:=[.F84]/[.C84]" office:value-type="float" office:value="0.016" calcext:value-type="float">
            <text:p>0.016</text:p>
          </table:table-cell>
          <table:table-cell table:number-columns-repeated="1011"/>
        </table:table-row>
        <table:table-row table:style-name="ro1">
          <table:table-cell table:formula="of:=[Recipes.A85]" office:value-type="string" office:string-value="Couscous salad" calcext:value-type="string">
            <text:p>Couscous salad</text:p>
          </table:table-cell>
          <table:table-cell table:formula="of:=[Recipes.B85]" office:value-type="string" office:string-value="200g dried apricots, chopped into quarters" calcext:value-type="string">
            <text:p>200g dried apricots, chopped into quarters</text:p>
          </table:table-cell>
          <table:table-cell table:formula="of:=[Recipes.C85]" office:value-type="float" office:value="200" calcext:value-type="float">
            <text:p>200</text:p>
          </table:table-cell>
          <table:table-cell table:formula="of:=[Recipes.D85]" office:value-type="string" office:string-value="g" calcext:value-type="string">
            <text:p>g</text:p>
          </table:table-cell>
          <table:table-cell table:formula="of:=[Recipes.E85]" office:value-type="float" office:value="0" calcext:value-type="float">
            <text:p>0</text:p>
          </table:table-cell>
          <table:table-cell table:formula="of:=IF([.A85]=0;&quot;&quot;;IF([Recipes.E85]=&quot;&quot;;[.F84];[Recipes.E85]))" office:value-type="float" office:value="8" calcext:value-type="float">
            <text:p>8</text:p>
          </table:table-cell>
          <table:table-cell table:formula="of:=[.F85]/[.C85]" office:value-type="float" office:value="0.04" calcext:value-type="float">
            <text:p>0.04</text:p>
          </table:table-cell>
          <table:table-cell table:number-columns-repeated="1011"/>
        </table:table-row>
        <table:table-row table:style-name="ro1">
          <table:table-cell table:formula="of:=[Recipes.A86]" office:value-type="string" office:string-value="Couscous salad" calcext:value-type="string">
            <text:p>Couscous salad</text:p>
          </table:table-cell>
          <table:table-cell table:formula="of:=[Recipes.B86]" office:value-type="string" office:string-value="100g walnuts, very roughly chopped" calcext:value-type="string">
            <text:p>100g walnuts, very roughly chopped</text:p>
          </table:table-cell>
          <table:table-cell table:formula="of:=[Recipes.C86]" office:value-type="float" office:value="100" calcext:value-type="float">
            <text:p>100</text:p>
          </table:table-cell>
          <table:table-cell table:formula="of:=[Recipes.D86]" office:value-type="string" office:string-value="g" calcext:value-type="string">
            <text:p>g</text:p>
          </table:table-cell>
          <table:table-cell table:formula="of:=[Recipes.E86]" office:value-type="float" office:value="0" calcext:value-type="float">
            <text:p>0</text:p>
          </table:table-cell>
          <table:table-cell table:formula="of:=IF([.A86]=0;&quot;&quot;;IF([Recipes.E86]=&quot;&quot;;[.F85];[Recipes.E86]))" office:value-type="float" office:value="8" calcext:value-type="float">
            <text:p>8</text:p>
          </table:table-cell>
          <table:table-cell table:formula="of:=[.F86]/[.C86]" office:value-type="float" office:value="0.08" calcext:value-type="float">
            <text:p>0.08</text:p>
          </table:table-cell>
          <table:table-cell table:number-columns-repeated="1011"/>
        </table:table-row>
        <table:table-row table:style-name="ro1">
          <table:table-cell table:formula="of:=[Recipes.A87]" office:value-type="string" office:string-value="Couscous salad" calcext:value-type="string">
            <text:p>Couscous salad</text:p>
          </table:table-cell>
          <table:table-cell table:formula="of:=[Recipes.B87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formula="of:=[Recipes.C87]" office:value-type="float" office:value="100" calcext:value-type="float">
            <text:p>100</text:p>
          </table:table-cell>
          <table:table-cell table:formula="of:=[Recipes.D87]" office:value-type="string" office:string-value="g" calcext:value-type="string">
            <text:p>g</text:p>
          </table:table-cell>
          <table:table-cell table:formula="of:=[Recipes.E87]" office:value-type="float" office:value="0" calcext:value-type="float">
            <text:p>0</text:p>
          </table:table-cell>
          <table:table-cell table:formula="of:=IF([.A87]=0;&quot;&quot;;IF([Recipes.E87]=&quot;&quot;;[.F86];[Recipes.E87]))" office:value-type="float" office:value="8" calcext:value-type="float">
            <text:p>8</text:p>
          </table:table-cell>
          <table:table-cell table:formula="of:=[.F87]/[.C87]" office:value-type="float" office:value="0.08" calcext:value-type="float">
            <text:p>0.08</text:p>
          </table:table-cell>
          <table:table-cell table:number-columns-repeated="1011"/>
        </table:table-row>
        <table:table-row table:style-name="ro1">
          <table:table-cell table:formula="of:=[Recipes.A88]" office:value-type="string" office:string-value="Couscous salad" calcext:value-type="string">
            <text:p>Couscous salad</text:p>
          </table:table-cell>
          <table:table-cell table:formula="of:=[Recipes.B88]" office:value-type="string" office:string-value="2 spring onions (finely chopped)" calcext:value-type="string">
            <text:p>2 spring onions (finely chopped)</text:p>
          </table:table-cell>
          <table:table-cell table:formula="of:=[Recipes.C88]" office:value-type="float" office:value="2" calcext:value-type="float">
            <text:p>2</text:p>
          </table:table-cell>
          <table:table-cell table:formula="of:=[Recipes.D88]" office:value-type="string" office:string-value="piece" calcext:value-type="string">
            <text:p>piece</text:p>
          </table:table-cell>
          <table:table-cell table:formula="of:=[Recipes.E88]" office:value-type="float" office:value="0" calcext:value-type="float">
            <text:p>0</text:p>
          </table:table-cell>
          <table:table-cell table:formula="of:=IF([.A88]=0;&quot;&quot;;IF([Recipes.E88]=&quot;&quot;;[.F87];[Recipes.E88]))" office:value-type="float" office:value="8" calcext:value-type="float">
            <text:p>8</text:p>
          </table:table-cell>
          <table:table-cell table:formula="of:=[.F88]/[.C88]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formula="of:=[Recipes.A89]" office:value-type="string" office:string-value="Couscous salad" calcext:value-type="string">
            <text:p>Couscous salad</text:p>
          </table:table-cell>
          <table:table-cell table:formula="of:=[Recipes.B89]" office:value-type="string" office:string-value="some pomegranate seeds (about 1/4 of a fruit)" calcext:value-type="string">
            <text:p>some pomegranate seeds (about 1/4 of a fruit)</text:p>
          </table:table-cell>
          <table:table-cell table:formula="of:=[Recipes.C89]" office:value-type="float" office:value="0.25" calcext:value-type="float">
            <text:p>0.25</text:p>
          </table:table-cell>
          <table:table-cell table:formula="of:=[Recipes.D89]" office:value-type="string" office:string-value="piece" calcext:value-type="string">
            <text:p>piece</text:p>
          </table:table-cell>
          <table:table-cell table:formula="of:=[Recipes.E89]" office:value-type="float" office:value="0" calcext:value-type="float">
            <text:p>0</text:p>
          </table:table-cell>
          <table:table-cell table:formula="of:=IF([.A89]=0;&quot;&quot;;IF([Recipes.E89]=&quot;&quot;;[.F88];[Recipes.E89]))" office:value-type="float" office:value="8" calcext:value-type="float">
            <text:p>8</text:p>
          </table:table-cell>
          <table:table-cell table:formula="of:=[.F89]/[.C89]"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table:formula="of:=[Recipes.A90]" office:value-type="string" office:string-value="Couscous salad" calcext:value-type="string">
            <text:p>Couscous salad</text:p>
          </table:table-cell>
          <table:table-cell table:formula="of:=[Recipes.B90]" office:value-type="string" office:string-value="3 tbsp lemon juice" calcext:value-type="string">
            <text:p>3 tbsp lemon juice</text:p>
          </table:table-cell>
          <table:table-cell table:formula="of:=[Recipes.C90]" office:value-type="float" office:value="45" calcext:value-type="float">
            <text:p>45</text:p>
          </table:table-cell>
          <table:table-cell table:formula="of:=[Recipes.D90]" office:value-type="string" office:string-value="ml" calcext:value-type="string">
            <text:p>ml</text:p>
          </table:table-cell>
          <table:table-cell table:formula="of:=[Recipes.E90]" office:value-type="float" office:value="0" calcext:value-type="float">
            <text:p>0</text:p>
          </table:table-cell>
          <table:table-cell table:formula="of:=IF([.A90]=0;&quot;&quot;;IF([Recipes.E90]=&quot;&quot;;[.F89];[Recipes.E90]))" office:value-type="float" office:value="8" calcext:value-type="float">
            <text:p>8</text:p>
          </table:table-cell>
          <table:table-cell table:formula="of:=[.F90]/[.C90]" office:value-type="float" office:value="0.177777777777778" calcext:value-type="float">
            <text:p>0.1777777778</text:p>
          </table:table-cell>
          <table:table-cell table:number-columns-repeated="1011"/>
        </table:table-row>
        <table:table-row table:style-name="ro1">
          <table:table-cell table:formula="of:=[Recipes.A91]" office:value-type="string" office:string-value="Couscous salad" calcext:value-type="string">
            <text:p>Couscous salad</text:p>
          </table:table-cell>
          <table:table-cell table:formula="of:=[Recipes.B91]" office:value-type="string" office:string-value="olive oil" calcext:value-type="string">
            <text:p>olive oil</text:p>
          </table:table-cell>
          <table:table-cell table:formula="of:=[Recipes.C91]" office:value-type="float" office:value="90" calcext:value-type="float">
            <text:p>90</text:p>
          </table:table-cell>
          <table:table-cell table:formula="of:=[Recipes.D91]" office:value-type="string" office:string-value="ml" calcext:value-type="string">
            <text:p>ml</text:p>
          </table:table-cell>
          <table:table-cell table:formula="of:=[Recipes.E91]" office:value-type="float" office:value="0" calcext:value-type="float">
            <text:p>0</text:p>
          </table:table-cell>
          <table:table-cell table:formula="of:=IF([.A91]=0;&quot;&quot;;IF([Recipes.E91]=&quot;&quot;;[.F90];[Recipes.E91]))" office:value-type="float" office:value="8" calcext:value-type="float">
            <text:p>8</text:p>
          </table:table-cell>
          <table:table-cell table:formula="of:=[.F91]/[.C91]" office:value-type="float" office:value="0.0888888888888889" calcext:value-type="float">
            <text:p>0.0888888889</text:p>
          </table:table-cell>
          <table:table-cell table:number-columns-repeated="1011"/>
        </table:table-row>
        <table:table-row table:style-name="ro1">
          <table:table-cell table:formula="of:=[Recipes.A92]" office:value-type="float" office:value="0" calcext:value-type="float">
            <text:p>0</text:p>
          </table:table-cell>
          <table:table-cell table:formula="of:=[Recipes.B92]" office:value-type="float" office:value="0" calcext:value-type="float">
            <text:p>0</text:p>
          </table:table-cell>
          <table:table-cell table:formula="of:=[Recipes.C92]" office:value-type="float" office:value="0" calcext:value-type="float">
            <text:p>0</text:p>
          </table:table-cell>
          <table:table-cell table:formula="of:=[Recipes.D92]" office:value-type="float" office:value="0" calcext:value-type="float">
            <text:p>0</text:p>
          </table:table-cell>
          <table:table-cell table:formula="of:=[Recipes.E92]" office:value-type="float" office:value="0" calcext:value-type="float">
            <text:p>0</text:p>
          </table:table-cell>
          <table:table-cell table:formula="of:=IF([.A92]=0;&quot;&quot;;IF([Recipes.E92]=&quot;&quot;;[.F91];[Recipes.E92]))">
            <text:p/>
          </table:table-cell>
          <table:table-cell table:formula="of:=[.F92]/[.C92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93]" office:value-type="string" office:string-value="German Potato Salad" calcext:value-type="string">
            <text:p>German Potato Salad</text:p>
          </table:table-cell>
          <table:table-cell table:formula="of:=[Recipes.B93]" office:value-type="float" office:value="0" calcext:value-type="float">
            <text:p>0</text:p>
          </table:table-cell>
          <table:table-cell table:formula="of:=[Recipes.C93]" office:value-type="float" office:value="0" calcext:value-type="float">
            <text:p>0</text:p>
          </table:table-cell>
          <table:table-cell table:formula="of:=[Recipes.D93]" office:value-type="float" office:value="0" calcext:value-type="float">
            <text:p>0</text:p>
          </table:table-cell>
          <table:table-cell table:formula="of:=[Recipes.E93]" office:value-type="float" office:value="16" calcext:value-type="float">
            <text:p>16</text:p>
          </table:table-cell>
          <table:table-cell table:formula="of:=IF([.A93]=0;&quot;&quot;;IF([Recipes.E93]=&quot;&quot;;[.F92];[Recipes.E93]))" office:value-type="float" office:value="16" calcext:value-type="float">
            <text:p>16</text:p>
          </table:table-cell>
          <table:table-cell table:formula="of:=[.F93]/[.C93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Recipes.A94]" office:value-type="string" office:string-value="German Potato Salad" calcext:value-type="string">
            <text:p>German Potato Salad</text:p>
          </table:table-cell>
          <table:table-cell table:formula="of:=[Recipes.B94]" office:value-type="string" office:string-value="3 cups diced (can be unpeeled)" calcext:value-type="string">
            <text:p>3 cups diced (can be unpeeled)</text:p>
          </table:table-cell>
          <table:table-cell table:formula="of:=[Recipes.C94]" office:value-type="float" office:value="975" calcext:value-type="float">
            <text:p>975</text:p>
          </table:table-cell>
          <table:table-cell table:formula="of:=[Recipes.D94]" office:value-type="string" office:string-value="g" calcext:value-type="string">
            <text:p>g</text:p>
          </table:table-cell>
          <table:table-cell table:formula="of:=[Recipes.E94]" office:value-type="float" office:value="0" calcext:value-type="float">
            <text:p>0</text:p>
          </table:table-cell>
          <table:table-cell table:formula="of:=IF([.A94]=0;&quot;&quot;;IF([Recipes.E94]=&quot;&quot;;[.F93];[Recipes.E94]))" office:value-type="float" office:value="16" calcext:value-type="float">
            <text:p>16</text:p>
          </table:table-cell>
          <table:table-cell table:formula="of:=[.F94]/[.C94]" office:value-type="float" office:value="0.0164102564102564" calcext:value-type="float">
            <text:p>0.0164102564</text:p>
          </table:table-cell>
          <table:table-cell table:number-columns-repeated="1011"/>
        </table:table-row>
        <table:table-row table:style-name="ro1">
          <table:table-cell table:formula="of:=[Recipes.A95]" office:value-type="string" office:string-value="German Potato Salad" calcext:value-type="string">
            <text:p>German Potato Salad</text:p>
          </table:table-cell>
          <table:table-cell table:formula="of:=[Recipes.B95]" office:value-type="string" office:string-value="4 slices bacon" calcext:value-type="string">
            <text:p>4 slices bacon</text:p>
          </table:table-cell>
          <table:table-cell table:formula="of:=[Recipes.C95]" office:value-type="float" office:value="0" calcext:value-type="float">
            <text:p>0</text:p>
          </table:table-cell>
          <table:table-cell table:formula="of:=[Recipes.D95]" office:value-type="float" office:value="0" calcext:value-type="float">
            <text:p>0</text:p>
          </table:table-cell>
          <table:table-cell table:formula="of:=[Recipes.E95]" office:value-type="float" office:value="0" calcext:value-type="float">
            <text:p>0</text:p>
          </table:table-cell>
          <table:table-cell table:formula="of:=IF([.A95]=0;&quot;&quot;;IF([Recipes.E95]=&quot;&quot;;[.F94];[Recipes.E95]))" office:value-type="float" office:value="16" calcext:value-type="float">
            <text:p>16</text:p>
          </table:table-cell>
          <table:table-cell table:formula="of:=[.F95]/[.C9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Recipes.A96]" office:value-type="string" office:string-value="German Potato Salad" calcext:value-type="string">
            <text:p>German Potato Salad</text:p>
          </table:table-cell>
          <table:table-cell table:formula="of:=[Recipes.B96]" office:value-type="string" office:string-value="1 small onion, diced" calcext:value-type="string">
            <text:p>1 small onion, diced</text:p>
          </table:table-cell>
          <table:table-cell table:formula="of:=[Recipes.C96]" office:value-type="float" office:value="150" calcext:value-type="float">
            <text:p>150</text:p>
          </table:table-cell>
          <table:table-cell table:formula="of:=[Recipes.D96]" office:value-type="string" office:string-value="g" calcext:value-type="string">
            <text:p>g</text:p>
          </table:table-cell>
          <table:table-cell table:formula="of:=[Recipes.E96]" office:value-type="float" office:value="0" calcext:value-type="float">
            <text:p>0</text:p>
          </table:table-cell>
          <table:table-cell table:formula="of:=IF([.A96]=0;&quot;&quot;;IF([Recipes.E96]=&quot;&quot;;[.F95];[Recipes.E96]))" office:value-type="float" office:value="16" calcext:value-type="float">
            <text:p>16</text:p>
          </table:table-cell>
          <table:table-cell table:formula="of:=[.F96]/[.C96]" office:value-type="float" office:value="0.106666666666667" calcext:value-type="float">
            <text:p>0.1066666667</text:p>
          </table:table-cell>
          <table:table-cell table:number-columns-repeated="1011"/>
        </table:table-row>
        <table:table-row table:style-name="ro1">
          <table:table-cell table:formula="of:=[Recipes.A97]" office:value-type="string" office:string-value="German Potato Salad" calcext:value-type="string">
            <text:p>German Potato Salad</text:p>
          </table:table-cell>
          <table:table-cell table:formula="of:=[Recipes.B97]" office:value-type="string" office:string-value="1/4 cup white vinegar" calcext:value-type="string">
            <text:p>1/4 cup white vinegar</text:p>
          </table:table-cell>
          <table:table-cell table:formula="of:=[Recipes.C97]" office:value-type="float" office:value="62.5" calcext:value-type="float">
            <text:p>62.5</text:p>
          </table:table-cell>
          <table:table-cell table:formula="of:=[Recipes.D97]" office:value-type="string" office:string-value="ml" calcext:value-type="string">
            <text:p>ml</text:p>
          </table:table-cell>
          <table:table-cell table:formula="of:=[Recipes.E97]" office:value-type="float" office:value="0" calcext:value-type="float">
            <text:p>0</text:p>
          </table:table-cell>
          <table:table-cell table:formula="of:=IF([.A97]=0;&quot;&quot;;IF([Recipes.E97]=&quot;&quot;;[.F96];[Recipes.E97]))" office:value-type="float" office:value="16" calcext:value-type="float">
            <text:p>16</text:p>
          </table:table-cell>
          <table:table-cell table:formula="of:=[.F97]/[.C97]" office:value-type="float" office:value="0.256" calcext:value-type="float">
            <text:p>0.256</text:p>
          </table:table-cell>
          <table:table-cell table:number-columns-repeated="1011"/>
        </table:table-row>
        <table:table-row table:style-name="ro1">
          <table:table-cell table:formula="of:=[Recipes.A98]" office:value-type="string" office:string-value="German Potato Salad" calcext:value-type="string">
            <text:p>German Potato Salad</text:p>
          </table:table-cell>
          <table:table-cell table:formula="of:=[Recipes.B98]" office:value-type="string" office:string-value="2 tablespoons water" calcext:value-type="string">
            <text:p>2 tablespoons water</text:p>
          </table:table-cell>
          <table:table-cell table:formula="of:=[Recipes.C98]" office:value-type="float" office:value="2" calcext:value-type="float">
            <text:p>2</text:p>
          </table:table-cell>
          <table:table-cell table:formula="of:=[Recipes.D98]" office:value-type="string" office:string-value="tbsp" calcext:value-type="string">
            <text:p>tbsp</text:p>
          </table:table-cell>
          <table:table-cell table:formula="of:=[Recipes.E98]" office:value-type="float" office:value="0" calcext:value-type="float">
            <text:p>0</text:p>
          </table:table-cell>
          <table:table-cell table:formula="of:=IF([.A98]=0;&quot;&quot;;IF([Recipes.E98]=&quot;&quot;;[.F97];[Recipes.E98]))" office:value-type="float" office:value="16" calcext:value-type="float">
            <text:p>16</text:p>
          </table:table-cell>
          <table:table-cell table:formula="of:=[.F98]/[.C98]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formula="of:=[Recipes.A99]" office:value-type="string" office:string-value="German Potato Salad" calcext:value-type="string">
            <text:p>German Potato Salad</text:p>
          </table:table-cell>
          <table:table-cell table:formula="of:=[Recipes.B99]" office:value-type="string" office:string-value="1 tablespoons white sugar" calcext:value-type="string">
            <text:p>1 tablespoons white sugar</text:p>
          </table:table-cell>
          <table:table-cell table:formula="of:=[Recipes.C99]" office:value-type="float" office:value="1" calcext:value-type="float">
            <text:p>1</text:p>
          </table:table-cell>
          <table:table-cell table:formula="of:=[Recipes.D99]" office:value-type="string" office:string-value="tbsp" calcext:value-type="string">
            <text:p>tbsp</text:p>
          </table:table-cell>
          <table:table-cell table:formula="of:=[Recipes.E99]" office:value-type="float" office:value="0" calcext:value-type="float">
            <text:p>0</text:p>
          </table:table-cell>
          <table:table-cell table:formula="of:=IF([.A99]=0;&quot;&quot;;IF([Recipes.E99]=&quot;&quot;;[.F98];[Recipes.E99]))" office:value-type="float" office:value="16" calcext:value-type="float">
            <text:p>16</text:p>
          </table:table-cell>
          <table:table-cell table:formula="of:=[.F99]/[.C99]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formula="of:=[Recipes.A100]" office:value-type="string" office:string-value="German Potato Salad" calcext:value-type="string">
            <text:p>German Potato Salad</text:p>
          </table:table-cell>
          <table:table-cell table:formula="of:=[Recipes.B100]" office:value-type="string" office:string-value="1 teaspoon salt" calcext:value-type="string">
            <text:p>1 teaspoon salt</text:p>
          </table:table-cell>
          <table:table-cell table:formula="of:=[Recipes.C100]" office:value-type="float" office:value="1" calcext:value-type="float">
            <text:p>1</text:p>
          </table:table-cell>
          <table:table-cell table:formula="of:=[Recipes.D100]" office:value-type="string" office:string-value="tsp" calcext:value-type="string">
            <text:p>tsp</text:p>
          </table:table-cell>
          <table:table-cell table:formula="of:=[Recipes.E100]" office:value-type="float" office:value="0" calcext:value-type="float">
            <text:p>0</text:p>
          </table:table-cell>
          <table:table-cell table:formula="of:=IF([.A100]=0;&quot;&quot;;IF([Recipes.E100]=&quot;&quot;;[.F99];[Recipes.E100]))" office:value-type="float" office:value="16" calcext:value-type="float">
            <text:p>16</text:p>
          </table:table-cell>
          <table:table-cell table:formula="of:=[.F100]/[.C100]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formula="of:=[Recipes.A101]" office:value-type="string" office:string-value="German Potato Salad" calcext:value-type="string">
            <text:p>German Potato Salad</text:p>
          </table:table-cell>
          <table:table-cell table:formula="of:=[Recipes.B101]" office:value-type="string" office:string-value="1/8 teaspoon ground black pepper" calcext:value-type="string">
            <text:p>1/8 teaspoon ground black pepper</text:p>
          </table:table-cell>
          <table:table-cell table:formula="of:=[Recipes.C101]" office:value-type="float" office:value="0.125" calcext:value-type="float">
            <text:p>0.125</text:p>
          </table:table-cell>
          <table:table-cell table:formula="of:=[Recipes.D101]" office:value-type="string" office:string-value="tsp" calcext:value-type="string">
            <text:p>tsp</text:p>
          </table:table-cell>
          <table:table-cell table:formula="of:=[Recipes.E101]" office:value-type="float" office:value="0" calcext:value-type="float">
            <text:p>0</text:p>
          </table:table-cell>
          <table:table-cell table:formula="of:=IF([.A101]=0;&quot;&quot;;IF([Recipes.E101]=&quot;&quot;;[.F100];[Recipes.E101]))" office:value-type="float" office:value="16" calcext:value-type="float">
            <text:p>16</text:p>
          </table:table-cell>
          <table:table-cell table:formula="of:=[.F101]/[.C101]" office:value-type="float" office:value="128" calcext:value-type="float">
            <text:p>128</text:p>
          </table:table-cell>
          <table:table-cell table:number-columns-repeated="1011"/>
        </table:table-row>
        <table:table-row table:style-name="ro1">
          <table:table-cell table:formula="of:=[Recipes.A102]" office:value-type="string" office:string-value="German Potato Salad" calcext:value-type="string">
            <text:p>German Potato Salad</text:p>
          </table:table-cell>
          <table:table-cell table:formula="of:=[Recipes.B102]" office:value-type="string" office:string-value="1 tablespoon chopped fresh parsley" calcext:value-type="string">
            <text:p>1 tablespoon chopped fresh parsley</text:p>
          </table:table-cell>
          <table:table-cell table:formula="of:=[Recipes.C102]" office:value-type="float" office:value="1" calcext:value-type="float">
            <text:p>1</text:p>
          </table:table-cell>
          <table:table-cell table:formula="of:=[Recipes.D102]" office:value-type="string" office:string-value="tbsp" calcext:value-type="string">
            <text:p>tbsp</text:p>
          </table:table-cell>
          <table:table-cell table:formula="of:=[Recipes.E102]" office:value-type="float" office:value="0" calcext:value-type="float">
            <text:p>0</text:p>
          </table:table-cell>
          <table:table-cell table:formula="of:=IF([.A102]=0;&quot;&quot;;IF([Recipes.E102]=&quot;&quot;;[.F101];[Recipes.E102]))" office:value-type="float" office:value="16" calcext:value-type="float">
            <text:p>16</text:p>
          </table:table-cell>
          <table:table-cell table:formula="of:=[.F102]/[.C102]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formula="of:=[Recipes.A103]" office:value-type="float" office:value="0" calcext:value-type="float">
            <text:p>0</text:p>
          </table:table-cell>
          <table:table-cell table:formula="of:=[Recipes.B103]" office:value-type="float" office:value="0" calcext:value-type="float">
            <text:p>0</text:p>
          </table:table-cell>
          <table:table-cell table:formula="of:=[Recipes.C103]" office:value-type="float" office:value="0" calcext:value-type="float">
            <text:p>0</text:p>
          </table:table-cell>
          <table:table-cell table:formula="of:=[Recipes.D103]" office:value-type="float" office:value="0" calcext:value-type="float">
            <text:p>0</text:p>
          </table:table-cell>
          <table:table-cell table:formula="of:=[Recipes.E103]" office:value-type="float" office:value="0" calcext:value-type="float">
            <text:p>0</text:p>
          </table:table-cell>
          <table:table-cell table:formula="of:=IF([.A103]=0;&quot;&quot;;IF([Recipes.E103]=&quot;&quot;;[.F102];[Recipes.E103]))">
            <text:p/>
          </table:table-cell>
          <table:table-cell table:formula="of:=[.F103]/[.C103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104]" office:value-type="string" office:string-value="Sweet Potato and Black bean chili" calcext:value-type="string">
            <text:p>Sweet Potato and Black bean chili</text:p>
          </table:table-cell>
          <table:table-cell table:formula="of:=[Recipes.B104]" office:value-type="float" office:value="0" calcext:value-type="float">
            <text:p>0</text:p>
          </table:table-cell>
          <table:table-cell table:formula="of:=[Recipes.C104]" office:value-type="float" office:value="0" calcext:value-type="float">
            <text:p>0</text:p>
          </table:table-cell>
          <table:table-cell table:formula="of:=[Recipes.D104]" office:value-type="float" office:value="0" calcext:value-type="float">
            <text:p>0</text:p>
          </table:table-cell>
          <table:table-cell table:formula="of:=[Recipes.E104]" office:value-type="float" office:value="4" calcext:value-type="float">
            <text:p>4</text:p>
          </table:table-cell>
          <table:table-cell table:formula="of:=IF([.A104]=0;&quot;&quot;;IF([Recipes.E104]=&quot;&quot;;[.F103];[Recipes.E104]))" office:value-type="float" office:value="4" calcext:value-type="float">
            <text:p>4</text:p>
          </table:table-cell>
          <table:table-cell table:formula="of:=[.F104]/[.C10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Recipes.A105]" office:value-type="string" office:string-value="Sweet Potato and Black bean chili" calcext:value-type="string">
            <text:p>Sweet Potato and Black bean chili</text:p>
          </table:table-cell>
          <table:table-cell table:formula="of:=[Recipes.B105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formula="of:=[Recipes.C105]" office:value-type="float" office:value="3.75" calcext:value-type="float">
            <text:p>3.75</text:p>
          </table:table-cell>
          <table:table-cell table:formula="of:=[Recipes.D105]" office:value-type="string" office:string-value="ml" calcext:value-type="string">
            <text:p>ml</text:p>
          </table:table-cell>
          <table:table-cell table:formula="of:=[Recipes.E105]" office:value-type="float" office:value="0" calcext:value-type="float">
            <text:p>0</text:p>
          </table:table-cell>
          <table:table-cell table:formula="of:=IF([.A105]=0;&quot;&quot;;IF([Recipes.E105]=&quot;&quot;;[.F104];[Recipes.E105]))" office:value-type="float" office:value="4" calcext:value-type="float">
            <text:p>4</text:p>
          </table:table-cell>
          <table:table-cell table:formula="of:=[.F105]/[.C105]" office:value-type="float" office:value="1.06666666666667" calcext:value-type="float">
            <text:p>1.0666666667</text:p>
          </table:table-cell>
          <table:table-cell table:number-columns-repeated="1011"/>
        </table:table-row>
        <table:table-row table:style-name="ro1">
          <table:table-cell table:formula="of:=[Recipes.A106]" office:value-type="string" office:string-value="Sweet Potato and Black bean chili" calcext:value-type="string">
            <text:p>Sweet Potato and Black bean chili</text:p>
          </table:table-cell>
          <table:table-cell table:formula="of:=[Recipes.B106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formula="of:=[Recipes.C106]" office:value-type="float" office:value="62.5" calcext:value-type="float">
            <text:p>62.5</text:p>
          </table:table-cell>
          <table:table-cell table:formula="of:=[Recipes.D106]" office:value-type="string" office:string-value="g" calcext:value-type="string">
            <text:p>g</text:p>
          </table:table-cell>
          <table:table-cell table:formula="of:=[Recipes.E106]" office:value-type="float" office:value="0" calcext:value-type="float">
            <text:p>0</text:p>
          </table:table-cell>
          <table:table-cell table:formula="of:=IF([.A106]=0;&quot;&quot;;IF([Recipes.E106]=&quot;&quot;;[.F105];[Recipes.E106]))" office:value-type="float" office:value="4" calcext:value-type="float">
            <text:p>4</text:p>
          </table:table-cell>
          <table:table-cell table:formula="of:=[.F106]/[.C106]" office:value-type="float" office:value="0.064" calcext:value-type="float">
            <text:p>0.064</text:p>
          </table:table-cell>
          <table:table-cell table:number-columns-repeated="1011"/>
        </table:table-row>
        <table:table-row table:style-name="ro1">
          <table:table-cell table:formula="of:=[Recipes.A107]" office:value-type="string" office:string-value="Sweet Potato and Black bean chili" calcext:value-type="string">
            <text:p>Sweet Potato and Black bean chili</text:p>
          </table:table-cell>
          <table:table-cell table:formula="of:=[Recipes.B107]" office:value-type="string" office:string-value="1 large onion, diced" calcext:value-type="string">
            <text:p>1 large onion, diced</text:p>
          </table:table-cell>
          <table:table-cell table:formula="of:=[Recipes.C107]" office:value-type="float" office:value="32.5" calcext:value-type="float">
            <text:p>32.5</text:p>
          </table:table-cell>
          <table:table-cell table:formula="of:=[Recipes.D107]" office:value-type="string" office:string-value="g" calcext:value-type="string">
            <text:p>g</text:p>
          </table:table-cell>
          <table:table-cell table:formula="of:=[Recipes.E107]" office:value-type="float" office:value="0" calcext:value-type="float">
            <text:p>0</text:p>
          </table:table-cell>
          <table:table-cell table:formula="of:=IF([.A107]=0;&quot;&quot;;IF([Recipes.E107]=&quot;&quot;;[.F106];[Recipes.E107]))" office:value-type="float" office:value="4" calcext:value-type="float">
            <text:p>4</text:p>
          </table:table-cell>
          <table:table-cell table:formula="of:=[.F107]/[.C107]" office:value-type="float" office:value="0.123076923076923" calcext:value-type="float">
            <text:p>0.1230769231</text:p>
          </table:table-cell>
          <table:table-cell table:number-columns-repeated="1011"/>
        </table:table-row>
        <table:table-row table:style-name="ro1">
          <table:table-cell table:formula="of:=[Recipes.A108]" office:value-type="string" office:string-value="Sweet Potato and Black bean chili" calcext:value-type="string">
            <text:p>Sweet Potato and Black bean chili</text:p>
          </table:table-cell>
          <table:table-cell table:formula="of:=[Recipes.B108]" office:value-type="string" office:string-value="4 cloves garlic, minced" calcext:value-type="string">
            <text:p>4 cloves garlic, minced</text:p>
          </table:table-cell>
          <table:table-cell table:formula="of:=[Recipes.C108]" office:value-type="float" office:value="1" calcext:value-type="float">
            <text:p>1</text:p>
          </table:table-cell>
          <table:table-cell table:formula="of:=[Recipes.D108]" office:value-type="string" office:string-value="cloves" calcext:value-type="string">
            <text:p>cloves</text:p>
          </table:table-cell>
          <table:table-cell table:formula="of:=[Recipes.E108]" office:value-type="float" office:value="0" calcext:value-type="float">
            <text:p>0</text:p>
          </table:table-cell>
          <table:table-cell table:formula="of:=IF([.A108]=0;&quot;&quot;;IF([Recipes.E108]=&quot;&quot;;[.F107];[Recipes.E108]))" office:value-type="float" office:value="4" calcext:value-type="float">
            <text:p>4</text:p>
          </table:table-cell>
          <table:table-cell table:formula="of:=[.F108]/[.C108]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formula="of:=[Recipes.A109]" office:value-type="string" office:string-value="Sweet Potato and Black bean chili" calcext:value-type="string">
            <text:p>Sweet Potato and Black bean chili</text:p>
          </table:table-cell>
          <table:table-cell table:formula="of:=[Recipes.B109]" office:value-type="string" office:string-value="2 tablespoons chili powder" calcext:value-type="string">
            <text:p>2 tablespoons chili powder</text:p>
          </table:table-cell>
          <table:table-cell table:formula="of:=[Recipes.C109]" office:value-type="float" office:value="0.5" calcext:value-type="float">
            <text:p>0.5</text:p>
          </table:table-cell>
          <table:table-cell table:formula="of:=[Recipes.D109]" office:value-type="string" office:string-value="tbsp" calcext:value-type="string">
            <text:p>tbsp</text:p>
          </table:table-cell>
          <table:table-cell table:formula="of:=[Recipes.E109]" office:value-type="float" office:value="0" calcext:value-type="float">
            <text:p>0</text:p>
          </table:table-cell>
          <table:table-cell table:formula="of:=IF([.A109]=0;&quot;&quot;;IF([Recipes.E109]=&quot;&quot;;[.F108];[Recipes.E109]))" office:value-type="float" office:value="4" calcext:value-type="float">
            <text:p>4</text:p>
          </table:table-cell>
          <table:table-cell table:formula="of:=[.F109]/[.C109]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formula="of:=[Recipes.A110]" office:value-type="string" office:string-value="Sweet Potato and Black bean chili" calcext:value-type="string">
            <text:p>Sweet Potato and Black bean chili</text:p>
          </table:table-cell>
          <table:table-cell table:formula="of:=[Recipes.B110]" office:value-type="string" office:string-value="4 teaspoons ground cumin" calcext:value-type="string">
            <text:p>4 teaspoons ground cumin</text:p>
          </table:table-cell>
          <table:table-cell table:formula="of:=[Recipes.C110]" office:value-type="float" office:value="1" calcext:value-type="float">
            <text:p>1</text:p>
          </table:table-cell>
          <table:table-cell table:formula="of:=[Recipes.D110]" office:value-type="string" office:string-value="tsp" calcext:value-type="string">
            <text:p>tsp</text:p>
          </table:table-cell>
          <table:table-cell table:formula="of:=[Recipes.E110]" office:value-type="float" office:value="0" calcext:value-type="float">
            <text:p>0</text:p>
          </table:table-cell>
          <table:table-cell table:formula="of:=IF([.A110]=0;&quot;&quot;;IF([Recipes.E110]=&quot;&quot;;[.F109];[Recipes.E110]))" office:value-type="float" office:value="4" calcext:value-type="float">
            <text:p>4</text:p>
          </table:table-cell>
          <table:table-cell table:formula="of:=[.F110]/[.C110]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formula="of:=[Recipes.A111]" office:value-type="string" office:string-value="Sweet Potato and Black bean chili" calcext:value-type="string">
            <text:p>Sweet Potato and Black bean chili</text:p>
          </table:table-cell>
          <table:table-cell table:formula="of:=[Recipes.B111]" office:value-type="string" office:string-value="1/2 teaspoon ground chipotle chile (see Note)" calcext:value-type="string">
            <text:p>1/2 teaspoon ground chipotle chile (see Note)</text:p>
          </table:table-cell>
          <table:table-cell table:formula="of:=[Recipes.C111]" office:value-type="float" office:value="0.125" calcext:value-type="float">
            <text:p>0.125</text:p>
          </table:table-cell>
          <table:table-cell table:formula="of:=[Recipes.D111]" office:value-type="string" office:string-value="tsp" calcext:value-type="string">
            <text:p>tsp</text:p>
          </table:table-cell>
          <table:table-cell table:formula="of:=[Recipes.E111]" office:value-type="float" office:value="0" calcext:value-type="float">
            <text:p>0</text:p>
          </table:table-cell>
          <table:table-cell table:formula="of:=IF([.A111]=0;&quot;&quot;;IF([Recipes.E111]=&quot;&quot;;[.F110];[Recipes.E111]))" office:value-type="float" office:value="4" calcext:value-type="float">
            <text:p>4</text:p>
          </table:table-cell>
          <table:table-cell table:formula="of:=[.F111]/[.C111]"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table:formula="of:=[Recipes.A112]" office:value-type="string" office:string-value="Sweet Potato and Black bean chili" calcext:value-type="string">
            <text:p>Sweet Potato and Black bean chili</text:p>
          </table:table-cell>
          <table:table-cell table:formula="of:=[Recipes.B112]" office:value-type="string" office:string-value="1/4 teaspoon salt" calcext:value-type="string">
            <text:p>1/4 teaspoon salt</text:p>
          </table:table-cell>
          <table:table-cell table:formula="of:=[Recipes.C112]" office:value-type="float" office:value="0.0625" calcext:value-type="float">
            <text:p>0.0625</text:p>
          </table:table-cell>
          <table:table-cell table:formula="of:=[Recipes.D112]" office:value-type="string" office:string-value="tsp" calcext:value-type="string">
            <text:p>tsp</text:p>
          </table:table-cell>
          <table:table-cell table:formula="of:=[Recipes.E112]" office:value-type="float" office:value="0" calcext:value-type="float">
            <text:p>0</text:p>
          </table:table-cell>
          <table:table-cell table:formula="of:=IF([.A112]=0;&quot;&quot;;IF([Recipes.E112]=&quot;&quot;;[.F111];[Recipes.E112]))" office:value-type="float" office:value="4" calcext:value-type="float">
            <text:p>4</text:p>
          </table:table-cell>
          <table:table-cell table:formula="of:=[.F112]/[.C112]" office:value-type="float" office:value="64" calcext:value-type="float">
            <text:p>64</text:p>
          </table:table-cell>
          <table:table-cell table:number-columns-repeated="1011"/>
        </table:table-row>
        <table:table-row table:style-name="ro1">
          <table:table-cell table:formula="of:=[Recipes.A113]" office:value-type="string" office:string-value="Sweet Potato and Black bean chili" calcext:value-type="string">
            <text:p>Sweet Potato and Black bean chili</text:p>
          </table:table-cell>
          <table:table-cell table:formula="of:=[Recipes.B113]" office:value-type="string" office:string-value="2 1/2 cups water" calcext:value-type="string">
            <text:p>2 1/2 cups water</text:p>
          </table:table-cell>
          <table:table-cell table:formula="of:=[Recipes.C113]" office:value-type="float" office:value="0.625" calcext:value-type="float">
            <text:p>0.625</text:p>
          </table:table-cell>
          <table:table-cell table:formula="of:=[Recipes.D113]" office:value-type="string" office:string-value="cups" calcext:value-type="string">
            <text:p>cups</text:p>
          </table:table-cell>
          <table:table-cell table:formula="of:=[Recipes.E113]" office:value-type="float" office:value="0" calcext:value-type="float">
            <text:p>0</text:p>
          </table:table-cell>
          <table:table-cell table:formula="of:=IF([.A113]=0;&quot;&quot;;IF([Recipes.E113]=&quot;&quot;;[.F112];[Recipes.E113]))" office:value-type="float" office:value="4" calcext:value-type="float">
            <text:p>4</text:p>
          </table:table-cell>
          <table:table-cell table:formula="of:=[.F113]/[.C113]" office:value-type="float" office:value="6.4" calcext:value-type="float">
            <text:p>6.4</text:p>
          </table:table-cell>
          <table:table-cell table:number-columns-repeated="1011"/>
        </table:table-row>
        <table:table-row table:style-name="ro1">
          <table:table-cell table:formula="of:=[Recipes.A114]" office:value-type="string" office:string-value="Sweet Potato and Black bean chili" calcext:value-type="string">
            <text:p>Sweet Potato and Black bean chili</text:p>
          </table:table-cell>
          <table:table-cell table:formula="of:=[Recipes.B114]" office:value-type="string" office:string-value="2 15-ounce cans black beans, rinsed" calcext:value-type="string">
            <text:p>2 15-ounce cans black beans, rinsed</text:p>
          </table:table-cell>
          <table:table-cell table:formula="of:=[Recipes.C114]" office:value-type="float" office:value="212.6215" calcext:value-type="float">
            <text:p>212.6215</text:p>
          </table:table-cell>
          <table:table-cell table:formula="of:=[Recipes.D114]" office:value-type="string" office:string-value="g" calcext:value-type="string">
            <text:p>g</text:p>
          </table:table-cell>
          <table:table-cell table:formula="of:=[Recipes.E114]" office:value-type="float" office:value="0" calcext:value-type="float">
            <text:p>0</text:p>
          </table:table-cell>
          <table:table-cell table:formula="of:=IF([.A114]=0;&quot;&quot;;IF([Recipes.E114]=&quot;&quot;;[.F113];[Recipes.E114]))" office:value-type="float" office:value="4" calcext:value-type="float">
            <text:p>4</text:p>
          </table:table-cell>
          <table:table-cell table:formula="of:=[.F114]/[.C114]" office:value-type="float" office:value="0.0188127729321823" calcext:value-type="float">
            <text:p>0.0188127729</text:p>
          </table:table-cell>
          <table:table-cell table:number-columns-repeated="1011"/>
        </table:table-row>
        <table:table-row table:style-name="ro1">
          <table:table-cell table:formula="of:=[Recipes.A115]" office:value-type="string" office:string-value="Sweet Potato and Black bean chili" calcext:value-type="string">
            <text:p>Sweet Potato and Black bean chili</text:p>
          </table:table-cell>
          <table:table-cell table:formula="of:=[Recipes.B115]" office:value-type="string" office:string-value="1 14-ounce can diced tomatoes" calcext:value-type="string">
            <text:p>1 14-ounce can diced tomatoes</text:p>
          </table:table-cell>
          <table:table-cell table:formula="of:=[Recipes.C115]" office:value-type="float" office:value="99.2" calcext:value-type="float">
            <text:p>99.2</text:p>
          </table:table-cell>
          <table:table-cell table:formula="of:=[Recipes.D115]" office:value-type="string" office:string-value="g" calcext:value-type="string">
            <text:p>g</text:p>
          </table:table-cell>
          <table:table-cell table:formula="of:=[Recipes.E115]" office:value-type="float" office:value="0" calcext:value-type="float">
            <text:p>0</text:p>
          </table:table-cell>
          <table:table-cell table:formula="of:=IF([.A115]=0;&quot;&quot;;IF([Recipes.E115]=&quot;&quot;;[.F114];[Recipes.E115]))" office:value-type="float" office:value="4" calcext:value-type="float">
            <text:p>4</text:p>
          </table:table-cell>
          <table:table-cell table:formula="of:=[.F115]/[.C115]" office:value-type="float" office:value="0.0403225806451613" calcext:value-type="float">
            <text:p>0.0403225806</text:p>
          </table:table-cell>
          <table:table-cell table:number-columns-repeated="1011"/>
        </table:table-row>
        <table:table-row table:style-name="ro1">
          <table:table-cell table:formula="of:=[Recipes.A116]" office:value-type="string" office:string-value="Sweet Potato and Black bean chili" calcext:value-type="string">
            <text:p>Sweet Potato and Black bean chili</text:p>
          </table:table-cell>
          <table:table-cell table:formula="of:=[Recipes.B116]" office:value-type="string" office:string-value="4 teaspoons lime juice" calcext:value-type="string">
            <text:p>4 teaspoons lime juice</text:p>
          </table:table-cell>
          <table:table-cell table:formula="of:=[Recipes.C116]" office:value-type="float" office:value="1" calcext:value-type="float">
            <text:p>1</text:p>
          </table:table-cell>
          <table:table-cell table:formula="of:=[Recipes.D116]" office:value-type="string" office:string-value="tsp" calcext:value-type="string">
            <text:p>tsp</text:p>
          </table:table-cell>
          <table:table-cell table:formula="of:=[Recipes.E116]" office:value-type="float" office:value="0" calcext:value-type="float">
            <text:p>0</text:p>
          </table:table-cell>
          <table:table-cell table:formula="of:=IF([.A116]=0;&quot;&quot;;IF([Recipes.E116]=&quot;&quot;;[.F115];[Recipes.E116]))" office:value-type="float" office:value="4" calcext:value-type="float">
            <text:p>4</text:p>
          </table:table-cell>
          <table:table-cell table:formula="of:=[.F116]/[.C116]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formula="of:=[Recipes.A117]" office:value-type="string" office:string-value="Sweet Potato and Black bean chili" calcext:value-type="string">
            <text:p>Sweet Potato and Black bean chili</text:p>
          </table:table-cell>
          <table:table-cell table:formula="of:=[Recipes.B117]" office:value-type="string" office:string-value="1/2 cup chopped fresh cilantro" calcext:value-type="string">
            <text:p>1/2 cup chopped fresh cilantro</text:p>
          </table:table-cell>
          <table:table-cell table:formula="of:=[Recipes.C117]" office:value-type="float" office:value="0.125" calcext:value-type="float">
            <text:p>0.125</text:p>
          </table:table-cell>
          <table:table-cell table:formula="of:=[Recipes.D117]" office:value-type="string" office:string-value="cup" calcext:value-type="string">
            <text:p>cup</text:p>
          </table:table-cell>
          <table:table-cell table:formula="of:=[Recipes.E117]" office:value-type="float" office:value="0" calcext:value-type="float">
            <text:p>0</text:p>
          </table:table-cell>
          <table:table-cell table:formula="of:=IF([.A117]=0;&quot;&quot;;IF([Recipes.E117]=&quot;&quot;;[.F116];[Recipes.E117]))" office:value-type="float" office:value="4" calcext:value-type="float">
            <text:p>4</text:p>
          </table:table-cell>
          <table:table-cell table:formula="of:=[.F117]/[.C117]"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table:formula="of:=[Recipes.A118]" office:value-type="string" office:string-value="Sweet Potato and Black bean chili" calcext:value-type="string">
            <text:p>Sweet Potato and Black bean chili</text:p>
          </table:table-cell>
          <table:table-cell table:formula="of:=[Recipes.B118]" office:value-type="string" office:string-value="2 teaspoons unsweetened cocoa powder" calcext:value-type="string">
            <text:p>2 teaspoons unsweetened cocoa powder</text:p>
          </table:table-cell>
          <table:table-cell table:formula="of:=[Recipes.C118]" office:value-type="float" office:value="0" calcext:value-type="float">
            <text:p>0</text:p>
          </table:table-cell>
          <table:table-cell table:formula="of:=[Recipes.D118]" office:value-type="float" office:value="0" calcext:value-type="float">
            <text:p>0</text:p>
          </table:table-cell>
          <table:table-cell table:formula="of:=[Recipes.E118]" office:value-type="float" office:value="0" calcext:value-type="float">
            <text:p>0</text:p>
          </table:table-cell>
          <table:table-cell table:formula="of:=IF([.A118]=0;&quot;&quot;;IF([Recipes.E118]=&quot;&quot;;[.F117];[Recipes.E118]))" office:value-type="float" office:value="4" calcext:value-type="float">
            <text:p>4</text:p>
          </table:table-cell>
          <table:table-cell table:formula="of:=[.F118]/[.C11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Recipes.A119]" office:value-type="string" office:string-value="Sweet Potato and Black bean chili" calcext:value-type="string">
            <text:p>Sweet Potato and Black bean chili</text:p>
          </table:table-cell>
          <table:table-cell table:formula="of:=[Recipes.B119]" office:value-type="string" office:string-value="¼ teaspoon ground cinnamon" calcext:value-type="string">
            <text:p>¼ teaspoon ground cinnamon</text:p>
          </table:table-cell>
          <table:table-cell table:formula="of:=[Recipes.C119]" office:value-type="float" office:value="0" calcext:value-type="float">
            <text:p>0</text:p>
          </table:table-cell>
          <table:table-cell table:formula="of:=[Recipes.D119]" office:value-type="float" office:value="0" calcext:value-type="float">
            <text:p>0</text:p>
          </table:table-cell>
          <table:table-cell table:formula="of:=[Recipes.E119]" office:value-type="float" office:value="0" calcext:value-type="float">
            <text:p>0</text:p>
          </table:table-cell>
          <table:table-cell table:formula="of:=IF([.A119]=0;&quot;&quot;;IF([Recipes.E119]=&quot;&quot;;[.F118];[Recipes.E119]))" office:value-type="float" office:value="4" calcext:value-type="float">
            <text:p>4</text:p>
          </table:table-cell>
          <table:table-cell table:formula="of:=[.F119]/[.C119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Recipes.A120]" office:value-type="string" office:string-value="Sweet Potato and Black bean chili" calcext:value-type="string">
            <text:p>Sweet Potato and Black bean chili</text:p>
          </table:table-cell>
          <table:table-cell table:formula="of:=[Recipes.B120]" office:value-type="string" office:string-value="avocado" calcext:value-type="string">
            <text:p>avocado</text:p>
          </table:table-cell>
          <table:table-cell table:formula="of:=[Recipes.C120]" office:value-type="float" office:value="1" calcext:value-type="float">
            <text:p>1</text:p>
          </table:table-cell>
          <table:table-cell table:formula="of:=[Recipes.D120]" office:value-type="string" office:string-value="piece" calcext:value-type="string">
            <text:p>piece</text:p>
          </table:table-cell>
          <table:table-cell table:formula="of:=[Recipes.E120]" office:value-type="float" office:value="0" calcext:value-type="float">
            <text:p>0</text:p>
          </table:table-cell>
          <table:table-cell table:formula="of:=IF([.A120]=0;&quot;&quot;;IF([Recipes.E120]=&quot;&quot;;[.F119];[Recipes.E120]))" office:value-type="float" office:value="4" calcext:value-type="float">
            <text:p>4</text:p>
          </table:table-cell>
          <table:table-cell table:formula="of:=[.F120]/[.C120]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formula="of:=[Recipes.A121]" office:value-type="string" office:string-value="Sweet Potato and Black bean chili" calcext:value-type="string">
            <text:p>Sweet Potato and Black bean chili</text:p>
          </table:table-cell>
          <table:table-cell table:formula="of:=[Recipes.B121]" office:value-type="string" office:string-value="crema" calcext:value-type="string">
            <text:p>crema</text:p>
          </table:table-cell>
          <table:table-cell table:formula="of:=[Recipes.C121]" office:value-type="float" office:value="50" calcext:value-type="float">
            <text:p>50</text:p>
          </table:table-cell>
          <table:table-cell table:formula="of:=[Recipes.D121]" office:value-type="string" office:string-value="g" calcext:value-type="string">
            <text:p>g</text:p>
          </table:table-cell>
          <table:table-cell table:formula="of:=[Recipes.E121]" office:value-type="float" office:value="0" calcext:value-type="float">
            <text:p>0</text:p>
          </table:table-cell>
          <table:table-cell table:formula="of:=IF([.A121]=0;&quot;&quot;;IF([Recipes.E121]=&quot;&quot;;[.F120];[Recipes.E121]))" office:value-type="float" office:value="4" calcext:value-type="float">
            <text:p>4</text:p>
          </table:table-cell>
          <table:table-cell table:formula="of:=[.F121]/[.C121]" office:value-type="float" office:value="0.08" calcext:value-type="float">
            <text:p>0.08</text:p>
          </table:table-cell>
          <table:table-cell table:number-columns-repeated="1011"/>
        </table:table-row>
        <table:table-row table:style-name="ro1">
          <table:table-cell table:formula="of:=[Recipes.A122]" office:value-type="string" office:string-value="Sweet Potato and Black bean chili" calcext:value-type="string">
            <text:p>Sweet Potato and Black bean chili</text:p>
          </table:table-cell>
          <table:table-cell table:formula="of:=[Recipes.B122]" office:value-type="string" office:string-value="Rice" calcext:value-type="string">
            <text:p>Rice</text:p>
          </table:table-cell>
          <table:table-cell table:formula="of:=[Recipes.C122]" office:value-type="float" office:value="75" calcext:value-type="float">
            <text:p>75</text:p>
          </table:table-cell>
          <table:table-cell table:formula="of:=[Recipes.D122]" office:value-type="string" office:string-value="g" calcext:value-type="string">
            <text:p>g</text:p>
          </table:table-cell>
          <table:table-cell table:formula="of:=[Recipes.E122]" office:value-type="float" office:value="0" calcext:value-type="float">
            <text:p>0</text:p>
          </table:table-cell>
          <table:table-cell table:formula="of:=IF([.A122]=0;&quot;&quot;;IF([Recipes.E122]=&quot;&quot;;[.F121];[Recipes.E122]))" office:value-type="float" office:value="4" calcext:value-type="float">
            <text:p>4</text:p>
          </table:table-cell>
          <table:table-cell table:formula="of:=[.F122]/[.C122]" office:value-type="float" office:value="0.0533333333333333" calcext:value-type="float">
            <text:p>0.0533333333</text:p>
          </table:table-cell>
          <table:table-cell table:number-columns-repeated="1011"/>
        </table:table-row>
        <table:table-row table:style-name="ro1">
          <table:table-cell table:formula="of:=[Recipes.A123]" office:value-type="string" office:string-value="Sweet Potato and Black bean chili" calcext:value-type="string">
            <text:p>Sweet Potato and Black bean chili</text:p>
          </table:table-cell>
          <table:table-cell table:formula="of:=[Recipes.B123]" office:value-type="string" office:string-value="bread" calcext:value-type="string">
            <text:p>bread</text:p>
          </table:table-cell>
          <table:table-cell table:formula="of:=[Recipes.C123]" office:value-type="string" office:string-value="?" calcext:value-type="string">
            <text:p>?</text:p>
          </table:table-cell>
          <table:table-cell table:formula="of:=[Recipes.D123]" office:value-type="string" office:string-value="loaf" calcext:value-type="string">
            <text:p>loaf</text:p>
          </table:table-cell>
          <table:table-cell table:formula="of:=[Recipes.E123]" office:value-type="float" office:value="0" calcext:value-type="float">
            <text:p>0</text:p>
          </table:table-cell>
          <table:table-cell table:formula="of:=IF([.A123]=0;&quot;&quot;;IF([Recipes.E123]=&quot;&quot;;[.F122];[Recipes.E123]))" office:value-type="float" office:value="4" calcext:value-type="float">
            <text:p>4</text:p>
          </table:table-cell>
          <table:table-cell table:formula="of:=[.F123]/[.C123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124]" office:value-type="float" office:value="0" calcext:value-type="float">
            <text:p>0</text:p>
          </table:table-cell>
          <table:table-cell table:formula="of:=[Recipes.B124]" office:value-type="float" office:value="0" calcext:value-type="float">
            <text:p>0</text:p>
          </table:table-cell>
          <table:table-cell table:formula="of:=[Recipes.C124]" office:value-type="float" office:value="0" calcext:value-type="float">
            <text:p>0</text:p>
          </table:table-cell>
          <table:table-cell table:formula="of:=[Recipes.D124]" office:value-type="float" office:value="0" calcext:value-type="float">
            <text:p>0</text:p>
          </table:table-cell>
          <table:table-cell table:formula="of:=[Recipes.E124]" office:value-type="float" office:value="0" calcext:value-type="float">
            <text:p>0</text:p>
          </table:table-cell>
          <table:table-cell table:formula="of:=IF([.A124]=0;&quot;&quot;;IF([Recipes.E124]=&quot;&quot;;[.F123];[Recipes.E124]))">
            <text:p/>
          </table:table-cell>
          <table:table-cell table:formula="of:=[.F124]/[.C124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125]" office:value-type="float" office:value="0" calcext:value-type="float">
            <text:p>0</text:p>
          </table:table-cell>
          <table:table-cell table:formula="of:=[Recipes.B125]" office:value-type="float" office:value="0" calcext:value-type="float">
            <text:p>0</text:p>
          </table:table-cell>
          <table:table-cell table:formula="of:=[Recipes.C125]" office:value-type="float" office:value="0" calcext:value-type="float">
            <text:p>0</text:p>
          </table:table-cell>
          <table:table-cell table:formula="of:=[Recipes.D125]" office:value-type="float" office:value="0" calcext:value-type="float">
            <text:p>0</text:p>
          </table:table-cell>
          <table:table-cell table:formula="of:=[Recipes.E125]" office:value-type="float" office:value="0" calcext:value-type="float">
            <text:p>0</text:p>
          </table:table-cell>
          <table:table-cell table:formula="of:=IF([.A125]=0;&quot;&quot;;IF([Recipes.E125]=&quot;&quot;;[.F124];[Recipes.E125]))">
            <text:p/>
          </table:table-cell>
          <table:table-cell table:formula="of:=[.F125]/[.C125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126]" office:value-type="string" office:string-value="Clafourtis" calcext:value-type="string">
            <text:p>Clafourtis</text:p>
          </table:table-cell>
          <table:table-cell table:formula="of:=[Recipes.B126]" office:value-type="float" office:value="0" calcext:value-type="float">
            <text:p>0</text:p>
          </table:table-cell>
          <table:table-cell table:formula="of:=[Recipes.C126]" office:value-type="float" office:value="0" calcext:value-type="float">
            <text:p>0</text:p>
          </table:table-cell>
          <table:table-cell table:formula="of:=[Recipes.D126]" office:value-type="float" office:value="0" calcext:value-type="float">
            <text:p>0</text:p>
          </table:table-cell>
          <table:table-cell table:formula="of:=[Recipes.E126]" office:value-type="float" office:value="0" calcext:value-type="float">
            <text:p>0</text:p>
          </table:table-cell>
          <table:table-cell table:formula="of:=IF([.A126]=0;&quot;&quot;;IF([Recipes.E126]=&quot;&quot;;[.F125];[Recipes.E126]))">
            <text:p/>
          </table:table-cell>
          <table:table-cell table:formula="of:=[.F126]/[.C126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127]" office:value-type="string" office:string-value="Clafourtis" calcext:value-type="string">
            <text:p>Clafourtis</text:p>
          </table:table-cell>
          <table:table-cell table:formula="of:=[Recipes.B127]" office:value-type="string" office:string-value="250g  cherries or green apples or peaches in a can" calcext:value-type="string">
            <text:p>250g <text:s/>cherries or green apples or peaches in a can</text:p>
          </table:table-cell>
          <table:table-cell table:formula="of:=[Recipes.C127]" office:value-type="float" office:value="250" calcext:value-type="float">
            <text:p>250</text:p>
          </table:table-cell>
          <table:table-cell table:formula="of:=[Recipes.D127]" office:value-type="string" office:string-value="g" calcext:value-type="string">
            <text:p>g</text:p>
          </table:table-cell>
          <table:table-cell table:formula="of:=[Recipes.E127]" office:value-type="float" office:value="0" calcext:value-type="float">
            <text:p>0</text:p>
          </table:table-cell>
          <table:table-cell table:formula="of:=IF([.A127]=0;&quot;&quot;;IF([Recipes.E127]=&quot;&quot;;[.F126];[Recipes.E127]))">
            <text:p/>
          </table:table-cell>
          <table:table-cell table:formula="of:=[.F127]/[.C127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128]" office:value-type="string" office:string-value="Clafourtis" calcext:value-type="string">
            <text:p>Clafourtis</text:p>
          </table:table-cell>
          <table:table-cell table:formula="of:=[Recipes.B128]" office:value-type="string" office:string-value="75g sugar powder" calcext:value-type="string">
            <text:p>75g sugar powder</text:p>
          </table:table-cell>
          <table:table-cell table:formula="of:=[Recipes.C128]" office:value-type="float" office:value="75" calcext:value-type="float">
            <text:p>75</text:p>
          </table:table-cell>
          <table:table-cell table:formula="of:=[Recipes.D128]" office:value-type="string" office:string-value="g" calcext:value-type="string">
            <text:p>g</text:p>
          </table:table-cell>
          <table:table-cell table:formula="of:=[Recipes.E128]" office:value-type="float" office:value="0" calcext:value-type="float">
            <text:p>0</text:p>
          </table:table-cell>
          <table:table-cell table:formula="of:=IF([.A128]=0;&quot;&quot;;IF([Recipes.E128]=&quot;&quot;;[.F127];[Recipes.E128]))">
            <text:p/>
          </table:table-cell>
          <table:table-cell table:formula="of:=[.F128]/[.C128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129]" office:value-type="string" office:string-value="Clafourtis" calcext:value-type="string">
            <text:p>Clafourtis</text:p>
          </table:table-cell>
          <table:table-cell table:formula="of:=[Recipes.B129]" office:value-type="string" office:string-value="75g flour" calcext:value-type="string">
            <text:p>75g flour</text:p>
          </table:table-cell>
          <table:table-cell table:formula="of:=[Recipes.C129]" office:value-type="float" office:value="75" calcext:value-type="float">
            <text:p>75</text:p>
          </table:table-cell>
          <table:table-cell table:formula="of:=[Recipes.D129]" office:value-type="string" office:string-value="g" calcext:value-type="string">
            <text:p>g</text:p>
          </table:table-cell>
          <table:table-cell table:formula="of:=[Recipes.E129]" office:value-type="float" office:value="0" calcext:value-type="float">
            <text:p>0</text:p>
          </table:table-cell>
          <table:table-cell table:formula="of:=IF([.A129]=0;&quot;&quot;;IF([Recipes.E129]=&quot;&quot;;[.F128];[Recipes.E129]))">
            <text:p/>
          </table:table-cell>
          <table:table-cell table:formula="of:=[.F129]/[.C129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130]" office:value-type="string" office:string-value="Clafourtis" calcext:value-type="string">
            <text:p>Clafourtis</text:p>
          </table:table-cell>
          <table:table-cell table:formula="of:=[Recipes.B130]" office:value-type="string" office:string-value="50g butter" calcext:value-type="string">
            <text:p>50g butter</text:p>
          </table:table-cell>
          <table:table-cell table:formula="of:=[Recipes.C130]" office:value-type="float" office:value="50" calcext:value-type="float">
            <text:p>50</text:p>
          </table:table-cell>
          <table:table-cell table:formula="of:=[Recipes.D130]" office:value-type="string" office:string-value="g" calcext:value-type="string">
            <text:p>g</text:p>
          </table:table-cell>
          <table:table-cell table:formula="of:=[Recipes.E130]" office:value-type="float" office:value="0" calcext:value-type="float">
            <text:p>0</text:p>
          </table:table-cell>
          <table:table-cell table:formula="of:=IF([.A130]=0;&quot;&quot;;IF([Recipes.E130]=&quot;&quot;;[.F129];[Recipes.E130]))">
            <text:p/>
          </table:table-cell>
          <table:table-cell table:formula="of:=[.F130]/[.C130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131]" office:value-type="string" office:string-value="Clafourtis" calcext:value-type="string">
            <text:p>Clafourtis</text:p>
          </table:table-cell>
          <table:table-cell table:formula="of:=[Recipes.B131]" office:value-type="string" office:string-value="2 egg" calcext:value-type="string">
            <text:p>2 egg</text:p>
          </table:table-cell>
          <table:table-cell table:formula="of:=[Recipes.C131]" office:value-type="float" office:value="2" calcext:value-type="float">
            <text:p>2</text:p>
          </table:table-cell>
          <table:table-cell table:formula="of:=[Recipes.D131]" office:value-type="string" office:string-value="egg" calcext:value-type="string">
            <text:p>egg</text:p>
          </table:table-cell>
          <table:table-cell table:formula="of:=[Recipes.E131]" office:value-type="float" office:value="0" calcext:value-type="float">
            <text:p>0</text:p>
          </table:table-cell>
          <table:table-cell table:formula="of:=IF([.A131]=0;&quot;&quot;;IF([Recipes.E131]=&quot;&quot;;[.F130];[Recipes.E131]))">
            <text:p/>
          </table:table-cell>
          <table:table-cell table:formula="of:=[.F131]/[.C131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132]" office:value-type="string" office:string-value="Clafourtis" calcext:value-type="string">
            <text:p>Clafourtis</text:p>
          </table:table-cell>
          <table:table-cell table:formula="of:=[Recipes.B132]" office:value-type="string" office:string-value="33 ml milk" calcext:value-type="string">
            <text:p>33 ml milk</text:p>
          </table:table-cell>
          <table:table-cell table:formula="of:=[Recipes.C132]" office:value-type="float" office:value="33" calcext:value-type="float">
            <text:p>33</text:p>
          </table:table-cell>
          <table:table-cell table:formula="of:=[Recipes.D132]" office:value-type="string" office:string-value="ml" calcext:value-type="string">
            <text:p>ml</text:p>
          </table:table-cell>
          <table:table-cell table:formula="of:=[Recipes.E132]" office:value-type="float" office:value="0" calcext:value-type="float">
            <text:p>0</text:p>
          </table:table-cell>
          <table:table-cell table:formula="of:=IF([.A132]=0;&quot;&quot;;IF([Recipes.E132]=&quot;&quot;;[.F131];[Recipes.E132]))">
            <text:p/>
          </table:table-cell>
          <table:table-cell table:formula="of:=[.F132]/[.C132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133]" office:value-type="string" office:string-value="Clafourtis" calcext:value-type="string">
            <text:p>Clafourtis</text:p>
          </table:table-cell>
          <table:table-cell table:formula="of:=[Recipes.B133]" office:value-type="string" office:string-value="200 ml creme fraiche" calcext:value-type="string">
            <text:p>200 ml creme fraiche</text:p>
          </table:table-cell>
          <table:table-cell table:formula="of:=[Recipes.C133]" office:value-type="float" office:value="200" calcext:value-type="float">
            <text:p>200</text:p>
          </table:table-cell>
          <table:table-cell table:formula="of:=[Recipes.D133]" office:value-type="string" office:string-value="ml" calcext:value-type="string">
            <text:p>ml</text:p>
          </table:table-cell>
          <table:table-cell table:formula="of:=[Recipes.E133]" office:value-type="float" office:value="0" calcext:value-type="float">
            <text:p>0</text:p>
          </table:table-cell>
          <table:table-cell table:formula="of:=IF([.A133]=0;&quot;&quot;;IF([Recipes.E133]=&quot;&quot;;[.F132];[Recipes.E133]))">
            <text:p/>
          </table:table-cell>
          <table:table-cell table:formula="of:=[.F133]/[.C133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134]" office:value-type="string" office:string-value="Clafourtis" calcext:value-type="string">
            <text:p>Clafourtis</text:p>
          </table:table-cell>
          <table:table-cell table:formula="of:=[Recipes.B134]" office:value-type="string" office:string-value="1 pinch salt" calcext:value-type="string">
            <text:p>1 pinch salt</text:p>
          </table:table-cell>
          <table:table-cell table:formula="of:=[Recipes.C134]" office:value-type="float" office:value="1" calcext:value-type="float">
            <text:p>1</text:p>
          </table:table-cell>
          <table:table-cell table:formula="of:=[Recipes.D134]" office:value-type="string" office:string-value="pinch" calcext:value-type="string">
            <text:p>pinch</text:p>
          </table:table-cell>
          <table:table-cell table:formula="of:=[Recipes.E134]" office:value-type="float" office:value="0" calcext:value-type="float">
            <text:p>0</text:p>
          </table:table-cell>
          <table:table-cell table:formula="of:=IF([.A134]=0;&quot;&quot;;IF([Recipes.E134]=&quot;&quot;;[.F133];[Recipes.E134]))">
            <text:p/>
          </table:table-cell>
          <table:table-cell table:formula="of:=[.F134]/[.C134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135]" office:value-type="string" office:string-value="Clafourtis" calcext:value-type="string">
            <text:p>Clafourtis</text:p>
          </table:table-cell>
          <table:table-cell table:formula="of:=[Recipes.B135]" office:value-type="string" office:string-value="1 sachet vanilla " calcext:value-type="string">
            <text:p>1 sachet vanilla </text:p>
          </table:table-cell>
          <table:table-cell table:formula="of:=[Recipes.C135]" office:value-type="float" office:value="1" calcext:value-type="float">
            <text:p>1</text:p>
          </table:table-cell>
          <table:table-cell table:formula="of:=[Recipes.D135]" office:value-type="string" office:string-value="sachet" calcext:value-type="string">
            <text:p>sachet</text:p>
          </table:table-cell>
          <table:table-cell table:formula="of:=[Recipes.E135]" office:value-type="float" office:value="0" calcext:value-type="float">
            <text:p>0</text:p>
          </table:table-cell>
          <table:table-cell table:formula="of:=IF([.A135]=0;&quot;&quot;;IF([Recipes.E135]=&quot;&quot;;[.F134];[Recipes.E135]))">
            <text:p/>
          </table:table-cell>
          <table:table-cell table:formula="of:=[.F135]/[.C135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136]" office:value-type="float" office:value="0" calcext:value-type="float">
            <text:p>0</text:p>
          </table:table-cell>
          <table:table-cell table:formula="of:=[Recipes.B136]" office:value-type="float" office:value="0" calcext:value-type="float">
            <text:p>0</text:p>
          </table:table-cell>
          <table:table-cell table:formula="of:=[Recipes.C136]" office:value-type="float" office:value="0" calcext:value-type="float">
            <text:p>0</text:p>
          </table:table-cell>
          <table:table-cell table:formula="of:=[Recipes.D136]" office:value-type="float" office:value="0" calcext:value-type="float">
            <text:p>0</text:p>
          </table:table-cell>
          <table:table-cell table:formula="of:=[Recipes.E136]" office:value-type="float" office:value="0" calcext:value-type="float">
            <text:p>0</text:p>
          </table:table-cell>
          <table:table-cell table:formula="of:=IF([.A136]=0;&quot;&quot;;IF([Recipes.E136]=&quot;&quot;;[.F135];[Recipes.E136]))">
            <text:p/>
          </table:table-cell>
          <table:table-cell table:formula="of:=[.F136]/[.C136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137]" office:value-type="string" office:string-value="Custard" calcext:value-type="string">
            <text:p>Custard</text:p>
          </table:table-cell>
          <table:table-cell table:formula="of:=[Recipes.B137]" office:value-type="float" office:value="0" calcext:value-type="float">
            <text:p>0</text:p>
          </table:table-cell>
          <table:table-cell table:formula="of:=[Recipes.C137]" office:value-type="float" office:value="0" calcext:value-type="float">
            <text:p>0</text:p>
          </table:table-cell>
          <table:table-cell table:formula="of:=[Recipes.D137]" office:value-type="float" office:value="0" calcext:value-type="float">
            <text:p>0</text:p>
          </table:table-cell>
          <table:table-cell table:formula="of:=[Recipes.E137]" office:value-type="float" office:value="3" calcext:value-type="float">
            <text:p>3</text:p>
          </table:table-cell>
          <table:table-cell table:formula="of:=IF([.A137]=0;&quot;&quot;;IF([Recipes.E137]=&quot;&quot;;[.F136];[Recipes.E137]))" office:value-type="float" office:value="3" calcext:value-type="float">
            <text:p>3</text:p>
          </table:table-cell>
          <table:table-cell table:formula="of:=[.F137]/[.C137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Recipes.A138]" office:value-type="string" office:string-value="Custard" calcext:value-type="string">
            <text:p>Custard</text:p>
          </table:table-cell>
          <table:table-cell table:formula="of:=[Recipes.B138]" office:value-type="string" office:string-value="1 cup (250ml) milk" calcext:value-type="string">
            <text:p>1 cup (250ml) milk</text:p>
          </table:table-cell>
          <table:table-cell table:formula="of:=[Recipes.C138]" office:value-type="float" office:value="250" calcext:value-type="float">
            <text:p>250</text:p>
          </table:table-cell>
          <table:table-cell table:formula="of:=[Recipes.D138]" office:value-type="string" office:string-value="ml" calcext:value-type="string">
            <text:p>ml</text:p>
          </table:table-cell>
          <table:table-cell table:formula="of:=[Recipes.E138]" office:value-type="float" office:value="0" calcext:value-type="float">
            <text:p>0</text:p>
          </table:table-cell>
          <table:table-cell table:formula="of:=IF([.A138]=0;&quot;&quot;;IF([Recipes.E138]=&quot;&quot;;[.F137];[Recipes.E138]))" office:value-type="float" office:value="3" calcext:value-type="float">
            <text:p>3</text:p>
          </table:table-cell>
          <table:table-cell table:formula="of:=[.F138]/[.C138]" office:value-type="float" office:value="0.012" calcext:value-type="float">
            <text:p>0.012</text:p>
          </table:table-cell>
          <table:table-cell table:number-columns-repeated="1011"/>
        </table:table-row>
        <table:table-row table:style-name="ro1">
          <table:table-cell table:formula="of:=[Recipes.A139]" office:value-type="string" office:string-value="Custard" calcext:value-type="string">
            <text:p>Custard</text:p>
          </table:table-cell>
          <table:table-cell table:formula="of:=[Recipes.B139]" office:value-type="string" office:string-value="1 egg" calcext:value-type="string">
            <text:p>1 egg</text:p>
          </table:table-cell>
          <table:table-cell table:formula="of:=[Recipes.C139]" office:value-type="float" office:value="1" calcext:value-type="float">
            <text:p>1</text:p>
          </table:table-cell>
          <table:table-cell table:formula="of:=[Recipes.D139]" office:value-type="string" office:string-value="eggs" calcext:value-type="string">
            <text:p>eggs</text:p>
          </table:table-cell>
          <table:table-cell table:formula="of:=[Recipes.E139]" office:value-type="float" office:value="0" calcext:value-type="float">
            <text:p>0</text:p>
          </table:table-cell>
          <table:table-cell table:formula="of:=IF([.A139]=0;&quot;&quot;;IF([Recipes.E139]=&quot;&quot;;[.F138];[Recipes.E139]))" office:value-type="float" office:value="3" calcext:value-type="float">
            <text:p>3</text:p>
          </table:table-cell>
          <table:table-cell table:formula="of:=[.F139]/[.C139]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formula="of:=[Recipes.A140]" office:value-type="string" office:string-value="Custard" calcext:value-type="string">
            <text:p>Custard</text:p>
          </table:table-cell>
          <table:table-cell table:formula="of:=[Recipes.B140]" office:value-type="string" office:string-value="2 tbsps CSR Golden Syrup" calcext:value-type="string">
            <text:p>2 tbsps CSR Golden Syrup</text:p>
          </table:table-cell>
          <table:table-cell table:formula="of:=[Recipes.C140]" office:value-type="float" office:value="30" calcext:value-type="float">
            <text:p>30</text:p>
          </table:table-cell>
          <table:table-cell table:formula="of:=[Recipes.D140]" office:value-type="string" office:string-value="ml" calcext:value-type="string">
            <text:p>ml</text:p>
          </table:table-cell>
          <table:table-cell table:formula="of:=[Recipes.E140]" office:value-type="float" office:value="0" calcext:value-type="float">
            <text:p>0</text:p>
          </table:table-cell>
          <table:table-cell table:formula="of:=IF([.A140]=0;&quot;&quot;;IF([Recipes.E140]=&quot;&quot;;[.F139];[Recipes.E140]))" office:value-type="float" office:value="3" calcext:value-type="float">
            <text:p>3</text:p>
          </table:table-cell>
          <table:table-cell table:formula="of:=[.F140]/[.C140]" office:value-type="float" office:value="0.1" calcext:value-type="float">
            <text:p>0.1</text:p>
          </table:table-cell>
          <table:table-cell table:number-columns-repeated="1011"/>
        </table:table-row>
        <table:table-row table:style-name="ro1">
          <table:table-cell table:formula="of:=[Recipes.A141]" office:value-type="string" office:string-value="Custard" calcext:value-type="string">
            <text:p>Custard</text:p>
          </table:table-cell>
          <table:table-cell table:formula="of:=[Recipes.B141]" office:value-type="string" office:string-value="1 tbsp cornflour" calcext:value-type="string">
            <text:p>1 tbsp cornflour</text:p>
          </table:table-cell>
          <table:table-cell table:formula="of:=[Recipes.C141]" office:value-type="float" office:value="1" calcext:value-type="float">
            <text:p>1</text:p>
          </table:table-cell>
          <table:table-cell table:formula="of:=[Recipes.D141]" office:value-type="string" office:string-value="tbsp" calcext:value-type="string">
            <text:p>tbsp</text:p>
          </table:table-cell>
          <table:table-cell table:formula="of:=[Recipes.E141]" office:value-type="float" office:value="0" calcext:value-type="float">
            <text:p>0</text:p>
          </table:table-cell>
          <table:table-cell table:formula="of:=IF([.A141]=0;&quot;&quot;;IF([Recipes.E141]=&quot;&quot;;[.F140];[Recipes.E141]))" office:value-type="float" office:value="3" calcext:value-type="float">
            <text:p>3</text:p>
          </table:table-cell>
          <table:table-cell table:formula="of:=[.F141]/[.C141]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formula="of:=[Recipes.A142]" office:value-type="string" office:string-value="Custard" calcext:value-type="string">
            <text:p>Custard</text:p>
          </table:table-cell>
          <table:table-cell table:formula="of:=[Recipes.B142]" office:value-type="string" office:string-value="1/2 tsp vanilla" calcext:value-type="string">
            <text:p>1/2 tsp vanilla</text:p>
          </table:table-cell>
          <table:table-cell table:formula="of:=[Recipes.C142]" office:value-type="float" office:value="5" calcext:value-type="float">
            <text:p>5</text:p>
          </table:table-cell>
          <table:table-cell table:formula="of:=[Recipes.D142]" office:value-type="string" office:string-value="ml" calcext:value-type="string">
            <text:p>ml</text:p>
          </table:table-cell>
          <table:table-cell table:formula="of:=[Recipes.E142]" office:value-type="float" office:value="0" calcext:value-type="float">
            <text:p>0</text:p>
          </table:table-cell>
          <table:table-cell table:formula="of:=IF([.A142]=0;&quot;&quot;;IF([Recipes.E142]=&quot;&quot;;[.F141];[Recipes.E142]))" office:value-type="float" office:value="3" calcext:value-type="float">
            <text:p>3</text:p>
          </table:table-cell>
          <table:table-cell table:formula="of:=[.F142]/[.C142]" office:value-type="float" office:value="0.6" calcext:value-type="float">
            <text:p>0.6</text:p>
          </table:table-cell>
          <table:table-cell table:number-columns-repeated="1011"/>
        </table:table-row>
        <table:table-row table:style-name="ro1">
          <table:table-cell table:formula="of:=[Recipes.A143]" office:value-type="string" office:string-value="Custard" calcext:value-type="string">
            <text:p>Custard</text:p>
          </table:table-cell>
          <table:table-cell table:formula="of:=[Recipes.B143]" office:value-type="string" office:string-value="3/4 banana" calcext:value-type="string">
            <text:p>3/4 banana</text:p>
          </table:table-cell>
          <table:table-cell table:formula="of:=[Recipes.C143]" office:value-type="float" office:value="0.75" calcext:value-type="float">
            <text:p>0.75</text:p>
          </table:table-cell>
          <table:table-cell table:formula="of:=[Recipes.D143]" office:value-type="string" office:string-value="each" calcext:value-type="string">
            <text:p>each</text:p>
          </table:table-cell>
          <table:table-cell table:formula="of:=[Recipes.E143]" office:value-type="float" office:value="0" calcext:value-type="float">
            <text:p>0</text:p>
          </table:table-cell>
          <table:table-cell table:formula="of:=IF([.A143]=0;&quot;&quot;;IF([Recipes.E143]=&quot;&quot;;[.F142];[Recipes.E143]))" office:value-type="float" office:value="3" calcext:value-type="float">
            <text:p>3</text:p>
          </table:table-cell>
          <table:table-cell table:formula="of:=[.F143]/[.C143]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formula="of:=[Recipes.A144]" office:value-type="float" office:value="0" calcext:value-type="float">
            <text:p>0</text:p>
          </table:table-cell>
          <table:table-cell table:formula="of:=[Recipes.B144]" office:value-type="float" office:value="0" calcext:value-type="float">
            <text:p>0</text:p>
          </table:table-cell>
          <table:table-cell table:formula="of:=[Recipes.C144]" office:value-type="float" office:value="0" calcext:value-type="float">
            <text:p>0</text:p>
          </table:table-cell>
          <table:table-cell table:formula="of:=[Recipes.D144]" office:value-type="float" office:value="0" calcext:value-type="float">
            <text:p>0</text:p>
          </table:table-cell>
          <table:table-cell table:formula="of:=[Recipes.E144]" office:value-type="float" office:value="0" calcext:value-type="float">
            <text:p>0</text:p>
          </table:table-cell>
          <table:table-cell table:formula="of:=IF([.A144]=0;&quot;&quot;;IF([Recipes.E144]=&quot;&quot;;[.F143];[Recipes.E144]))">
            <text:p/>
          </table:table-cell>
          <table:table-cell table:formula="of:=[.F144]/[.C144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145]" office:value-type="string" office:string-value="Snack platter" calcext:value-type="string">
            <text:p>Snack platter</text:p>
          </table:table-cell>
          <table:table-cell table:formula="of:=[Recipes.B145]" office:value-type="float" office:value="0" calcext:value-type="float">
            <text:p>0</text:p>
          </table:table-cell>
          <table:table-cell table:formula="of:=[Recipes.C145]" office:value-type="float" office:value="0" calcext:value-type="float">
            <text:p>0</text:p>
          </table:table-cell>
          <table:table-cell table:formula="of:=[Recipes.D145]" office:value-type="float" office:value="0" calcext:value-type="float">
            <text:p>0</text:p>
          </table:table-cell>
          <table:table-cell table:formula="of:=[Recipes.E145]" office:value-type="float" office:value="0" calcext:value-type="float">
            <text:p>0</text:p>
          </table:table-cell>
          <table:table-cell table:formula="of:=IF([.A145]=0;&quot;&quot;;IF([Recipes.E145]=&quot;&quot;;[.F144];[Recipes.E145]))">
            <text:p/>
          </table:table-cell>
          <table:table-cell table:formula="of:=[.F145]/[.C145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146]" office:value-type="string" office:string-value="Snack platter" calcext:value-type="string">
            <text:p>Snack platter</text:p>
          </table:table-cell>
          <table:table-cell table:formula="of:=[Recipes.B146]" office:value-type="string" office:string-value="hummus " calcext:value-type="string">
            <text:p>hummus </text:p>
          </table:table-cell>
          <table:table-cell table:formula="of:=[Recipes.C146]" office:value-type="float" office:value="0" calcext:value-type="float">
            <text:p>0</text:p>
          </table:table-cell>
          <table:table-cell table:formula="of:=[Recipes.D146]" office:value-type="float" office:value="0" calcext:value-type="float">
            <text:p>0</text:p>
          </table:table-cell>
          <table:table-cell table:formula="of:=[Recipes.E146]" office:value-type="float" office:value="0" calcext:value-type="float">
            <text:p>0</text:p>
          </table:table-cell>
          <table:table-cell table:formula="of:=IF([.A146]=0;&quot;&quot;;IF([Recipes.E146]=&quot;&quot;;[.F145];[Recipes.E146]))">
            <text:p/>
          </table:table-cell>
          <table:table-cell table:formula="of:=[.F146]/[.C146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147]" office:value-type="string" office:string-value="Snack platter" calcext:value-type="string">
            <text:p>Snack platter</text:p>
          </table:table-cell>
          <table:table-cell table:formula="of:=[Recipes.B147]" office:value-type="string" office:string-value="pita" calcext:value-type="string">
            <text:p>pita</text:p>
          </table:table-cell>
          <table:table-cell table:formula="of:=[Recipes.C147]" office:value-type="float" office:value="0" calcext:value-type="float">
            <text:p>0</text:p>
          </table:table-cell>
          <table:table-cell table:formula="of:=[Recipes.D147]" office:value-type="float" office:value="0" calcext:value-type="float">
            <text:p>0</text:p>
          </table:table-cell>
          <table:table-cell table:formula="of:=[Recipes.E147]" office:value-type="float" office:value="0" calcext:value-type="float">
            <text:p>0</text:p>
          </table:table-cell>
          <table:table-cell table:formula="of:=IF([.A147]=0;&quot;&quot;;IF([Recipes.E147]=&quot;&quot;;[.F146];[Recipes.E147]))">
            <text:p/>
          </table:table-cell>
          <table:table-cell table:formula="of:=[.F147]/[.C147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148]" office:value-type="string" office:string-value="Snack platter" calcext:value-type="string">
            <text:p>Snack platter</text:p>
          </table:table-cell>
          <table:table-cell table:formula="of:=[Recipes.B148]" office:value-type="string" office:string-value="veggies" calcext:value-type="string">
            <text:p>veggies</text:p>
          </table:table-cell>
          <table:table-cell table:formula="of:=[Recipes.C148]" office:value-type="float" office:value="0" calcext:value-type="float">
            <text:p>0</text:p>
          </table:table-cell>
          <table:table-cell table:formula="of:=[Recipes.D148]" office:value-type="float" office:value="0" calcext:value-type="float">
            <text:p>0</text:p>
          </table:table-cell>
          <table:table-cell table:formula="of:=[Recipes.E148]" office:value-type="float" office:value="0" calcext:value-type="float">
            <text:p>0</text:p>
          </table:table-cell>
          <table:table-cell table:formula="of:=IF([.A148]=0;&quot;&quot;;IF([Recipes.E148]=&quot;&quot;;[.F147];[Recipes.E148]))">
            <text:p/>
          </table:table-cell>
          <table:table-cell table:formula="of:=[.F148]/[.C148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149]" office:value-type="string" office:string-value="Snack platter" calcext:value-type="string">
            <text:p>Snack platter</text:p>
          </table:table-cell>
          <table:table-cell table:formula="of:=[Recipes.B149]" office:value-type="string" office:string-value="fruit" calcext:value-type="string">
            <text:p>fruit</text:p>
          </table:table-cell>
          <table:table-cell table:formula="of:=[Recipes.C149]" office:value-type="float" office:value="0" calcext:value-type="float">
            <text:p>0</text:p>
          </table:table-cell>
          <table:table-cell table:formula="of:=[Recipes.D149]" office:value-type="float" office:value="0" calcext:value-type="float">
            <text:p>0</text:p>
          </table:table-cell>
          <table:table-cell table:formula="of:=[Recipes.E149]" office:value-type="float" office:value="0" calcext:value-type="float">
            <text:p>0</text:p>
          </table:table-cell>
          <table:table-cell table:formula="of:=IF([.A149]=0;&quot;&quot;;IF([Recipes.E149]=&quot;&quot;;[.F148];[Recipes.E149]))">
            <text:p/>
          </table:table-cell>
          <table:table-cell table:formula="of:=[.F149]/[.C149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150]" office:value-type="string" office:string-value="Snack platter" calcext:value-type="string">
            <text:p>Snack platter</text:p>
          </table:table-cell>
          <table:table-cell table:formula="of:=[Recipes.B150]" office:value-type="string" office:string-value="cookies" calcext:value-type="string">
            <text:p>cookies</text:p>
          </table:table-cell>
          <table:table-cell table:formula="of:=[Recipes.C150]" office:value-type="float" office:value="0" calcext:value-type="float">
            <text:p>0</text:p>
          </table:table-cell>
          <table:table-cell table:formula="of:=[Recipes.D150]" office:value-type="float" office:value="0" calcext:value-type="float">
            <text:p>0</text:p>
          </table:table-cell>
          <table:table-cell table:formula="of:=[Recipes.E150]" office:value-type="float" office:value="0" calcext:value-type="float">
            <text:p>0</text:p>
          </table:table-cell>
          <table:table-cell table:formula="of:=IF([.A150]=0;&quot;&quot;;IF([Recipes.E150]=&quot;&quot;;[.F149];[Recipes.E150]))">
            <text:p/>
          </table:table-cell>
          <table:table-cell table:formula="of:=[.F150]/[.C150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151]" office:value-type="string" office:string-value="Snack platter" calcext:value-type="string">
            <text:p>Snack platter</text:p>
          </table:table-cell>
          <table:table-cell table:formula="of:=[Recipes.B151]" office:value-type="string" office:string-value="crisp" calcext:value-type="string">
            <text:p>crisp</text:p>
          </table:table-cell>
          <table:table-cell table:formula="of:=[Recipes.C151]" office:value-type="float" office:value="0" calcext:value-type="float">
            <text:p>0</text:p>
          </table:table-cell>
          <table:table-cell table:formula="of:=[Recipes.D151]" office:value-type="float" office:value="0" calcext:value-type="float">
            <text:p>0</text:p>
          </table:table-cell>
          <table:table-cell table:formula="of:=[Recipes.E151]" office:value-type="float" office:value="0" calcext:value-type="float">
            <text:p>0</text:p>
          </table:table-cell>
          <table:table-cell table:formula="of:=IF([.A151]=0;&quot;&quot;;IF([Recipes.E151]=&quot;&quot;;[.F150];[Recipes.E151]))">
            <text:p/>
          </table:table-cell>
          <table:table-cell table:formula="of:=[.F151]/[.C151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152]" office:value-type="string" office:string-value="Snack platter" calcext:value-type="string">
            <text:p>Snack platter</text:p>
          </table:table-cell>
          <table:table-cell table:formula="of:=[Recipes.B152]" office:value-type="string" office:string-value="brezeln" calcext:value-type="string">
            <text:p>brezeln</text:p>
          </table:table-cell>
          <table:table-cell table:formula="of:=[Recipes.C152]" office:value-type="float" office:value="0" calcext:value-type="float">
            <text:p>0</text:p>
          </table:table-cell>
          <table:table-cell table:formula="of:=[Recipes.D152]" office:value-type="float" office:value="0" calcext:value-type="float">
            <text:p>0</text:p>
          </table:table-cell>
          <table:table-cell table:formula="of:=[Recipes.E152]" office:value-type="float" office:value="0" calcext:value-type="float">
            <text:p>0</text:p>
          </table:table-cell>
          <table:table-cell table:formula="of:=IF([.A152]=0;&quot;&quot;;IF([Recipes.E152]=&quot;&quot;;[.F151];[Recipes.E152]))">
            <text:p/>
          </table:table-cell>
          <table:table-cell table:formula="of:=[.F152]/[.C152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153]" office:value-type="string" office:string-value="Snack platter" calcext:value-type="string">
            <text:p>Snack platter</text:p>
          </table:table-cell>
          <table:table-cell table:formula="of:=[Recipes.B153]" office:value-type="string" office:string-value="salz stangen" calcext:value-type="string">
            <text:p>salz stangen</text:p>
          </table:table-cell>
          <table:table-cell table:formula="of:=[Recipes.C153]" office:value-type="float" office:value="0" calcext:value-type="float">
            <text:p>0</text:p>
          </table:table-cell>
          <table:table-cell table:formula="of:=[Recipes.D153]" office:value-type="float" office:value="0" calcext:value-type="float">
            <text:p>0</text:p>
          </table:table-cell>
          <table:table-cell table:formula="of:=[Recipes.E153]" office:value-type="float" office:value="0" calcext:value-type="float">
            <text:p>0</text:p>
          </table:table-cell>
          <table:table-cell table:formula="of:=IF([.A153]=0;&quot;&quot;;IF([Recipes.E153]=&quot;&quot;;[.F152];[Recipes.E153]))">
            <text:p/>
          </table:table-cell>
          <table:table-cell table:formula="of:=[.F153]/[.C153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154]" office:value-type="string" office:string-value="Snack platter" calcext:value-type="string">
            <text:p>Snack platter</text:p>
          </table:table-cell>
          <table:table-cell table:formula="of:=[Recipes.B154]" office:value-type="string" office:string-value="frischekäse" calcext:value-type="string">
            <text:p>frischekäse</text:p>
          </table:table-cell>
          <table:table-cell table:formula="of:=[Recipes.C154]" office:value-type="float" office:value="0" calcext:value-type="float">
            <text:p>0</text:p>
          </table:table-cell>
          <table:table-cell table:formula="of:=[Recipes.D154]" office:value-type="float" office:value="0" calcext:value-type="float">
            <text:p>0</text:p>
          </table:table-cell>
          <table:table-cell table:formula="of:=[Recipes.E154]" office:value-type="float" office:value="0" calcext:value-type="float">
            <text:p>0</text:p>
          </table:table-cell>
          <table:table-cell table:formula="of:=IF([.A154]=0;&quot;&quot;;IF([Recipes.E154]=&quot;&quot;;[.F153];[Recipes.E154]))">
            <text:p/>
          </table:table-cell>
          <table:table-cell table:formula="of:=[.F154]/[.C154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155]" office:value-type="float" office:value="0" calcext:value-type="float">
            <text:p>0</text:p>
          </table:table-cell>
          <table:table-cell table:formula="of:=[Recipes.B155]" office:value-type="float" office:value="0" calcext:value-type="float">
            <text:p>0</text:p>
          </table:table-cell>
          <table:table-cell table:formula="of:=[Recipes.C155]" office:value-type="float" office:value="0" calcext:value-type="float">
            <text:p>0</text:p>
          </table:table-cell>
          <table:table-cell table:formula="of:=[Recipes.D155]" office:value-type="float" office:value="0" calcext:value-type="float">
            <text:p>0</text:p>
          </table:table-cell>
          <table:table-cell table:formula="of:=[Recipes.E155]" office:value-type="float" office:value="0" calcext:value-type="float">
            <text:p>0</text:p>
          </table:table-cell>
          <table:table-cell table:formula="of:=IF([.A155]=0;&quot;&quot;;IF([Recipes.E155]=&quot;&quot;;[.F154];[Recipes.E155]))">
            <text:p/>
          </table:table-cell>
          <table:table-cell table:formula="of:=[.F155]/[.C155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156]" office:value-type="float" office:value="0" calcext:value-type="float">
            <text:p>0</text:p>
          </table:table-cell>
          <table:table-cell table:formula="of:=[Recipes.B156]" office:value-type="float" office:value="0" calcext:value-type="float">
            <text:p>0</text:p>
          </table:table-cell>
          <table:table-cell table:formula="of:=[Recipes.C156]" office:value-type="float" office:value="0" calcext:value-type="float">
            <text:p>0</text:p>
          </table:table-cell>
          <table:table-cell table:formula="of:=[Recipes.D156]" office:value-type="float" office:value="0" calcext:value-type="float">
            <text:p>0</text:p>
          </table:table-cell>
          <table:table-cell table:formula="of:=[Recipes.E156]" office:value-type="float" office:value="0" calcext:value-type="float">
            <text:p>0</text:p>
          </table:table-cell>
          <table:table-cell table:formula="of:=IF([.A156]=0;&quot;&quot;;IF([Recipes.E156]=&quot;&quot;;[.F155];[Recipes.E156]))">
            <text:p/>
          </table:table-cell>
          <table:table-cell table:formula="of:=[.F156]/[.C156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157]" office:value-type="float" office:value="0" calcext:value-type="float">
            <text:p>0</text:p>
          </table:table-cell>
          <table:table-cell table:formula="of:=[Recipes.B157]" office:value-type="float" office:value="0" calcext:value-type="float">
            <text:p>0</text:p>
          </table:table-cell>
          <table:table-cell table:formula="of:=[Recipes.C157]" office:value-type="float" office:value="0" calcext:value-type="float">
            <text:p>0</text:p>
          </table:table-cell>
          <table:table-cell table:formula="of:=[Recipes.D157]" office:value-type="float" office:value="0" calcext:value-type="float">
            <text:p>0</text:p>
          </table:table-cell>
          <table:table-cell table:formula="of:=[Recipes.E157]" office:value-type="float" office:value="0" calcext:value-type="float">
            <text:p>0</text:p>
          </table:table-cell>
          <table:table-cell table:formula="of:=IF([.A157]=0;&quot;&quot;;IF([Recipes.E157]=&quot;&quot;;[.F156];[Recipes.E157]))">
            <text:p/>
          </table:table-cell>
          <table:table-cell table:formula="of:=[.F157]/[.C157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158]" office:value-type="float" office:value="0" calcext:value-type="float">
            <text:p>0</text:p>
          </table:table-cell>
          <table:table-cell table:formula="of:=[Recipes.B158]" office:value-type="float" office:value="0" calcext:value-type="float">
            <text:p>0</text:p>
          </table:table-cell>
          <table:table-cell table:formula="of:=[Recipes.C158]" office:value-type="float" office:value="0" calcext:value-type="float">
            <text:p>0</text:p>
          </table:table-cell>
          <table:table-cell table:formula="of:=[Recipes.D158]" office:value-type="float" office:value="0" calcext:value-type="float">
            <text:p>0</text:p>
          </table:table-cell>
          <table:table-cell table:formula="of:=[Recipes.E158]" office:value-type="float" office:value="0" calcext:value-type="float">
            <text:p>0</text:p>
          </table:table-cell>
          <table:table-cell table:formula="of:=IF([.A158]=0;&quot;&quot;;IF([Recipes.E158]=&quot;&quot;;[.F157];[Recipes.E158]))">
            <text:p/>
          </table:table-cell>
          <table:table-cell table:formula="of:=[.F158]/[.C158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159]" office:value-type="float" office:value="0" calcext:value-type="float">
            <text:p>0</text:p>
          </table:table-cell>
          <table:table-cell table:formula="of:=[Recipes.B159]" office:value-type="float" office:value="0" calcext:value-type="float">
            <text:p>0</text:p>
          </table:table-cell>
          <table:table-cell table:formula="of:=[Recipes.C159]" office:value-type="float" office:value="0" calcext:value-type="float">
            <text:p>0</text:p>
          </table:table-cell>
          <table:table-cell table:formula="of:=[Recipes.D159]" office:value-type="float" office:value="0" calcext:value-type="float">
            <text:p>0</text:p>
          </table:table-cell>
          <table:table-cell table:formula="of:=[Recipes.E159]" office:value-type="float" office:value="0" calcext:value-type="float">
            <text:p>0</text:p>
          </table:table-cell>
          <table:table-cell table:formula="of:=IF([.A159]=0;&quot;&quot;;IF([Recipes.E159]=&quot;&quot;;[.F158];[Recipes.E159]))">
            <text:p/>
          </table:table-cell>
          <table:table-cell table:formula="of:=[.F159]/[.C159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160]" office:value-type="float" office:value="0" calcext:value-type="float">
            <text:p>0</text:p>
          </table:table-cell>
          <table:table-cell table:formula="of:=[Recipes.B160]" office:value-type="float" office:value="0" calcext:value-type="float">
            <text:p>0</text:p>
          </table:table-cell>
          <table:table-cell table:formula="of:=[Recipes.C160]" office:value-type="float" office:value="0" calcext:value-type="float">
            <text:p>0</text:p>
          </table:table-cell>
          <table:table-cell table:formula="of:=[Recipes.D160]" office:value-type="float" office:value="0" calcext:value-type="float">
            <text:p>0</text:p>
          </table:table-cell>
          <table:table-cell table:formula="of:=[Recipes.E160]" office:value-type="float" office:value="0" calcext:value-type="float">
            <text:p>0</text:p>
          </table:table-cell>
          <table:table-cell table:formula="of:=IF([.A160]=0;&quot;&quot;;IF([Recipes.E160]=&quot;&quot;;[.F159];[Recipes.E160]))">
            <text:p/>
          </table:table-cell>
          <table:table-cell table:formula="of:=[.F160]/[.C160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161]" office:value-type="float" office:value="0" calcext:value-type="float">
            <text:p>0</text:p>
          </table:table-cell>
          <table:table-cell table:formula="of:=[Recipes.B161]" office:value-type="float" office:value="0" calcext:value-type="float">
            <text:p>0</text:p>
          </table:table-cell>
          <table:table-cell table:formula="of:=[Recipes.C161]" office:value-type="float" office:value="0" calcext:value-type="float">
            <text:p>0</text:p>
          </table:table-cell>
          <table:table-cell table:formula="of:=[Recipes.D161]" office:value-type="float" office:value="0" calcext:value-type="float">
            <text:p>0</text:p>
          </table:table-cell>
          <table:table-cell table:formula="of:=[Recipes.E161]" office:value-type="float" office:value="0" calcext:value-type="float">
            <text:p>0</text:p>
          </table:table-cell>
          <table:table-cell table:formula="of:=IF([.A161]=0;&quot;&quot;;IF([Recipes.E161]=&quot;&quot;;[.F160];[Recipes.E161]))">
            <text:p/>
          </table:table-cell>
          <table:table-cell table:formula="of:=[.F161]/[.C161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162]" office:value-type="float" office:value="0" calcext:value-type="float">
            <text:p>0</text:p>
          </table:table-cell>
          <table:table-cell table:formula="of:=[Recipes.B162]" office:value-type="float" office:value="0" calcext:value-type="float">
            <text:p>0</text:p>
          </table:table-cell>
          <table:table-cell table:formula="of:=[Recipes.C162]" office:value-type="float" office:value="0" calcext:value-type="float">
            <text:p>0</text:p>
          </table:table-cell>
          <table:table-cell table:formula="of:=[Recipes.D162]" office:value-type="float" office:value="0" calcext:value-type="float">
            <text:p>0</text:p>
          </table:table-cell>
          <table:table-cell table:formula="of:=[Recipes.E162]" office:value-type="float" office:value="0" calcext:value-type="float">
            <text:p>0</text:p>
          </table:table-cell>
          <table:table-cell table:formula="of:=IF([.A162]=0;&quot;&quot;;IF([Recipes.E162]=&quot;&quot;;[.F161];[Recipes.E162]))">
            <text:p/>
          </table:table-cell>
          <table:table-cell table:formula="of:=[.F162]/[.C162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163]" office:value-type="float" office:value="0" calcext:value-type="float">
            <text:p>0</text:p>
          </table:table-cell>
          <table:table-cell table:formula="of:=[Recipes.B163]" office:value-type="float" office:value="0" calcext:value-type="float">
            <text:p>0</text:p>
          </table:table-cell>
          <table:table-cell table:formula="of:=[Recipes.C163]" office:value-type="float" office:value="0" calcext:value-type="float">
            <text:p>0</text:p>
          </table:table-cell>
          <table:table-cell table:formula="of:=[Recipes.D163]" office:value-type="float" office:value="0" calcext:value-type="float">
            <text:p>0</text:p>
          </table:table-cell>
          <table:table-cell table:formula="of:=[Recipes.E163]" office:value-type="float" office:value="0" calcext:value-type="float">
            <text:p>0</text:p>
          </table:table-cell>
          <table:table-cell table:formula="of:=IF([.A163]=0;&quot;&quot;;IF([Recipes.E163]=&quot;&quot;;[.F162];[Recipes.E163]))">
            <text:p/>
          </table:table-cell>
          <table:table-cell table:formula="of:=[.F163]/[.C163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164]" office:value-type="float" office:value="0" calcext:value-type="float">
            <text:p>0</text:p>
          </table:table-cell>
          <table:table-cell table:formula="of:=[Recipes.B164]" office:value-type="float" office:value="0" calcext:value-type="float">
            <text:p>0</text:p>
          </table:table-cell>
          <table:table-cell table:formula="of:=[Recipes.C164]" office:value-type="float" office:value="0" calcext:value-type="float">
            <text:p>0</text:p>
          </table:table-cell>
          <table:table-cell table:formula="of:=[Recipes.D164]" office:value-type="float" office:value="0" calcext:value-type="float">
            <text:p>0</text:p>
          </table:table-cell>
          <table:table-cell table:formula="of:=[Recipes.E164]" office:value-type="float" office:value="0" calcext:value-type="float">
            <text:p>0</text:p>
          </table:table-cell>
          <table:table-cell table:formula="of:=IF([.A164]=0;&quot;&quot;;IF([Recipes.E164]=&quot;&quot;;[.F163];[Recipes.E164]))">
            <text:p/>
          </table:table-cell>
          <table:table-cell table:formula="of:=[.F164]/[.C164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165]" office:value-type="float" office:value="0" calcext:value-type="float">
            <text:p>0</text:p>
          </table:table-cell>
          <table:table-cell table:formula="of:=[Recipes.B165]" office:value-type="float" office:value="0" calcext:value-type="float">
            <text:p>0</text:p>
          </table:table-cell>
          <table:table-cell table:formula="of:=[Recipes.C165]" office:value-type="float" office:value="0" calcext:value-type="float">
            <text:p>0</text:p>
          </table:table-cell>
          <table:table-cell table:formula="of:=[Recipes.D165]" office:value-type="float" office:value="0" calcext:value-type="float">
            <text:p>0</text:p>
          </table:table-cell>
          <table:table-cell table:formula="of:=[Recipes.E165]" office:value-type="float" office:value="0" calcext:value-type="float">
            <text:p>0</text:p>
          </table:table-cell>
          <table:table-cell table:formula="of:=IF([.A165]=0;&quot;&quot;;IF([Recipes.E165]=&quot;&quot;;[.F164];[Recipes.E165]))">
            <text:p/>
          </table:table-cell>
          <table:table-cell table:formula="of:=[.F165]/[.C165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166]" office:value-type="float" office:value="0" calcext:value-type="float">
            <text:p>0</text:p>
          </table:table-cell>
          <table:table-cell table:formula="of:=[Recipes.B166]" office:value-type="float" office:value="0" calcext:value-type="float">
            <text:p>0</text:p>
          </table:table-cell>
          <table:table-cell table:formula="of:=[Recipes.C166]" office:value-type="float" office:value="0" calcext:value-type="float">
            <text:p>0</text:p>
          </table:table-cell>
          <table:table-cell table:formula="of:=[Recipes.D166]" office:value-type="float" office:value="0" calcext:value-type="float">
            <text:p>0</text:p>
          </table:table-cell>
          <table:table-cell table:formula="of:=[Recipes.E166]" office:value-type="float" office:value="0" calcext:value-type="float">
            <text:p>0</text:p>
          </table:table-cell>
          <table:table-cell table:formula="of:=IF([.A166]=0;&quot;&quot;;IF([Recipes.E166]=&quot;&quot;;[.F165];[Recipes.E166]))">
            <text:p/>
          </table:table-cell>
          <table:table-cell table:formula="of:=[.F166]/[.C166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167]" office:value-type="float" office:value="0" calcext:value-type="float">
            <text:p>0</text:p>
          </table:table-cell>
          <table:table-cell table:formula="of:=[Recipes.B167]" office:value-type="float" office:value="0" calcext:value-type="float">
            <text:p>0</text:p>
          </table:table-cell>
          <table:table-cell table:formula="of:=[Recipes.C167]" office:value-type="float" office:value="0" calcext:value-type="float">
            <text:p>0</text:p>
          </table:table-cell>
          <table:table-cell table:formula="of:=[Recipes.D167]" office:value-type="float" office:value="0" calcext:value-type="float">
            <text:p>0</text:p>
          </table:table-cell>
          <table:table-cell table:formula="of:=[Recipes.E167]" office:value-type="float" office:value="0" calcext:value-type="float">
            <text:p>0</text:p>
          </table:table-cell>
          <table:table-cell table:formula="of:=IF([.A167]=0;&quot;&quot;;IF([Recipes.E167]=&quot;&quot;;[.F166];[Recipes.E167]))">
            <text:p/>
          </table:table-cell>
          <table:table-cell table:formula="of:=[.F167]/[.C167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formula="of:=[Recipes.A168]" office:value-type="float" office:value="0" calcext:value-type="float">
            <text:p>0</text:p>
          </table:table-cell>
          <table:table-cell table:formula="of:=[Recipes.B168]" office:value-type="float" office:value="0" calcext:value-type="float">
            <text:p>0</text:p>
          </table:table-cell>
          <table:table-cell table:formula="of:=[Recipes.C168]" office:value-type="float" office:value="0" calcext:value-type="float">
            <text:p>0</text:p>
          </table:table-cell>
          <table:table-cell table:formula="of:=[Recipes.D168]" office:value-type="float" office:value="0" calcext:value-type="float">
            <text:p>0</text:p>
          </table:table-cell>
          <table:table-cell table:formula="of:=[Recipes.E168]" office:value-type="float" office:value="0" calcext:value-type="float">
            <text:p>0</text:p>
          </table:table-cell>
          <table:table-cell table:formula="of:=IF([.A168]=0;&quot;&quot;;IF([Recipes.E168]=&quot;&quot;;[.F167];[Recipes.E168]))">
            <text:p/>
          </table:table-cell>
          <table:table-cell table:number-columns-repeated="1012"/>
        </table:table-row>
        <table:table-row table:style-name="ro1">
          <table:table-cell table:formula="of:=[Recipes.A169]" office:value-type="float" office:value="0" calcext:value-type="float">
            <text:p>0</text:p>
          </table:table-cell>
          <table:table-cell table:formula="of:=[Recipes.B169]" office:value-type="float" office:value="0" calcext:value-type="float">
            <text:p>0</text:p>
          </table:table-cell>
          <table:table-cell table:formula="of:=[Recipes.C169]" office:value-type="float" office:value="0" calcext:value-type="float">
            <text:p>0</text:p>
          </table:table-cell>
          <table:table-cell table:formula="of:=[Recipes.D169]" office:value-type="float" office:value="0" calcext:value-type="float">
            <text:p>0</text:p>
          </table:table-cell>
          <table:table-cell table:formula="of:=[Recipes.E169]" office:value-type="float" office:value="0" calcext:value-type="float">
            <text:p>0</text:p>
          </table:table-cell>
          <table:table-cell table:formula="of:=IF([.A169]=0;&quot;&quot;;IF([Recipes.E169]=&quot;&quot;;[.F168];[Recipes.E169]))">
            <text:p/>
          </table:table-cell>
          <table:table-cell table:number-columns-repeated="1012"/>
        </table:table-row>
        <table:table-row table:style-name="ro1">
          <table:table-cell table:formula="of:=[Recipes.A170]" office:value-type="float" office:value="0" calcext:value-type="float">
            <text:p>0</text:p>
          </table:table-cell>
          <table:table-cell table:formula="of:=[Recipes.B170]" office:value-type="float" office:value="0" calcext:value-type="float">
            <text:p>0</text:p>
          </table:table-cell>
          <table:table-cell table:formula="of:=[Recipes.C170]" office:value-type="float" office:value="0" calcext:value-type="float">
            <text:p>0</text:p>
          </table:table-cell>
          <table:table-cell table:formula="of:=[Recipes.D170]" office:value-type="float" office:value="0" calcext:value-type="float">
            <text:p>0</text:p>
          </table:table-cell>
          <table:table-cell table:formula="of:=[Recipes.E170]" office:value-type="float" office:value="0" calcext:value-type="float">
            <text:p>0</text:p>
          </table:table-cell>
          <table:table-cell table:formula="of:=IF([.A170]=0;&quot;&quot;;IF([Recipes.E170]=&quot;&quot;;[.F169];[Recipes.E170]))">
            <text:p/>
          </table:table-cell>
          <table:table-cell table:number-columns-repeated="1012"/>
        </table:table-row>
        <table:table-row table:style-name="ro1">
          <table:table-cell table:formula="of:=[Recipes.A171]" office:value-type="float" office:value="0" calcext:value-type="float">
            <text:p>0</text:p>
          </table:table-cell>
          <table:table-cell table:formula="of:=[Recipes.B171]" office:value-type="float" office:value="0" calcext:value-type="float">
            <text:p>0</text:p>
          </table:table-cell>
          <table:table-cell table:formula="of:=[Recipes.C171]" office:value-type="float" office:value="0" calcext:value-type="float">
            <text:p>0</text:p>
          </table:table-cell>
          <table:table-cell table:formula="of:=[Recipes.D171]" office:value-type="float" office:value="0" calcext:value-type="float">
            <text:p>0</text:p>
          </table:table-cell>
          <table:table-cell table:formula="of:=[Recipes.E171]" office:value-type="float" office:value="0" calcext:value-type="float">
            <text:p>0</text:p>
          </table:table-cell>
          <table:table-cell table:formula="of:=IF([.A171]=0;&quot;&quot;;IF([Recipes.E171]=&quot;&quot;;[.F170];[Recipes.E171]))">
            <text:p/>
          </table:table-cell>
          <table:table-cell table:number-columns-repeated="1012"/>
        </table:table-row>
        <table:table-row table:style-name="ro1">
          <table:table-cell table:formula="of:=[Recipes.A172]" office:value-type="float" office:value="0" calcext:value-type="float">
            <text:p>0</text:p>
          </table:table-cell>
          <table:table-cell table:formula="of:=[Recipes.B172]" office:value-type="float" office:value="0" calcext:value-type="float">
            <text:p>0</text:p>
          </table:table-cell>
          <table:table-cell table:formula="of:=[Recipes.C172]" office:value-type="float" office:value="0" calcext:value-type="float">
            <text:p>0</text:p>
          </table:table-cell>
          <table:table-cell table:formula="of:=[Recipes.D172]" office:value-type="float" office:value="0" calcext:value-type="float">
            <text:p>0</text:p>
          </table:table-cell>
          <table:table-cell table:formula="of:=[Recipes.E172]" office:value-type="float" office:value="0" calcext:value-type="float">
            <text:p>0</text:p>
          </table:table-cell>
          <table:table-cell table:formula="of:=IF([.A172]=0;&quot;&quot;;IF([Recipes.E172]=&quot;&quot;;[.F171];[Recipes.E172]))">
            <text:p/>
          </table:table-cell>
          <table:table-cell table:number-columns-repeated="1012"/>
        </table:table-row>
        <table:table-row table:style-name="ro1">
          <table:table-cell table:formula="of:=[Recipes.A173]" office:value-type="float" office:value="0" calcext:value-type="float">
            <text:p>0</text:p>
          </table:table-cell>
          <table:table-cell table:formula="of:=[Recipes.B173]" office:value-type="float" office:value="0" calcext:value-type="float">
            <text:p>0</text:p>
          </table:table-cell>
          <table:table-cell table:formula="of:=[Recipes.C173]" office:value-type="float" office:value="0" calcext:value-type="float">
            <text:p>0</text:p>
          </table:table-cell>
          <table:table-cell table:formula="of:=[Recipes.D173]" office:value-type="float" office:value="0" calcext:value-type="float">
            <text:p>0</text:p>
          </table:table-cell>
          <table:table-cell table:formula="of:=[Recipes.E173]" office:value-type="float" office:value="0" calcext:value-type="float">
            <text:p>0</text:p>
          </table:table-cell>
          <table:table-cell table:formula="of:=IF([.A173]=0;&quot;&quot;;IF([Recipes.E173]=&quot;&quot;;[.F172];[Recipes.E173]))">
            <text:p/>
          </table:table-cell>
          <table:table-cell table:number-columns-repeated="1012"/>
        </table:table-row>
        <table:table-row table:style-name="ro1">
          <table:table-cell table:formula="of:=[Recipes.A174]" office:value-type="float" office:value="0" calcext:value-type="float">
            <text:p>0</text:p>
          </table:table-cell>
          <table:table-cell table:formula="of:=[Recipes.B174]" office:value-type="float" office:value="0" calcext:value-type="float">
            <text:p>0</text:p>
          </table:table-cell>
          <table:table-cell table:formula="of:=[Recipes.C174]" office:value-type="float" office:value="0" calcext:value-type="float">
            <text:p>0</text:p>
          </table:table-cell>
          <table:table-cell table:formula="of:=[Recipes.D174]" office:value-type="float" office:value="0" calcext:value-type="float">
            <text:p>0</text:p>
          </table:table-cell>
          <table:table-cell table:formula="of:=[Recipes.E174]" office:value-type="float" office:value="0" calcext:value-type="float">
            <text:p>0</text:p>
          </table:table-cell>
          <table:table-cell table:formula="of:=IF([.A174]=0;&quot;&quot;;IF([Recipes.E174]=&quot;&quot;;[.F173];[Recipes.E174]))">
            <text:p/>
          </table:table-cell>
          <table:table-cell table:number-columns-repeated="1012"/>
        </table:table-row>
        <table:table-row table:style-name="ro1">
          <table:table-cell table:formula="of:=[Recipes.A175]" office:value-type="float" office:value="0" calcext:value-type="float">
            <text:p>0</text:p>
          </table:table-cell>
          <table:table-cell table:formula="of:=[Recipes.B175]" office:value-type="float" office:value="0" calcext:value-type="float">
            <text:p>0</text:p>
          </table:table-cell>
          <table:table-cell table:formula="of:=[Recipes.C175]" office:value-type="float" office:value="0" calcext:value-type="float">
            <text:p>0</text:p>
          </table:table-cell>
          <table:table-cell table:formula="of:=[Recipes.D175]" office:value-type="float" office:value="0" calcext:value-type="float">
            <text:p>0</text:p>
          </table:table-cell>
          <table:table-cell table:formula="of:=[Recipes.E175]" office:value-type="float" office:value="0" calcext:value-type="float">
            <text:p>0</text:p>
          </table:table-cell>
          <table:table-cell table:formula="of:=IF([.A175]=0;&quot;&quot;;IF([Recipes.E175]=&quot;&quot;;[.F174];[Recipes.E175]))">
            <text:p/>
          </table:table-cell>
          <table:table-cell table:number-columns-repeated="1012"/>
        </table:table-row>
        <table:table-row table:style-name="ro1">
          <table:table-cell table:formula="of:=[Recipes.A176]" office:value-type="float" office:value="0" calcext:value-type="float">
            <text:p>0</text:p>
          </table:table-cell>
          <table:table-cell table:formula="of:=[Recipes.B176]" office:value-type="float" office:value="0" calcext:value-type="float">
            <text:p>0</text:p>
          </table:table-cell>
          <table:table-cell table:formula="of:=[Recipes.C176]" office:value-type="float" office:value="0" calcext:value-type="float">
            <text:p>0</text:p>
          </table:table-cell>
          <table:table-cell table:formula="of:=[Recipes.D176]" office:value-type="float" office:value="0" calcext:value-type="float">
            <text:p>0</text:p>
          </table:table-cell>
          <table:table-cell table:formula="of:=[Recipes.E176]" office:value-type="float" office:value="0" calcext:value-type="float">
            <text:p>0</text:p>
          </table:table-cell>
          <table:table-cell table:formula="of:=IF([.A176]=0;&quot;&quot;;IF([Recipes.E176]=&quot;&quot;;[.F175];[Recipes.E176]))">
            <text:p/>
          </table:table-cell>
          <table:table-cell table:number-columns-repeated="1012"/>
        </table:table-row>
        <table:table-row table:style-name="ro1">
          <table:table-cell table:formula="of:=[Recipes.A177]" office:value-type="float" office:value="0" calcext:value-type="float">
            <text:p>0</text:p>
          </table:table-cell>
          <table:table-cell table:formula="of:=[Recipes.B177]" office:value-type="float" office:value="0" calcext:value-type="float">
            <text:p>0</text:p>
          </table:table-cell>
          <table:table-cell table:formula="of:=[Recipes.C177]" office:value-type="float" office:value="0" calcext:value-type="float">
            <text:p>0</text:p>
          </table:table-cell>
          <table:table-cell table:formula="of:=[Recipes.D177]" office:value-type="float" office:value="0" calcext:value-type="float">
            <text:p>0</text:p>
          </table:table-cell>
          <table:table-cell table:formula="of:=[Recipes.E1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Recipes.A178]" office:value-type="float" office:value="0" calcext:value-type="float">
            <text:p>0</text:p>
          </table:table-cell>
          <table:table-cell table:formula="of:=[Recipes.B178]" office:value-type="float" office:value="0" calcext:value-type="float">
            <text:p>0</text:p>
          </table:table-cell>
          <table:table-cell table:formula="of:=[Recipes.C178]" office:value-type="float" office:value="0" calcext:value-type="float">
            <text:p>0</text:p>
          </table:table-cell>
          <table:table-cell table:formula="of:=[Recipes.D178]" office:value-type="float" office:value="0" calcext:value-type="float">
            <text:p>0</text:p>
          </table:table-cell>
          <table:table-cell table:formula="of:=[Recipes.E1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Recipes.A179]" office:value-type="float" office:value="0" calcext:value-type="float">
            <text:p>0</text:p>
          </table:table-cell>
          <table:table-cell table:formula="of:=[Recipes.B179]" office:value-type="float" office:value="0" calcext:value-type="float">
            <text:p>0</text:p>
          </table:table-cell>
          <table:table-cell table:formula="of:=[Recipes.C179]" office:value-type="float" office:value="0" calcext:value-type="float">
            <text:p>0</text:p>
          </table:table-cell>
          <table:table-cell table:formula="of:=[Recipes.D179]" office:value-type="float" office:value="0" calcext:value-type="float">
            <text:p>0</text:p>
          </table:table-cell>
          <table:table-cell table:formula="of:=[Recipes.E1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Recipes.A180]" office:value-type="float" office:value="0" calcext:value-type="float">
            <text:p>0</text:p>
          </table:table-cell>
          <table:table-cell table:formula="of:=[Recipes.B180]" office:value-type="float" office:value="0" calcext:value-type="float">
            <text:p>0</text:p>
          </table:table-cell>
          <table:table-cell table:formula="of:=[Recipes.C180]" office:value-type="float" office:value="0" calcext:value-type="float">
            <text:p>0</text:p>
          </table:table-cell>
          <table:table-cell table:formula="of:=[Recipes.D180]" office:value-type="float" office:value="0" calcext:value-type="float">
            <text:p>0</text:p>
          </table:table-cell>
          <table:table-cell table:formula="of:=[Recipes.E1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Recipes.A181]" office:value-type="float" office:value="0" calcext:value-type="float">
            <text:p>0</text:p>
          </table:table-cell>
          <table:table-cell table:formula="of:=[Recipes.B181]" office:value-type="float" office:value="0" calcext:value-type="float">
            <text:p>0</text:p>
          </table:table-cell>
          <table:table-cell table:formula="of:=[Recipes.C181]" office:value-type="float" office:value="0" calcext:value-type="float">
            <text:p>0</text:p>
          </table:table-cell>
          <table:table-cell table:formula="of:=[Recipes.D181]" office:value-type="float" office:value="0" calcext:value-type="float">
            <text:p>0</text:p>
          </table:table-cell>
          <table:table-cell table:formula="of:=[Recipes.E1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Recipes.A182]" office:value-type="float" office:value="0" calcext:value-type="float">
            <text:p>0</text:p>
          </table:table-cell>
          <table:table-cell table:formula="of:=[Recipes.B182]" office:value-type="float" office:value="0" calcext:value-type="float">
            <text:p>0</text:p>
          </table:table-cell>
          <table:table-cell table:formula="of:=[Recipes.C182]" office:value-type="float" office:value="0" calcext:value-type="float">
            <text:p>0</text:p>
          </table:table-cell>
          <table:table-cell table:formula="of:=[Recipes.D182]" office:value-type="float" office:value="0" calcext:value-type="float">
            <text:p>0</text:p>
          </table:table-cell>
          <table:table-cell table:formula="of:=[Recipes.E1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Recipes.A183]" office:value-type="float" office:value="0" calcext:value-type="float">
            <text:p>0</text:p>
          </table:table-cell>
          <table:table-cell table:formula="of:=[Recipes.B183]" office:value-type="float" office:value="0" calcext:value-type="float">
            <text:p>0</text:p>
          </table:table-cell>
          <table:table-cell table:formula="of:=[Recipes.C183]" office:value-type="float" office:value="0" calcext:value-type="float">
            <text:p>0</text:p>
          </table:table-cell>
          <table:table-cell table:formula="of:=[Recipes.D183]" office:value-type="float" office:value="0" calcext:value-type="float">
            <text:p>0</text:p>
          </table:table-cell>
          <table:table-cell table:formula="of:=[Recipes.E1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Recipes.A184]" office:value-type="float" office:value="0" calcext:value-type="float">
            <text:p>0</text:p>
          </table:table-cell>
          <table:table-cell table:formula="of:=[Recipes.B184]" office:value-type="float" office:value="0" calcext:value-type="float">
            <text:p>0</text:p>
          </table:table-cell>
          <table:table-cell table:formula="of:=[Recipes.C184]" office:value-type="float" office:value="0" calcext:value-type="float">
            <text:p>0</text:p>
          </table:table-cell>
          <table:table-cell table:formula="of:=[Recipes.D184]" office:value-type="float" office:value="0" calcext:value-type="float">
            <text:p>0</text:p>
          </table:table-cell>
          <table:table-cell table:formula="of:=[Recipes.E1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Recipes.A185]" office:value-type="float" office:value="0" calcext:value-type="float">
            <text:p>0</text:p>
          </table:table-cell>
          <table:table-cell table:formula="of:=[Recipes.B185]" office:value-type="float" office:value="0" calcext:value-type="float">
            <text:p>0</text:p>
          </table:table-cell>
          <table:table-cell table:formula="of:=[Recipes.C185]" office:value-type="float" office:value="0" calcext:value-type="float">
            <text:p>0</text:p>
          </table:table-cell>
          <table:table-cell table:formula="of:=[Recipes.D185]" office:value-type="float" office:value="0" calcext:value-type="float">
            <text:p>0</text:p>
          </table:table-cell>
          <table:table-cell table:formula="of:=[Recipes.E1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Recipes.A186]" office:value-type="float" office:value="0" calcext:value-type="float">
            <text:p>0</text:p>
          </table:table-cell>
          <table:table-cell table:formula="of:=[Recipes.B186]" office:value-type="float" office:value="0" calcext:value-type="float">
            <text:p>0</text:p>
          </table:table-cell>
          <table:table-cell table:formula="of:=[Recipes.C186]" office:value-type="float" office:value="0" calcext:value-type="float">
            <text:p>0</text:p>
          </table:table-cell>
          <table:table-cell table:formula="of:=[Recipes.D186]" office:value-type="float" office:value="0" calcext:value-type="float">
            <text:p>0</text:p>
          </table:table-cell>
          <table:table-cell table:formula="of:=[Recipes.E1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Recipes.A187]" office:value-type="float" office:value="0" calcext:value-type="float">
            <text:p>0</text:p>
          </table:table-cell>
          <table:table-cell table:formula="of:=[Recipes.B187]" office:value-type="float" office:value="0" calcext:value-type="float">
            <text:p>0</text:p>
          </table:table-cell>
          <table:table-cell table:formula="of:=[Recipes.C187]" office:value-type="float" office:value="0" calcext:value-type="float">
            <text:p>0</text:p>
          </table:table-cell>
          <table:table-cell table:formula="of:=[Recipes.D187]" office:value-type="float" office:value="0" calcext:value-type="float">
            <text:p>0</text:p>
          </table:table-cell>
          <table:table-cell table:formula="of:=[Recipes.E1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Recipes.A188]" office:value-type="float" office:value="0" calcext:value-type="float">
            <text:p>0</text:p>
          </table:table-cell>
          <table:table-cell table:formula="of:=[Recipes.B188]" office:value-type="float" office:value="0" calcext:value-type="float">
            <text:p>0</text:p>
          </table:table-cell>
          <table:table-cell table:formula="of:=[Recipes.C188]" office:value-type="float" office:value="0" calcext:value-type="float">
            <text:p>0</text:p>
          </table:table-cell>
          <table:table-cell table:formula="of:=[Recipes.D188]" office:value-type="float" office:value="0" calcext:value-type="float">
            <text:p>0</text:p>
          </table:table-cell>
          <table:table-cell table:formula="of:=[Recipes.E1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Recipes.A189]" office:value-type="float" office:value="0" calcext:value-type="float">
            <text:p>0</text:p>
          </table:table-cell>
          <table:table-cell table:formula="of:=[Recipes.B189]" office:value-type="float" office:value="0" calcext:value-type="float">
            <text:p>0</text:p>
          </table:table-cell>
          <table:table-cell table:formula="of:=[Recipes.C189]" office:value-type="float" office:value="0" calcext:value-type="float">
            <text:p>0</text:p>
          </table:table-cell>
          <table:table-cell table:formula="of:=[Recipes.D189]" office:value-type="float" office:value="0" calcext:value-type="float">
            <text:p>0</text:p>
          </table:table-cell>
          <table:table-cell table:formula="of:=[Recipes.E1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Recipes.A190]" office:value-type="float" office:value="0" calcext:value-type="float">
            <text:p>0</text:p>
          </table:table-cell>
          <table:table-cell table:formula="of:=[Recipes.B190]" office:value-type="float" office:value="0" calcext:value-type="float">
            <text:p>0</text:p>
          </table:table-cell>
          <table:table-cell table:formula="of:=[Recipes.C190]" office:value-type="float" office:value="0" calcext:value-type="float">
            <text:p>0</text:p>
          </table:table-cell>
          <table:table-cell table:formula="of:=[Recipes.D190]" office:value-type="float" office:value="0" calcext:value-type="float">
            <text:p>0</text:p>
          </table:table-cell>
          <table:table-cell table:formula="of:=[Recipes.E1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Recipes.A191]" office:value-type="float" office:value="0" calcext:value-type="float">
            <text:p>0</text:p>
          </table:table-cell>
          <table:table-cell table:formula="of:=[Recipes.B191]" office:value-type="float" office:value="0" calcext:value-type="float">
            <text:p>0</text:p>
          </table:table-cell>
          <table:table-cell table:formula="of:=[Recipes.C191]" office:value-type="float" office:value="0" calcext:value-type="float">
            <text:p>0</text:p>
          </table:table-cell>
          <table:table-cell table:formula="of:=[Recipes.D191]" office:value-type="float" office:value="0" calcext:value-type="float">
            <text:p>0</text:p>
          </table:table-cell>
          <table:table-cell table:formula="of:=[Recipes.E1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Recipes.A192]" office:value-type="float" office:value="0" calcext:value-type="float">
            <text:p>0</text:p>
          </table:table-cell>
          <table:table-cell table:formula="of:=[Recipes.B192]" office:value-type="float" office:value="0" calcext:value-type="float">
            <text:p>0</text:p>
          </table:table-cell>
          <table:table-cell table:formula="of:=[Recipes.C192]" office:value-type="float" office:value="0" calcext:value-type="float">
            <text:p>0</text:p>
          </table:table-cell>
          <table:table-cell table:formula="of:=[Recipes.D192]" office:value-type="float" office:value="0" calcext:value-type="float">
            <text:p>0</text:p>
          </table:table-cell>
          <table:table-cell table:formula="of:=[Recipes.E1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Recipes.A193]" office:value-type="float" office:value="0" calcext:value-type="float">
            <text:p>0</text:p>
          </table:table-cell>
          <table:table-cell table:formula="of:=[Recipes.B193]" office:value-type="float" office:value="0" calcext:value-type="float">
            <text:p>0</text:p>
          </table:table-cell>
          <table:table-cell table:formula="of:=[Recipes.C193]" office:value-type="float" office:value="0" calcext:value-type="float">
            <text:p>0</text:p>
          </table:table-cell>
          <table:table-cell table:formula="of:=[Recipes.D193]" office:value-type="float" office:value="0" calcext:value-type="float">
            <text:p>0</text:p>
          </table:table-cell>
          <table:table-cell table:formula="of:=[Recipes.E1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Recipes.A194]" office:value-type="float" office:value="0" calcext:value-type="float">
            <text:p>0</text:p>
          </table:table-cell>
          <table:table-cell table:formula="of:=[Recipes.B194]" office:value-type="float" office:value="0" calcext:value-type="float">
            <text:p>0</text:p>
          </table:table-cell>
          <table:table-cell table:formula="of:=[Recipes.C194]" office:value-type="float" office:value="0" calcext:value-type="float">
            <text:p>0</text:p>
          </table:table-cell>
          <table:table-cell table:formula="of:=[Recipes.D194]" office:value-type="float" office:value="0" calcext:value-type="float">
            <text:p>0</text:p>
          </table:table-cell>
          <table:table-cell table:formula="of:=[Recipes.E1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Recipes.A195]" office:value-type="float" office:value="0" calcext:value-type="float">
            <text:p>0</text:p>
          </table:table-cell>
          <table:table-cell table:formula="of:=[Recipes.B195]" office:value-type="float" office:value="0" calcext:value-type="float">
            <text:p>0</text:p>
          </table:table-cell>
          <table:table-cell table:formula="of:=[Recipes.C195]" office:value-type="float" office:value="0" calcext:value-type="float">
            <text:p>0</text:p>
          </table:table-cell>
          <table:table-cell table:formula="of:=[Recipes.D195]" office:value-type="float" office:value="0" calcext:value-type="float">
            <text:p>0</text:p>
          </table:table-cell>
          <table:table-cell table:formula="of:=[Recipes.E1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Recipes.A196]" office:value-type="float" office:value="0" calcext:value-type="float">
            <text:p>0</text:p>
          </table:table-cell>
          <table:table-cell table:formula="of:=[Recipes.B196]" office:value-type="float" office:value="0" calcext:value-type="float">
            <text:p>0</text:p>
          </table:table-cell>
          <table:table-cell table:formula="of:=[Recipes.C196]" office:value-type="float" office:value="0" calcext:value-type="float">
            <text:p>0</text:p>
          </table:table-cell>
          <table:table-cell table:formula="of:=[Recipes.D196]" office:value-type="float" office:value="0" calcext:value-type="float">
            <text:p>0</text:p>
          </table:table-cell>
          <table:table-cell table:formula="of:=[Recipes.E1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Recipes.A197]" office:value-type="float" office:value="0" calcext:value-type="float">
            <text:p>0</text:p>
          </table:table-cell>
          <table:table-cell table:formula="of:=[Recipes.B197]" office:value-type="float" office:value="0" calcext:value-type="float">
            <text:p>0</text:p>
          </table:table-cell>
          <table:table-cell table:formula="of:=[Recipes.C197]" office:value-type="float" office:value="0" calcext:value-type="float">
            <text:p>0</text:p>
          </table:table-cell>
          <table:table-cell table:formula="of:=[Recipes.D197]" office:value-type="float" office:value="0" calcext:value-type="float">
            <text:p>0</text:p>
          </table:table-cell>
          <table:table-cell table:formula="of:=[Recipes.E1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Recipes.A198]" office:value-type="float" office:value="0" calcext:value-type="float">
            <text:p>0</text:p>
          </table:table-cell>
          <table:table-cell table:formula="of:=[Recipes.B198]" office:value-type="float" office:value="0" calcext:value-type="float">
            <text:p>0</text:p>
          </table:table-cell>
          <table:table-cell table:formula="of:=[Recipes.C198]" office:value-type="float" office:value="0" calcext:value-type="float">
            <text:p>0</text:p>
          </table:table-cell>
          <table:table-cell table:formula="of:=[Recipes.D198]" office:value-type="float" office:value="0" calcext:value-type="float">
            <text:p>0</text:p>
          </table:table-cell>
          <table:table-cell table:formula="of:=[Recipes.E1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Recipes.A199]" office:value-type="float" office:value="0" calcext:value-type="float">
            <text:p>0</text:p>
          </table:table-cell>
          <table:table-cell table:formula="of:=[Recipes.B199]" office:value-type="float" office:value="0" calcext:value-type="float">
            <text:p>0</text:p>
          </table:table-cell>
          <table:table-cell table:formula="of:=[Recipes.C199]" office:value-type="float" office:value="0" calcext:value-type="float">
            <text:p>0</text:p>
          </table:table-cell>
          <table:table-cell table:formula="of:=[Recipes.D199]" office:value-type="float" office:value="0" calcext:value-type="float">
            <text:p>0</text:p>
          </table:table-cell>
          <table:table-cell table:formula="of:=[Recipes.E1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Recipes.A200]" office:value-type="float" office:value="0" calcext:value-type="float">
            <text:p>0</text:p>
          </table:table-cell>
          <table:table-cell table:formula="of:=[Recipes.B200]" office:value-type="float" office:value="0" calcext:value-type="float">
            <text:p>0</text:p>
          </table:table-cell>
          <table:table-cell table:formula="of:=[Recipes.C200]" office:value-type="float" office:value="0" calcext:value-type="float">
            <text:p>0</text:p>
          </table:table-cell>
          <table:table-cell table:formula="of:=[Recipes.D200]" office:value-type="float" office:value="0" calcext:value-type="float">
            <text:p>0</text:p>
          </table:table-cell>
          <table:table-cell table:formula="of:=[Recipes.E2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Recipes.A201]" office:value-type="float" office:value="0" calcext:value-type="float">
            <text:p>0</text:p>
          </table:table-cell>
          <table:table-cell table:formula="of:=[Recipes.B201]" office:value-type="float" office:value="0" calcext:value-type="float">
            <text:p>0</text:p>
          </table:table-cell>
          <table:table-cell table:formula="of:=[Recipes.C201]" office:value-type="float" office:value="0" calcext:value-type="float">
            <text:p>0</text:p>
          </table:table-cell>
          <table:table-cell table:formula="of:=[Recipes.D201]" office:value-type="float" office:value="0" calcext:value-type="float">
            <text:p>0</text:p>
          </table:table-cell>
          <table:table-cell table:formula="of:=[Recipes.E201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374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Shopping List" table:style-name="ta3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gredient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Friday, 18 July?</text:p>
          </table:table-cell>
          <table:table-cell office:value-type="string" calcext:value-type="string">
            <text:p>Saturday, 19 July?</text:p>
          </table:table-cell>
          <table:table-cell office:value-type="string" calcext:value-type="string">
            <text:p>Sunday, 20 July?</text:p>
          </table:table-cell>
          <table:table-cell office:value-type="string" calcext:value-type="string">
            <text:p>Monday, 21 July?</text:p>
          </table:table-cell>
        </table:table-row>
      </table:table>
      <table:table table:name="Manual" table:style-name="ta4">
        <table:table-column table:style-name="co1" table:default-cell-style-name="Default"/>
        <table:table-row table:style-name="ro1">
          <table:table-cell office:value-type="string" calcext:value-type="string">
            <text:p>The bootcamp has four days. Each day has different meals, as indicated in the “Dates” sheet.</text:p>
          </table:table-cell>
        </table:table-row>
        <table:table-row table:style-name="ro1">
          <table:table-cell office:value-type="string" calcext:value-type="string">
            <text:p>Meals are composed of courses, which are composed of recipes. The recipes are expressed in different proportions.</text:p>
          </table:table-cell>
        </table:table-row>
        <table:table-row table:style-name="ro1">
          <table:table-cell office:value-type="string" calcext:value-type="string">
            <text:p>Recipes are composed of ingredients. Each recipe feeds a particular amount of peopl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3">00/00/0000</text:date>, <text:time style:data-style-name="N2" text:time-value="11:35:27.4751122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0:00:13.718965795</meta:creation-date>
    <meta:generator>LibreOffice/4.2.5.2$Linux_X86_64 LibreOffice_project/420m0$Build-2</meta:generator>
    <dc:date>2014-07-13T12:18:11.035270540</dc:date>
    <meta:editing-duration>PT2H8M6S</meta:editing-duration>
    <meta:editing-cycles>31</meta:editing-cycles>
    <meta:document-statistic meta:table-count="7" meta:cell-count="2071" meta:object-count="0"/>
  </office:meta>
</office:document-meta>
</file>